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roman"/>
    <style:font-face style:name="Courier New" svg:font-family="'Courier New'" style:font-family-generic="roman"/>
    <style:font-face style:name="Liberation Serif1" svg:font-family="'Liberation Serif'" style:font-family-generic="roman"/>
    <style:font-face style:name="Times New Roman1" svg:font-family="'Times New Roman'" style:font-family-generic="roman"/>
    <style:font-face style:name="Arial" svg:font-family="Arial" style:font-family-generic="swiss"/>
    <style:font-face style:name="FreeSans1" svg:font-family="FreeSans" style:font-family-generic="swiss"/>
    <style:font-face style:name="Courier" svg:font-family="Courie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75in" fo:margin-left="-0.075in" fo:margin-top="0in" fo:margin-bottom="0in" table:align="left"/>
    </style:style>
    <style:style style:name="Table1.A" style:family="table-column">
      <style:table-column-properties style:column-width="0.475in"/>
    </style:style>
    <style:style style:name="Table1.B" style:family="table-column">
      <style:table-column-properties style:column-width="1.2542in"/>
    </style:style>
    <style:style style:name="Table1.C" style:family="table-column">
      <style:table-column-properties style:column-width="0.784in"/>
    </style:style>
    <style:style style:name="Table1.D" style:family="table-column">
      <style:table-column-properties style:column-width="3.5611in"/>
    </style:style>
    <style:style style:name="Table1.1" style:family="table-row">
      <style:table-row-properties fo:keep-together="auto"/>
    </style:style>
    <style:style style:name="Table1.A1" style:family="table-cell">
      <style:table-cell-properties style:vertical-align="" fo:padding="0in" fo:border="none"/>
    </style:style>
    <style:style style:name="Table1.3" style:family="table-row">
      <style:table-row-properties style:min-row-height="0.3in" fo:keep-together="auto"/>
    </style:style>
    <style:style style:name="Table2" style:family="table">
      <style:table-properties style:width="6.075in" fo:margin-left="-0.075in" fo:margin-top="0in" fo:margin-bottom="0in" table:align="left"/>
    </style:style>
    <style:style style:name="Table2.A" style:family="table-column">
      <style:table-column-properties style:column-width="0.6993in"/>
    </style:style>
    <style:style style:name="Table2.B" style:family="table-column">
      <style:table-column-properties style:column-width="5.375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1944in" fo:margin-left="-0.075in" fo:margin-top="0in" fo:margin-bottom="0in" table:align="left"/>
    </style:style>
    <style:style style:name="Table3.A" style:family="table-column">
      <style:table-column-properties style:column-width="0.734in"/>
    </style:style>
    <style:style style:name="Table3.B" style:family="table-column">
      <style:table-column-properties style:column-width="0.484in"/>
    </style:style>
    <style:style style:name="Table3.C" style:family="table-column">
      <style:table-column-properties style:column-width="2.3174in"/>
    </style:style>
    <style:style style:name="Table3.D" style:family="table-column">
      <style:table-column-properties style:column-width="0.6583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0118in" fo:margin-left="-0.075in" fo:margin-top="0in" fo:margin-bottom="0in" table:align="left"/>
    </style:style>
    <style:style style:name="Table4.A" style:family="table-column">
      <style:table-column-properties style:column-width="0.8167in"/>
    </style:style>
    <style:style style:name="Table4.B" style:family="table-column">
      <style:table-column-properties style:column-width="0.484in"/>
    </style:style>
    <style:style style:name="Table4.C" style:family="table-column">
      <style:table-column-properties style:column-width="1.6507in"/>
    </style:style>
    <style:style style:name="Table4.D" style:family="table-column">
      <style:table-column-properties style:column-width="0.5674in"/>
    </style:style>
    <style:style style:name="Table4.E" style:family="table-column">
      <style:table-column-properties style:column-width="0.4931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3611in" fo:margin-left="-0.075in" fo:margin-top="0in" fo:margin-bottom="0in" table:align="left"/>
    </style:style>
    <style:style style:name="Table5.A" style:family="table-column">
      <style:table-column-properties style:column-width="0.8167in"/>
    </style:style>
    <style:style style:name="Table5.B" style:family="table-column">
      <style:table-column-properties style:column-width="0.484in"/>
    </style:style>
    <style:style style:name="Table5.C" style:family="table-column">
      <style:table-column-properties style:column-width="2.4847in"/>
    </style:style>
    <style:style style:name="Table5.D" style:family="table-column">
      <style:table-column-properties style:column-width="0.575in"/>
    </style:style>
    <style:style style:name="Table5.1" style:family="table-row">
      <style:table-row-properties fo:keep-together="auto"/>
    </style:style>
    <style:style style:name="Table5.A1" style:family="table-cell">
      <style:table-cell-properties style:vertical-align="" fo:padding="0in" fo:border="none"/>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1" fo:font-size="12pt" fo:language="en" fo:country="US" style:font-size-asian="12pt"/>
    </style:style>
    <style:style style:name="P3" style:family="paragraph" style:parent-style-name="Standard">
      <style:paragraph-properties fo:text-align="center" style:justify-single-word="false"/>
      <style:text-properties style:font-name="Times New Roman1" fo:font-size="12pt" fo:language="en" fo:country="US" style:font-size-asian="12pt"/>
    </style:style>
    <style:style style:name="P4" style:family="paragraph" style:parent-style-name="Standard">
      <style:text-properties style:font-name="Times New Roman1" fo:font-size="12pt" fo:language="en" fo:country="US" style:text-underline-style="solid" style:text-underline-width="auto" style:text-underline-color="font-color" style:font-size-asian="12pt"/>
    </style:style>
    <style:style style:name="P5" style:family="paragraph" style:parent-style-name="Standard">
      <style:text-properties style:font-name="Times New Roman1" fo:font-size="12pt" fo:language="en" fo:country="US" style:text-underline-style="solid" style:text-underline-width="auto" style:text-underline-color="font-color" fo:font-weight="bold" style:font-size-asian="12pt" style:font-weight-asian="bold"/>
    </style:style>
    <style:style style:name="P6" style:family="paragraph" style:parent-style-name="Standard">
      <style:paragraph-properties fo:text-align="center" style:justify-single-word="false"/>
      <style:text-properties style:font-name="Times New Roman1" fo:font-size="12pt" fo:language="en" fo:country="US" style:text-underline-style="solid" style:text-underline-width="auto" style:text-underline-color="font-color" fo:font-weight="bold" style:font-size-asian="12pt" style:font-weight-asian="bold"/>
    </style:style>
    <style:style style:name="P7" style:family="paragraph" style:parent-style-name="Standard">
      <style:text-properties style:font-name="Times New Roman1" fo:language="en" fo:country="US"/>
    </style:style>
    <style:style style:name="P8" style:family="paragraph" style:parent-style-name="Standard">
      <style:text-properties style:font-name="Times New Roman1" fo:language="en" fo:country="US" style:text-underline-style="solid" style:text-underline-width="auto" style:text-underline-color="font-color"/>
    </style:style>
    <style:style style:name="P9" style:family="paragraph" style:parent-style-name="Standard">
      <style:text-properties style:font-name="Times New Roman1" fo:language="en" fo:country="US" style:text-underline-style="solid" style:text-underline-width="auto" style:text-underline-color="font-color" fo:font-weight="bold" style:font-weight-asian="bold"/>
    </style:style>
    <style:style style:name="P10" style:family="paragraph" style:parent-style-name="Standard">
      <style:paragraph-properties fo:text-align="center" style:justify-single-word="false"/>
      <style:text-properties style:font-name="Times New Roman1" fo:language="en" fo:country="US"/>
    </style:style>
    <style:style style:name="P11" style:family="paragraph" style:parent-style-name="Standard">
      <style:text-properties style:font-name="Times New Roman1" fo:language="en" fo:country="US" fo:font-weight="bold" style:font-weight-asian="bold"/>
    </style:style>
    <style:style style:name="P12" style:family="paragraph" style:parent-style-name="Standard">
      <style:paragraph-properties fo:orphans="0" fo:widows="0"/>
      <style:text-properties style:font-name="Times New Roman1" fo:language="en" fo:country="US"/>
    </style:style>
    <style:style style:name="P13" style:family="paragraph" style:parent-style-name="Standard">
      <style:text-properties style:font-name="Courier New" fo:font-size="9pt" fo:language="en" fo:country="US" style:font-size-asian="9pt"/>
    </style:style>
    <style:style style:name="P14" style:family="paragraph" style:parent-style-name="Standard">
      <style:text-properties style:font-name="Courier New" fo:font-size="9pt" fo:language="en" fo:country="US" style:text-underline-style="solid" style:text-underline-width="auto" style:text-underline-color="font-color" style:font-size-asian="9pt"/>
    </style:style>
    <style:style style:name="P15" style:family="paragraph" style:parent-style-name="Standard">
      <style:text-properties style:font-name="Courier New" fo:font-size="8pt" fo:language="en" fo:country="US" style:font-size-asian="8pt"/>
    </style:style>
    <style:style style:name="P16" style:family="paragraph" style:parent-style-name="Standard">
      <style:paragraph-properties fo:orphans="2" fo:widows="2"/>
    </style:style>
    <style:style style:name="P17" style:family="paragraph" style:parent-style-name="Standard">
      <style:text-properties style:font-name="Courier1" fo:language="en" fo:country="US"/>
    </style:style>
    <style:style style:name="P18" style:family="paragraph" style:parent-style-name="Standard">
      <style:text-properties style:font-name="Courier1" fo:language="en" fo:country="US" style:text-underline-style="solid" style:text-underline-width="auto" style:text-underline-color="font-color"/>
    </style:style>
    <style:style style:name="P19" style:family="paragraph" style:parent-style-name="Standard">
      <style:text-properties style:font-name="Courier1" fo:language="en" fo:country="US" style:text-underline-style="solid" style:text-underline-width="auto" style:text-underline-color="font-color" fo:font-weight="bold" style:font-weight-asian="bold"/>
    </style:style>
    <style:style style:name="P20" style:family="paragraph" style:parent-style-name="Standard">
      <style:text-properties fo:font-size="9pt" fo:language="en" fo:country="US" style:font-size-asian="9pt"/>
    </style:style>
    <style:style style:name="P21"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bold" style:font-size-asian="12pt" style:font-weight-asian="bold"/>
    </style:style>
    <style:style style:name="P22" style:family="paragraph" style:parent-style-name="Standard">
      <style:text-properties fo:language="en" fo:country="US"/>
    </style:style>
    <style:style style:name="P23" style:family="paragraph" style:parent-style-name="Standard">
      <style:paragraph-properties fo:text-align="center" style:justify-single-word="false"/>
      <style:text-properties fo:language="en" fo:country="US"/>
    </style:style>
    <style:style style:name="P24" style:family="paragraph" style:parent-style-name="Standard">
      <style:text-properties fo:color="#ff0000" fo:language="en" fo:country="US"/>
    </style:style>
    <style:style style:name="P25" style:family="paragraph" style:parent-style-name="Standard">
      <style:text-properties fo:color="#ff0000" style:text-line-through-style="solid" fo:language="en" fo:country="US"/>
    </style:style>
    <style:style style:name="P26" style:family="paragraph" style:parent-style-name="Standard">
      <style:text-properties fo:color="#ff0000" style:font-name="Times New Roman1" fo:font-size="6pt" fo:language="en" fo:country="US" style:font-size-asian="6pt"/>
    </style:style>
    <style:style style:name="P27" style:family="paragraph" style:parent-style-name="Standard">
      <style:paragraph-properties>
        <style:tab-stops>
          <style:tab-stop style:position="0.1252in"/>
        </style:tab-stops>
      </style:paragraph-properties>
      <style:text-properties fo:color="#ff0000" style:font-name="Times New Roman1" fo:font-size="6pt" fo:language="en" fo:country="US" style:font-size-asian="6pt"/>
    </style:style>
    <style:style style:name="P28" style:family="paragraph" style:parent-style-name="Standard">
      <style:text-properties fo:color="#ff0000" style:font-name="Times New Roman1" fo:font-size="12pt" fo:language="en" fo:country="US" style:font-size-asian="12pt"/>
    </style:style>
    <style:style style:name="P29" style:family="paragraph" style:parent-style-name="Standard">
      <style:paragraph-properties>
        <style:tab-stops>
          <style:tab-stop style:position="0.1252in"/>
        </style:tab-stops>
      </style:paragraph-properties>
      <style:text-properties fo:color="#ff0000" style:font-name="Times New Roman1" fo:font-size="12pt" fo:language="en" fo:country="US" style:font-size-asian="12pt"/>
    </style:style>
    <style:style style:name="P30" style:family="paragraph" style:parent-style-name="Standard">
      <style:text-properties fo:color="#ff0000" style:font-name="Times New Roman1" fo:font-size="12pt" fo:language="en" fo:country="US" style:text-underline-style="solid" style:text-underline-width="auto" style:text-underline-color="font-color" fo:font-weight="bold" style:font-size-asian="12pt" style:font-weight-asian="bold"/>
    </style:style>
    <style:style style:name="P31" style:family="paragraph" style:parent-style-name="Standard">
      <style:text-properties fo:color="#ff0000" style:font-name="Times New Roman1" fo:font-size="8pt" fo:language="en" fo:country="US" style:font-size-asian="8pt"/>
    </style:style>
    <style:style style:name="P32" style:family="paragraph" style:parent-style-name="Standard">
      <style:text-properties fo:color="#ff0000" style:font-name="Times New Roman1" fo:font-size="4pt" fo:language="en" fo:country="US" style:font-size-asian="4pt"/>
    </style:style>
    <style:style style:name="P33" style:family="paragraph" style:parent-style-name="Standard">
      <style:paragraph-properties>
        <style:tab-stops>
          <style:tab-stop style:position="0.1252in"/>
        </style:tab-stops>
      </style:paragraph-properties>
    </style:style>
    <style:style style:name="P34" style:family="paragraph" style:parent-style-name="Standard">
      <style:paragraph-properties fo:orphans="0" fo:widows="0"/>
    </style:style>
    <style:style style:name="P35" style:family="paragraph" style:parent-style-name="Standard" style:master-page-name="Converted1">
      <style:paragraph-properties style:page-number="auto"/>
      <style:text-properties style:font-name="Times New Roman1" fo:font-size="12pt" fo:language="en" fo:country="US" style:text-underline-style="solid" style:text-underline-width="auto" style:text-underline-color="font-color" fo:font-weight="bold" style:font-size-asian="12pt" style:font-weight-asian="bold"/>
    </style:style>
    <style:style style:name="P36" style:family="paragraph" style:parent-style-name="Standard" style:master-page-name="Converted2">
      <style:paragraph-properties style:page-number="auto"/>
      <style:text-properties style:font-name="Times New Roman1" fo:language="en" fo:country="US" style:text-underline-style="solid" style:text-underline-width="auto" style:text-underline-color="font-color"/>
    </style:style>
    <style:style style:name="P37" style:family="paragraph" style:parent-style-name="Standard" style:master-page-name="Converted3">
      <style:paragraph-properties style:page-number="auto"/>
      <style:text-properties style:font-name="Times New Roman1" fo:language="en" fo:country="US"/>
    </style:style>
    <style:style style:name="P38" style:family="paragraph" style:parent-style-name="Standard">
      <style:paragraph-properties fo:margin-left="0in" fo:margin-right="0in" fo:text-indent="0.5in" style:auto-text-indent="false"/>
    </style:style>
    <style:style style:name="P39" style:family="paragraph" style:parent-style-name="Standard" style:master-page-name="Converted4">
      <style:paragraph-properties style:page-number="auto"/>
      <style:text-properties style:font-name="Times New Roman1" fo:language="en" fo:country="US"/>
    </style:style>
    <style:style style:name="P40" style:family="paragraph" style:parent-style-name="Standard" style:master-page-name="Converted5">
      <style:paragraph-properties style:page-number="auto"/>
      <style:text-properties style:font-name="Times New Roman1" fo:language="en" fo:country="US"/>
    </style:style>
    <style:style style:name="P41" style:family="paragraph" style:parent-style-name="Standard" style:master-page-name="Converted6">
      <style:paragraph-properties style:page-number="auto"/>
      <style:text-properties style:font-name="Times New Roman1" fo:language="en" fo:country="US"/>
    </style:style>
    <style:style style:name="P42" style:family="paragraph" style:parent-style-name="Standard" style:master-page-name="Converted7">
      <style:paragraph-properties fo:text-align="center" style:justify-single-word="false" style:page-number="auto"/>
      <style:text-properties style:font-name="Times New Roman1" fo:language="en" fo:country="US"/>
    </style:style>
    <style:style style:name="P43" style:family="paragraph" style:parent-style-name="Standard" style:master-page-name="Converted9">
      <style:paragraph-properties style:page-number="auto"/>
    </style:style>
    <style:style style:name="P44" style:family="paragraph" style:parent-style-name="Standard" style:master-page-name="Converted10">
      <style:paragraph-properties style:page-number="auto"/>
      <style:text-properties style:font-name="Times New Roman1" fo:language="en" fo:country="US"/>
    </style:style>
    <style:style style:name="P45" style:family="paragraph" style:parent-style-name="Standard" style:master-page-name="Converted11">
      <style:paragraph-properties style:page-number="auto"/>
      <style:text-properties style:font-name="Courier1" fo:language="en" fo:country="US"/>
    </style:style>
    <style:style style:name="P46" style:family="paragraph" style:parent-style-name="Standard" style:master-page-name="Converted12">
      <style:paragraph-properties style:page-number="auto"/>
      <style:text-properties style:font-name="Courier1" fo:language="en" fo:country="US"/>
    </style:style>
    <style:style style:name="P47" style:family="paragraph" style:parent-style-name="Standard" style:master-page-name="Converted13">
      <style:paragraph-properties style:page-number="auto"/>
      <style:text-properties style:font-name="Courier1" fo:language="en" fo:country="US"/>
    </style:style>
    <style:style style:name="P48" style:family="paragraph" style:parent-style-name="Standard" style:master-page-name="Converted14">
      <style:paragraph-properties style:page-number="auto"/>
      <style:text-properties style:font-name="Courier1" fo:language="en" fo:country="US"/>
    </style:style>
    <style:style style:name="P49" style:family="paragraph" style:parent-style-name="Standard" style:master-page-name="Converted15">
      <style:paragraph-properties style:page-number="auto"/>
      <style:text-properties style:font-name="Courier1" fo:language="en" fo:country="US"/>
    </style:style>
    <style:style style:name="P50" style:family="paragraph" style:parent-style-name="Standard" style:master-page-name="Converted16">
      <style:paragraph-properties style:page-number="auto"/>
      <style:text-properties style:font-name="Courier1" fo:language="en" fo:country="US"/>
    </style:style>
    <style:style style:name="P51" style:family="paragraph" style:parent-style-name="Standard">
      <style:paragraph-properties fo:margin-left="0.3752in" fo:margin-right="0in" fo:text-indent="-0.3752in" style:auto-text-indent="false"/>
    </style:style>
    <style:style style:name="P52" style:family="paragraph" style:parent-style-name="Standard">
      <style:paragraph-properties fo:margin-left="0.3752in" fo:margin-right="0in" fo:text-indent="0in" style:auto-text-indent="false"/>
    </style:style>
    <style:style style:name="P53" style:family="paragraph" style:parent-style-name="Standard" style:master-page-name="Converted17">
      <style:paragraph-properties style:page-number="auto"/>
      <style:text-properties style:font-name="Courier1" fo:language="en" fo:country="US"/>
    </style:style>
    <style:style style:name="P54" style:family="paragraph" style:parent-style-name="Standard" style:master-page-name="Converted18">
      <style:paragraph-properties style:page-number="auto"/>
    </style:style>
    <style:style style:name="P55" style:family="paragraph" style:parent-style-name="Standard" style:master-page-name="Converted19">
      <style:paragraph-properties style:page-number="auto"/>
      <style:text-properties style:font-name="Times New Roman1" fo:language="en" fo:country="US"/>
    </style:style>
    <style:style style:name="P56" style:family="paragraph" style:parent-style-name="Standard">
      <style:paragraph-properties fo:margin-left="1in" fo:margin-right="0in" fo:text-indent="0.5in" style:auto-text-indent="false"/>
    </style:style>
    <style:style style:name="P57" style:family="paragraph" style:parent-style-name="Standard">
      <style:paragraph-properties fo:margin-left="1in" fo:margin-right="0in" fo:text-indent="0.5in" style:auto-text-indent="false"/>
      <style:text-properties fo:font-size="9pt" fo:language="en" fo:country="US" style:font-size-asian="9pt"/>
    </style:style>
    <style:style style:name="P58" style:family="paragraph" style:parent-style-name="Standard" style:master-page-name="Converted20">
      <style:paragraph-properties style:page-number="auto"/>
      <style:text-properties style:font-name="Times New Roman1" fo:language="en" fo:country="US"/>
    </style:style>
    <style:style style:name="P59" style:family="paragraph" style:parent-style-name="Standard" style:master-page-name="Converted21">
      <style:paragraph-properties fo:text-align="center" style:justify-single-word="false" style:page-number="auto"/>
      <style:text-properties fo:language="en" fo:country="US"/>
    </style:style>
    <style:style style:name="P60" style:family="paragraph" style:parent-style-name="Standard" style:master-page-name="Converted22">
      <style:paragraph-properties fo:text-align="center" style:justify-single-word="false" style:page-number="auto"/>
      <style:text-properties fo:language="en" fo:country="US"/>
    </style:style>
    <style:style style:name="P61" style:family="paragraph" style:parent-style-name="Standard" style:master-page-name="Converted23">
      <style:paragraph-properties fo:text-align="center" style:justify-single-word="false" style:page-number="auto"/>
      <style:text-properties fo:language="en" fo:country="US"/>
    </style:style>
    <style:style style:name="P62" style:family="paragraph" style:parent-style-name="Standard" style:master-page-name="Converted24">
      <style:paragraph-properties style:page-number="auto"/>
      <style:text-properties style:font-name="Times New Roman1" fo:language="en" fo:country="US"/>
    </style:style>
    <style:style style:name="P63" style:family="paragraph" style:parent-style-name="Standard">
      <style:paragraph-properties fo:margin-left="0.1874in" fo:margin-right="0in" fo:text-indent="0in" style:auto-text-indent="false"/>
    </style:style>
    <style:style style:name="P64" style:family="paragraph" style:parent-style-name="Standard">
      <style:paragraph-properties fo:margin-left="0.1874in" fo:margin-right="0in" fo:text-indent="0in" style:auto-text-indent="false"/>
      <style:text-properties fo:color="#ff0000" style:font-name="Times New Roman1" fo:font-size="8pt" fo:language="en" fo:country="US" style:font-size-asian="8pt"/>
    </style:style>
    <style:style style:name="P65" style:family="paragraph" style:parent-style-name="Standard">
      <style:paragraph-properties fo:margin-left="0.1874in" fo:margin-right="0in" fo:text-indent="0in" style:auto-text-indent="false"/>
      <style:text-properties fo:color="#ff0000" style:font-name="Times New Roman1" fo:font-size="12pt" fo:language="en" fo:country="US" style:font-size-asian="12pt"/>
    </style:style>
    <style:style style:name="P66" style:family="paragraph" style:parent-style-name="Standard" style:master-page-name="Converted26">
      <style:paragraph-properties fo:margin-left="0.1874in" fo:margin-right="0in" fo:text-indent="0in" style:auto-text-indent="false" style:page-number="auto"/>
      <style:text-properties fo:color="#ff0000" style:font-name="Times New Roman1" fo:font-size="12pt" fo:language="en" fo:country="US" style:font-size-asian="12pt"/>
    </style:style>
    <style:style style:name="P67" style:family="paragraph" style:parent-style-name="Standard" style:master-page-name="Converted25">
      <style:paragraph-properties style:page-number="auto"/>
      <style:text-properties fo:font-size="9pt" fo:language="en" fo:country="US" style:font-size-asian="9pt"/>
    </style:style>
    <style:style style:name="P68" style:family="paragraph" style:parent-style-name="Standard" style:master-page-name="Converted27">
      <style:paragraph-properties style:page-number="auto"/>
      <style:text-properties style:font-name="Times New Roman1" fo:font-size="12pt" fo:language="en" fo:country="US" style:text-underline-style="solid" style:text-underline-width="auto" style:text-underline-color="font-color" fo:font-weight="bold" style:font-size-asian="12pt" style:font-weight-asian="bold"/>
    </style:style>
    <style:style style:name="P69" style:family="paragraph" style:parent-style-name="Standard">
      <style:paragraph-properties fo:margin-left="1.5in" fo:margin-right="0in" fo:text-indent="0.5in" style:auto-text-indent="false"/>
    </style:style>
    <style:style style:name="P70" style:family="paragraph" style:parent-style-name="Standard" style:master-page-name="Converted29">
      <style:paragraph-properties style:page-number="auto"/>
      <style:text-properties style:font-name="Times New Roman1" fo:language="en" fo:country="US"/>
    </style:style>
    <style:style style:name="P71" style:family="paragraph" style:parent-style-name="Standard" style:master-page-name="Converted30">
      <style:paragraph-properties style:page-number="auto"/>
      <style:text-properties style:font-name="Times New Roman1" fo:language="en" fo:country="US"/>
    </style:style>
    <style:style style:name="P72" style:family="paragraph" style:parent-style-name="Standard">
      <style:paragraph-properties fo:margin-left="0.5in" fo:margin-right="0in" fo:text-indent="0in" style:auto-text-indent="false"/>
    </style:style>
    <style:style style:name="P73" style:family="paragraph" style:parent-style-name="Standard" style:master-page-name="Converted31">
      <style:paragraph-properties style:page-number="auto"/>
      <style:text-properties style:font-name="Times New Roman1" fo:language="en" fo:country="US"/>
    </style:style>
    <style:style style:name="P74" style:family="paragraph" style:parent-style-name="Standard" style:master-page-name="Converted32">
      <style:paragraph-properties style:page-number="auto"/>
      <style:text-properties style:font-name="Times New Roman1" fo:language="en" fo:country="US"/>
    </style:style>
    <style:style style:name="P75" style:family="paragraph" style:parent-style-name="Standard" style:master-page-name="Converted33">
      <style:paragraph-properties style:page-number="auto"/>
      <style:text-properties style:font-name="Times New Roman1" fo:language="en" fo:country="US"/>
    </style:style>
    <style:style style:name="P76" style:family="paragraph" style:parent-style-name="Standard" style:master-page-name="Converted34">
      <style:paragraph-properties style:page-number="auto"/>
      <style:text-properties style:font-name="Times New Roman1" fo:language="en" fo:country="US"/>
    </style:style>
    <style:style style:name="P77" style:family="paragraph" style:parent-style-name="Standard">
      <style:paragraph-properties fo:margin-left="1in" fo:margin-right="0in" fo:text-indent="0in" style:auto-text-indent="false"/>
    </style:style>
    <style:style style:name="P78" style:family="paragraph" style:parent-style-name="Standard">
      <style:paragraph-properties fo:margin-left="1in" fo:margin-right="0in" fo:text-indent="0in" style:auto-text-indent="false"/>
      <style:text-properties style:font-name="Times New Roman1" fo:font-size="12pt" fo:language="en" fo:country="US" style:font-size-asian="12pt"/>
    </style:style>
    <style:style style:name="P79" style:family="paragraph" style:parent-style-name="Standard" style:master-page-name="Converted36">
      <style:paragraph-properties fo:margin-left="1in" fo:margin-right="0in" fo:text-indent="0in" style:auto-text-indent="false" style:page-number="auto"/>
      <style:text-properties style:font-name="Times New Roman1" fo:language="en" fo:country="US"/>
    </style:style>
    <style:style style:name="P80" style:family="paragraph" style:parent-style-name="Standard" style:master-page-name="Converted35">
      <style:paragraph-properties style:page-number="auto"/>
      <style:text-properties style:font-name="Times New Roman1" fo:language="en" fo:country="US"/>
    </style:style>
    <style:style style:name="P81" style:family="paragraph" style:parent-style-name="Standard" style:master-page-name="Converted37">
      <style:paragraph-properties style:page-number="auto"/>
      <style:text-properties style:font-name="Courier New" fo:font-size="9pt" fo:language="en" fo:country="US" style:font-size-asian="9pt"/>
    </style:style>
    <style:style style:name="P82" style:family="paragraph" style:parent-style-name="Standard">
      <style:paragraph-properties fo:margin-left="0.5in" fo:margin-right="0in" fo:text-indent="0.5in" style:auto-text-indent="false"/>
    </style:style>
    <style:style style:name="P83" style:family="paragraph" style:parent-style-name="Standard">
      <style:paragraph-properties fo:margin-left="0.5in" fo:margin-right="0in" fo:text-indent="0.5in" style:auto-text-indent="false"/>
      <style:text-properties style:font-name="Courier New" fo:font-size="9pt" fo:language="en" fo:country="US" style:font-size-asian="9pt"/>
    </style:style>
    <style:style style:name="P84" style:family="paragraph" style:parent-style-name="Standard" style:master-page-name="Converted38">
      <style:paragraph-properties style:page-number="auto"/>
      <style:text-properties style:font-name="Courier New" fo:font-size="9pt" fo:language="en" fo:country="US" style:font-size-asian="9pt"/>
    </style:style>
    <style:style style:name="P85" style:family="paragraph" style:parent-style-name="Standard" style:master-page-name="Converted39">
      <style:paragraph-properties style:page-number="auto"/>
      <style:text-properties style:font-name="Courier New" fo:font-size="9pt" fo:language="en" fo:country="US" style:font-size-asian="9pt"/>
    </style:style>
    <style:style style:name="P86" style:family="paragraph" style:parent-style-name="Standard" style:master-page-name="Converted40">
      <style:paragraph-properties style:page-number="auto"/>
      <style:text-properties style:font-name="Courier New" fo:font-size="9pt" fo:language="en" fo:country="US" style:font-size-asian="9pt"/>
    </style:style>
    <style:style style:name="P87" style:family="paragraph" style:parent-style-name="Standard" style:master-page-name="Converted41">
      <style:paragraph-properties style:page-number="auto"/>
      <style:text-properties style:font-name="Courier New" fo:font-size="9pt" fo:language="en" fo:country="US" style:font-size-asian="9pt"/>
    </style:style>
    <style:style style:name="P88" style:family="paragraph" style:parent-style-name="Standard" style:master-page-name="Converted42">
      <style:paragraph-properties style:page-number="auto"/>
      <style:text-properties style:font-name="Courier New" fo:font-size="9pt" fo:language="en" fo:country="US" style:font-size-asian="9pt"/>
    </style:style>
    <style:style style:name="P89" style:family="paragraph" style:parent-style-name="Footer">
      <style:paragraph-properties fo:text-align="center" style:justify-single-word="false" fo:orphans="2" fo:widows="2">
        <style:tab-stops>
          <style:tab-stop style:position="3in" style:type="center"/>
          <style:tab-stop style:position="6in" style:type="right"/>
        </style:tab-stops>
      </style:paragraph-properties>
    </style:style>
    <style:style style:name="P90" style:family="paragraph" style:parent-style-name="Header">
      <style:text-properties style:font-name="Times New Roman1" fo:language="en" fo:country="US"/>
    </style:style>
    <style:style style:name="P91" style:family="paragraph" style:parent-style-name="Header">
      <style:text-properties style:font-name="Times New Roman1" fo:language="en" fo:country="US" text:display="none"/>
    </style:style>
    <style:style style:name="P92" style:family="paragraph" style:parent-style-name="Header">
      <style:paragraph-properties fo:orphans="0" fo:widows="0">
        <style:tab-stops>
          <style:tab-stop style:position="3in" style:type="center"/>
          <style:tab-stop style:position="6in" style:type="right"/>
        </style:tab-stops>
      </style:paragraph-properties>
      <style:text-properties style:font-name="Times New Roman1" fo:font-size="10pt" fo:language="en" fo:country="US" style:font-size-asian="10pt"/>
    </style:style>
    <style:style style:name="P93" style:family="paragraph" style:parent-style-name="Header">
      <style:paragraph-properties fo:text-align="center" style:justify-single-word="false"/>
    </style:style>
    <style:style style:name="P94" style:family="paragraph" style:parent-style-name="Header">
      <style:paragraph-properties fo:text-align="center" style:justify-single-word="false" fo:orphans="2" fo:widows="2">
        <style:tab-stops>
          <style:tab-stop style:position="3in" style:type="center"/>
          <style:tab-stop style:position="6in" style:type="right"/>
        </style:tab-stops>
      </style:paragraph-properties>
    </style:style>
    <style:style style:name="P95" style:family="paragraph" style:parent-style-name="Header">
      <style:text-properties style:font-name="Courier New" fo:language="en" fo:country="US"/>
    </style:style>
    <style:style style:name="P96" style:family="paragraph" style:parent-style-name="Header">
      <style:paragraph-properties fo:orphans="0" fo:widows="0">
        <style:tab-stops>
          <style:tab-stop style:position="3in" style:type="center"/>
          <style:tab-stop style:position="6in" style:type="right"/>
        </style:tab-stops>
      </style:paragraph-properties>
    </style:style>
    <style:style style:name="P97" style:family="paragraph" style:parent-style-name="Header" style:master-page-name="Standard">
      <style:paragraph-properties style:page-number="auto"/>
      <style:text-properties style:font-name="Times New Roman1" fo:language="en" fo:country="US"/>
    </style:style>
    <style:style style:name="P98" style:family="paragraph" style:parent-style-name="Header">
      <style:paragraph-properties fo:margin-left="1.5in" fo:margin-right="0in" fo:text-indent="0.5in" style:auto-text-indent="false"/>
    </style:style>
    <style:style style:name="P99" style:family="paragraph" style:parent-style-name="Header" style:master-page-name="Converted8">
      <style:paragraph-properties style:page-number="auto"/>
      <style:text-properties style:font-name="Courier New" fo:language="en" fo:country="US"/>
    </style:style>
    <style:style style:name="P100" style:family="paragraph" style:parent-style-name="Plain_20_Text">
      <style:text-properties fo:language="en" fo:country="US"/>
    </style:style>
    <style:style style:name="P101" style:family="paragraph" style:parent-style-name="Plain_20_Text">
      <style:paragraph-properties fo:orphans="2" fo:widows="2"/>
    </style:style>
    <style:style style:name="P102" style:family="paragraph" style:parent-style-name="Plain_20_Text">
      <style:paragraph-properties fo:orphans="2" fo:widows="2"/>
      <style:text-properties style:font-name="Courier New" fo:font-size="10pt" fo:language="en" fo:country="US" style:font-size-asian="10pt"/>
    </style:style>
    <style:style style:name="P103" style:family="paragraph" style:parent-style-name="Plain_20_Text">
      <style:paragraph-properties fo:orphans="2" fo:widows="2"/>
      <style:text-properties style:font-name="Courier New" fo:font-size="10pt" fo:language="en" fo:country="US" style:text-underline-style="solid" style:text-underline-width="auto" style:text-underline-color="font-color" style:font-size-asian="10pt"/>
    </style:style>
    <style:style style:name="P104" style:family="paragraph" style:parent-style-name="Plain_20_Text" style:master-page-name="Converted28">
      <style:paragraph-properties style:page-number="auto"/>
      <style:text-properties fo:language="en" fo:country="US"/>
    </style:style>
    <style:style style:name="P105" style:family="paragraph" style:parent-style-name="Body_20_Text_20_2">
      <style:text-properties fo:color="#000000" style:font-name="Times New Roman1" fo:language="en" fo:country="US"/>
    </style:style>
    <style:style style:name="P106" style:family="paragraph" style:parent-style-name="Body_20_Text_20_2">
      <style:text-properties fo:color="#000000" style:font-name="Times New Roman1" fo:language="en" fo:country="US" fo:font-weight="normal" style:font-weight-asian="normal"/>
    </style:style>
    <style:style style:name="T1" style:family="text">
      <style:text-properties style:font-name="Times New Roman1" fo:font-size="12pt" fo:language="en" fo:country="US" style:font-size-asian="12pt"/>
    </style:style>
    <style:style style:name="T2" style:family="text">
      <style:text-properties style:font-name="Times New Roman1" fo:font-size="12pt" fo:language="en" fo:country="US" style:text-underline-style="solid" style:text-underline-width="auto" style:text-underline-color="font-color" style:font-size-asian="12pt"/>
    </style:style>
    <style:style style:name="T3" style:family="text">
      <style:text-properties style:font-name="Times New Roman1" fo:font-size="12pt" fo:language="en" fo:country="US" style:text-underline-style="solid" style:text-underline-width="auto" style:text-underline-color="font-color" fo:font-weight="bold" style:font-size-asian="12pt" style:font-weight-asian="bold"/>
    </style:style>
    <style:style style:name="T4" style:family="text">
      <style:text-properties style:font-name="Times New Roman1" fo:font-size="12pt" fo:language="en" fo:country="US" fo:font-weight="bold" style:font-size-asian="12pt" style:font-weight-asian="bold"/>
    </style:style>
    <style:style style:name="T5" style:family="text">
      <style:text-properties style:font-name="Times New Roman1" fo:language="en" fo:country="US"/>
    </style:style>
    <style:style style:name="T6" style:family="text">
      <style:text-properties style:font-name="Times New Roman1" fo:language="en" fo:country="US" fo:font-weight="bold" style:font-weight-asian="bold"/>
    </style:style>
    <style:style style:name="T7" style:family="text">
      <style:text-properties style:font-name="Times New Roman1" fo:language="en" fo:country="US" style:text-underline-style="solid" style:text-underline-width="auto" style:text-underline-color="font-color"/>
    </style:style>
    <style:style style:name="T8" style:family="text">
      <style:text-properties style:font-name="Times New Roman1" fo:language="en" fo:country="US" style:text-underline-style="solid" style:text-underline-width="auto" style:text-underline-color="font-color" fo:font-weight="bold" style:font-weight-asian="bold"/>
    </style:style>
    <style:style style:name="T9" style:family="text">
      <style:text-properties style:font-name="Times New Roman1" fo:language="en" fo:country="US" fo:font-style="italic" style:font-style-asian="italic"/>
    </style:style>
    <style:style style:name="T10" style:family="text">
      <style:text-properties style:font-name="Times New Roman1" fo:font-size="10pt" fo:language="en" fo:country="US" style:font-size-asian="10pt"/>
    </style:style>
    <style:style style:name="T11" style:family="text">
      <style:text-properties style:font-name="Times New Roman1" fo:font-size="16pt" fo:language="en" fo:country="US" style:text-underline-style="solid" style:text-underline-width="auto" style:text-underline-color="font-color" style:font-size-asian="16pt"/>
    </style:style>
    <style:style style:name="T12" style:family="text">
      <style:text-properties fo:font-size="12pt" fo:language="en" fo:country="US" style:text-underline-style="solid" style:text-underline-width="auto" style:text-underline-color="font-color" fo:font-weight="bold" style:font-size-asian="12pt" style:font-weight-asian="bold"/>
    </style:style>
    <style:style style:name="T13" style:family="text">
      <style:text-properties fo:language="en" fo:country="US"/>
    </style:style>
    <style:style style:name="T14" style:family="text">
      <style:text-properties fo:language="en" fo:country="US" fo:font-weight="bold" style:font-weight-asian="bold"/>
    </style:style>
    <style:style style:name="T15" style:family="text">
      <style:text-properties fo:color="#0000ff" style:font-name="Times New Roman1" fo:font-size="12pt" fo:language="en" fo:country="US" style:font-size-asian="12pt"/>
    </style:style>
    <style:style style:name="T16" style:family="text">
      <style:text-properties fo:color="#0000ff" style:font-name="Times New Roman1" fo:language="en" fo:country="US"/>
    </style:style>
    <style:style style:name="T17" style:family="text">
      <style:text-properties fo:color="#0000ff" style:font-name="Times New Roman1" fo:language="en" fo:country="US" fo:font-weight="bold" style:font-weight-asian="bold"/>
    </style:style>
    <style:style style:name="T18" style:family="text">
      <style:text-properties fo:color="#0000ff" style:font-name="Times New Roman1" fo:font-size="11pt" fo:language="en" fo:country="US" style:font-size-asian="11pt"/>
    </style:style>
    <style:style style:name="T19" style:family="text">
      <style:text-properties fo:color="#0000ff" style:font-name="Courier1" fo:language="en" fo:country="US"/>
    </style:style>
    <style:style style:name="T20" style:family="text">
      <style:text-properties fo:color="#0000ff" style:font-name="Courier1" fo:language="en" fo:country="US" style:text-underline-style="solid" style:text-underline-width="auto" style:text-underline-color="font-color"/>
    </style:style>
    <style:style style:name="T21" style:family="text">
      <style:text-properties fo:color="#0000ff" fo:language="en" fo:country="US"/>
    </style:style>
    <style:style style:name="T22" style:family="text">
      <style:text-properties fo:color="#0000ff" fo:font-size="9pt" fo:language="en" fo:country="US" style:font-size-asian="9pt"/>
    </style:style>
    <style:style style:name="T23" style:family="text">
      <style:text-properties fo:color="#ff0000" style:font-name="Times New Roman1" fo:language="en" fo:country="US"/>
    </style:style>
    <style:style style:name="T24" style:family="text">
      <style:text-properties fo:color="#ff0000" style:font-name="Times New Roman1" fo:font-size="11pt" fo:language="en" fo:country="US" style:font-size-asian="11pt"/>
    </style:style>
    <style:style style:name="T25" style:family="text">
      <style:text-properties fo:color="#ff0000" style:font-name="Times New Roman1" fo:font-size="12pt" fo:language="en" fo:country="US" style:font-size-asian="12pt"/>
    </style:style>
    <style:style style:name="T26" style:family="text">
      <style:text-properties fo:color="#ff0000" style:font-name="Times New Roman1" fo:font-size="12pt" fo:language="en" fo:country="US" style:text-underline-style="solid" style:text-underline-width="auto" style:text-underline-color="font-color" fo:font-weight="bold" style:font-size-asian="12pt" style:font-weight-asian="bold"/>
    </style:style>
    <style:style style:name="T27" style:family="text">
      <style:text-properties fo:color="#ff0000" style:font-name="Times New Roman1" fo:font-size="12pt" fo:language="en" fo:country="US" fo:font-weight="bold" style:font-size-asian="12pt" style:font-weight-asian="bold"/>
    </style:style>
    <style:style style:name="T28" style:family="text">
      <style:text-properties fo:color="#ff0000" style:font-name="Courier New" fo:language="en" fo:country="US"/>
    </style:style>
    <style:style style:name="T29" style:family="text">
      <style:text-properties fo:color="#ff0000" style:font-name="Courier New" fo:font-size="10pt" fo:language="en" fo:country="US" style:text-underline-style="solid" style:text-underline-width="auto" style:text-underline-color="font-color" style:font-size-asian="10pt"/>
    </style:style>
    <style:style style:name="T30" style:family="text">
      <style:text-properties fo:color="#ff0000" fo:language="en" fo:country="US"/>
    </style:style>
    <style:style style:name="T31" style:family="text">
      <style:text-properties fo:color="#ff0000" style:text-line-through-style="solid" fo:language="en" fo:country="US"/>
    </style:style>
    <style:style style:name="T32" style:family="text">
      <style:text-properties fo:color="#ff0000" fo:font-size="12pt" fo:language="en" fo:country="US" style:font-size-asian="12pt"/>
    </style:style>
    <style:style style:name="T33" style:family="text">
      <style:text-properties fo:color="#000000" style:font-name="Times New Roman1" fo:language="en" fo:country="US"/>
    </style:style>
    <style:style style:name="T34" style:family="text">
      <style:text-properties fo:color="#000000" style:font-name="Times New Roman1" fo:language="en" fo:country="US" fo:font-weight="normal" style:font-weight-asian="normal"/>
    </style:style>
    <style:style style:name="T35" style:family="text">
      <style:text-properties fo:color="#000000" style:font-name="Courier1" fo:language="en" fo:country="US" fo:font-weight="normal" style:font-weight-asian="normal"/>
    </style:style>
    <style:style style:name="T36" style:family="text">
      <style:text-properties style:font-name="Courier New" fo:font-size="9pt" fo:language="en" fo:country="US" style:font-size-asian="9pt"/>
    </style:style>
    <style:style style:name="T37" style:family="text">
      <style:text-properties style:font-name="Courier New" fo:font-size="9pt" fo:language="en" fo:country="US" style:text-underline-style="solid" style:text-underline-width="auto" style:text-underline-color="font-color" style:font-size-asian="9pt"/>
    </style:style>
    <style:style style:name="T38" style:family="text">
      <style:text-properties style:font-name="Courier New" fo:language="en" fo:country="US"/>
    </style:style>
    <style:style style:name="T39" style:family="text">
      <style:text-properties style:font-name="Courier New" fo:language="en" fo:country="US" style:text-underline-style="solid" style:text-underline-width="auto" style:text-underline-color="font-color"/>
    </style:style>
    <style:style style:name="T40" style:family="text">
      <style:text-properties style:font-name="Courier New" fo:font-size="10pt" fo:language="en" fo:country="US" style:font-size-asian="10pt"/>
    </style:style>
    <style:style style:name="T41" style:family="text">
      <style:text-properties style:font-name="Courier New" fo:font-size="10pt" fo:language="en" fo:country="US" style:text-underline-style="solid" style:text-underline-width="auto" style:text-underline-color="font-color" style:font-size-asian="10pt"/>
    </style:style>
    <style:style style:name="T42" style:family="text">
      <style:text-properties style:font-name="Courier New" fo:font-size="8pt" fo:language="en" fo:country="US" style:font-size-asian="8pt"/>
    </style:style>
    <style:style style:name="T43" style:family="text">
      <style:text-properties fo:font-size="9pt" fo:language="en" fo:country="US" style:font-size-asian="9pt"/>
    </style:style>
    <style:style style:name="T44" style:family="text">
      <style:text-properties fo:font-size="9pt" fo:language="en" fo:country="US" style:text-underline-style="solid" style:text-underline-width="auto" style:text-underline-color="font-color" fo:font-weight="bold" style:font-size-asian="9pt" style:font-weight-asian="bold"/>
    </style:style>
    <style:style style:name="T45" style:family="text">
      <style:text-properties fo:font-size="9pt" fo:language="en" fo:country="US" fo:font-style="italic" style:font-size-asian="9pt" style:font-style-asian="italic"/>
    </style:style>
    <style:style style:name="T46" style:family="text">
      <style:text-properties fo:font-size="9pt" fo:language="en" fo:country="US" fo:font-weight="bold" style:font-size-asian="9pt" style:font-weight-asian="bold"/>
    </style:style>
    <style:style style:name="T47" style:family="text">
      <style:text-properties style:font-name="Courier1" fo:language="en" fo:country="US"/>
    </style:style>
    <style:style style:name="T48" style:family="text">
      <style:text-properties style:font-name="Courier1" fo:language="en" fo:country="US" style:text-underline-style="solid" style:text-underline-width="auto" style:text-underline-color="font-color"/>
    </style:style>
    <style:style style:name="T49" style:family="text">
      <style:text-properties style:font-name="Courier1" fo:language="en" fo:country="US" style:text-underline-style="solid" style:text-underline-width="auto" style:text-underline-color="font-color" fo:font-weight="bold" style:font-weight-asian="bold"/>
    </style:style>
    <style:style style:name="T50" style:family="text">
      <style:text-properties style:font-name="Courier1" fo:language="en" fo:country="US" fo:font-weight="bold" style:font-weight-asian="bold"/>
    </style:style>
    <style:style style:name="T51" style:family="text">
      <style:text-properties style:font-name="Courier1" fo:language="en" fo:country="U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90"/>
      <text:p text:style-name="P90"/>
      <text:p text:style-name="P90"/>
      <text:p text:style-name="P90"/>
      <text:p text:style-name="P91"/>
      <text:p text:style-name="P1"><text:span text:style-name="T3">FEC ELECTRONIC FILING USER GUIDE</text:span></text:p>
      <text:p text:style-name="P6"/>
      <text:p text:style-name="P1"><text:span text:style-name="T15">VERSION 3.02 (draft 4)</text:span></text:p>
      <text:p text:style-name="P3"/>
      <text:p text:style-name="P3"/>
      <text:p text:style-name="P1"><text:span text:style-name="T3"><text:s/></text:span></text:p>
      <text:p text:style-name="P6"/>
      <text:p text:style-name="P6"/>
      <text:p text:style-name="P1"><text:span text:style-name="T3">Contents</text:span></text:p>
      <text:p text:style-name="P7"/>
      <text:p text:style-name="P7"/>
      <text:p text:style-name="P7"/>
      <text:p text:style-name="Standard"><text:span text:style-name="T5">OVERVIEW</text:span></text:p>
      <text:p text:style-name="P7"/>
      <text:p text:style-name="Standard"><text:span text:style-name="T5">GENERAL REQUIREMENTS</text:span></text:p>
      <text:p text:style-name="P7"/>
      <text:p text:style-name="Standard"><text:span text:style-name="T5">HEADER RECORDS</text:span></text:p>
      <text:p text:style-name="P7"/>
      <text:p text:style-name="Standard"><text:span text:style-name="T5">TEXT RECORDS</text:span></text:p>
      <text:p text:style-name="P7"/>
      <text:p text:style-name="Standard"><text:span text:style-name="T5">FILE LAYOUTS</text:span></text:p>
      <text:p text:style-name="Standard"><text:span text:style-name="T5">(Electronic File Layouts are contained in a separate MS-Excel 5.0 spreadsheet named FEC_v300.xls)</text:span></text:p>
      <text:p text:style-name="P7"/>
      <text:p text:style-name="P7"/>
      <text:p text:style-name="Standard"><text:span text:style-name="T5">APPENDIX A <text:s/>- <text:s/>Federal Election Commission Codes and their definitions</text:span></text:p>
      <text:p text:style-name="P7"/>
      <text:p text:style-name="Standard"><text:span text:style-name="T5">APPENDIX B <text:s/>- <text:s/>Validation Messages</text:span></text:p>
      <text:p text:style-name="P7"/>
      <text:p text:style-name="Standard"><text:span text:style-name="T5">APPENDIX C <text:s/>- <text:s/>Valid Schedules and Summary Page Line Numbers for various FEC Forms</text:span></text:p>
      <text:p text:style-name="P7"/>
      <text:p text:style-name="Standard"><text:span text:style-name="T5">APPENDIX D <text:s/>- <text:s/></text:span><text:span text:style-name="T16">Modifications to FEC Version 3.01 Format for FEC Version 3.02 (BCRA modifications)</text:span></text:p>
      <text:p text:style-name="Standard"><text:span text:style-name="T5"><text:tab/><text:tab/></text:span><text:span text:style-name="T23">Modifications to FEC Version 3.00 Format for FEC Version 3.01 (2002 enhancements)</text:span></text:p>
      <text:p text:style-name="Standard"><text:span text:style-name="T5"><text:tab/><text:tab/>Modifications to FEC Version 2.02 Format for FEC Version 3.00</text:span></text:p>
      <text:p text:style-name="Standard"><text:span text:style-name="T5"><text:tab/><text:tab/>Modifications to FEC Version 1.02 Format for FEC Version 2.02</text:span></text:p>
      <text:p text:style-name="P7"/>
      <text:p text:style-name="Standard"><text:span text:style-name="T5">APPENDIX E <text:s/>- <text:s/>Technical specifications for use of FEC supplied vendor utilities</text:span></text:p>
      <text:p text:style-name="P5"/>
      <text:p text:style-name="P35"/>
      <text:p text:style-name="P5"/>
      <text:p text:style-name="P5"/>
      <text:p text:style-name="P1"><text:span text:style-name="T3">OVERVIEW</text:span></text:p>
      <text:p text:style-name="P8"/>
      <text:p text:style-name="Standard"><text:span text:style-name="T1">This document describes the filing format used for electronically submitting disclosure and registration documents to the Federal Election Commission. <text:s/>(A related MS Excel spreadsheet named "FEC_v300.xls" describes the specific layouts for the records that are used in electronic document files.)</text:span></text:p>
      <text:p text:style-name="P2"/>
      <text:p text:style-name="Standard"><text:span text:style-name="T1">The format consists of various </text:span><text:span text:style-name="T2">record</text:span><text:span text:style-name="T1"> layouts whose </text:span><text:span text:style-name="T2">fields</text:span><text:span text:style-name="T1"> are separated (delimited) by commas. <text:s/>CSV (comma-separated-value) files are made up of records which are delimited with terminating CRLF (carridge-return and line-feed characters - represented in hexidecimal as '0D0A'.) <text:s/>Each comma within a CSV record represents the end of one field and the beginning of the next. <text:s/>Any text which might contain a comma (used as punctuation) must be surrounded with double-quote marks (eg. "text, and more text").</text:span></text:p>
      <text:p text:style-name="P2"/>
      <text:p text:style-name="Standard"><text:span text:style-name="T1">Fields may not begin with leading blanks (for example, " <text:s/>ABC" is incorrectly coded and should be coded "ABC"). <text:s/>Generally speaking, only keyboard characters are acceptable within CSV files. <text:s/>Technically, any coded characters that fall outside the range of ASCII characters 32 (space) through 126 (tilde "~") will be rejected. <text:s/>Care should be taken if</text:span></text:p>
      <text:p text:style-name="Standard"><text:span text:style-name="T1">text is cut and pasted from word processing programs, since some characters such as appostrophe and "smart quotes" may not translate into the appropriate ASCII characters.</text:span></text:p>
      <text:p text:style-name="P2"/>
      <text:p text:style-name="Standard"><text:span text:style-name="T1">The first record of every electronic file that is submitted to the FEC must be an HDR record that precedes the main body of the ASCII CSV (comma separated values) data.</text:span></text:p>
      <text:p text:style-name="Standard"><text:span text:style-name="T1">The second record will be a "cover" record for the particular filing, (for example, a F3 or and F3X record for a FEC-3 or FEC-3X electronic report). <text:s/>An unlimited number of Schedule records (examples: SA, SB, SC/, ...) can follow the first two records of an FEC electronic report file. <text:s/>(Electronic files are usually assigned the file suffix ".fec".)</text:span></text:p>
      <text:p text:style-name="P2"/>
      <text:p text:style-name="Standard"><text:span text:style-name="T1">A validating utility named FECheck4 is available for downloading from the FEC website.</text:span></text:p>
      <text:p text:style-name="Standard"><text:span text:style-name="T1">It can, and should, be used by everyone who creates electronic files for the FEC, especially by those who are testing new software to create electronic filings. <text:s/>The same validatating utility is used by the FEC to check every electronic filing that it receives, either by diskette or over the internet.</text:span></text:p>
      <text:p text:style-name="P4"/>
      <text:p text:style-name="P36"/>
      <text:p text:style-name="P8"/>
      <text:p text:style-name="P10"/>
      <text:p text:style-name="P1"><text:span text:style-name="T5"><text:s text:c="4"/></text:span><text:span text:style-name="T3">GENERAL REQUIREMENTS</text:span></text:p>
      <text:p text:style-name="P6"/>
      <text:p text:style-name="P6"/>
      <text:p text:style-name="Standard"><text:span text:style-name="T6">FORM TYPE</text:span></text:p>
      <text:p text:style-name="Standard"><text:span text:style-name="T5">FORM TYPE refers to the combination of the FEC form and other important identifying indicators. <text:s/>For the general forms (cover sheets, not schedules), the format is form type followed by the amendment indicator (e.g. F3A, F3PA). <text:s/>If a filing is not an amendment and not a termination report, it is a "New Report" and the 'N' indicator is included in the Form Type (e.g. F3XN). <text:s/>If the Report Type is indicated as a “Termination Report”, a ‘T’ indicator will be included in the Form Type (for quick identification purposes) UNLESS the ‘A’ amendment indicator supersedes the ‘T’ indicator.</text:span></text:p>
      <text:p text:style-name="P7"/>
      <text:p text:style-name="Standard"><text:span text:style-name="T5">Form types for schedules are a little more complicated - they indicate both the schedule </text:span><text:span text:style-name="T7">and</text:span><text:span text:style-name="T5"> the line from the Summary Page of the cover form that the record relates to (e.g. <text:s/>SA15A).</text:span></text:p>
      <text:p text:style-name="P7"/>
      <text:p text:style-name="P7"/>
      <text:p text:style-name="Standard"><text:span text:style-name="T6">FEC ID NUMBER - (FEC COMMITTEE ID NUMBER, FEC CANDIDATE ID NUMBER)</text:span></text:p>
      <text:p text:style-name="Standard"><text:span text:style-name="T5">All references to “FEC ID NUMBER” indicate that the field contains a FEC assigned identification number. <text:s/>All committee ID numbers begin with a ‘C’ and all candidate ID numbers begin with: S (senate), H (house), P (presidential). <text:s/>All FEC id numbers are 9 characters long with no spaces.</text:span></text:p>
      <text:p text:style-name="P7"/>
      <text:p text:style-name="Standard"><text:span text:style-name="T5">House &amp; Senate Candidate FEC ID codes have the following formats: <text:s/>H9ST99999, S9ST99999, and P99999999... <text:s/>(where the 1st Character is H=House, S=Senate, P=Presidential, and the 3rd &amp; 4th characters of House &amp; Senate codes are the 2-letter State Code, and the remaining parts of all codes are numeric).</text:span></text:p>
      <text:p text:style-name="P7"/>
      <text:p text:style-name="Standard"><text:span text:style-name="T5">Committee FEC ID codes consist of the letter <text:s/>C=Committee in the first position, followed by 7 digits, followed by a 'check-digit' in the 9th position.</text:span></text:p>
      <text:p text:style-name="P7"/>
      <text:p text:style-name="Standard"><text:span text:style-name="T5">This document has been changed to include more detail and to insure consistency.</text:span></text:p>
      <text:p text:style-name="Standard"><text:span text:style-name="T5">For example, in Form 1, the line:</text:span></text:p>
      <text:p text:style-name="Standard"><text:span text:style-name="T5"><text:tab/>2. <text:s text:c="2"/>FILER FEC CMTE ID<text:tab/><text:tab/><text:tab/>(A/N-9)</text:span></text:p>
      <text:p text:style-name="Standard"><text:span text:style-name="T5"><text:tab/> (reflects that only committees will file the document.)</text:span></text:p>
      <text:p text:style-name="P7"/>
      <text:p text:style-name="Standard"><text:span text:style-name="T5">Please note, certain lines will have identifying words included; these exist </text:span><text:span text:style-name="T6">only</text:span><text:span text:style-name="T5"> to aid in identifying the type of committee included in the field. <text:s/>For example:</text:span></text:p>
      <text:p text:style-name="Standard"><text:span text:style-name="T5"><text:tab/>FEC COMMITTEE ID NUMBER <text:s/></text:span><text:span text:style-name="T9">(PCC)</text:span><text:span text:style-name="T5"><text:tab/><text:tab/>(A/N-9)</text:span></text:p>
      <text:p text:style-name="Standard"><text:span text:style-name="T5"><text:tab/>FEC COMMITTEE ID NUMBER <text:s/></text:span><text:span text:style-name="T9">(AUTH)<text:tab/></text:span><text:span text:style-name="T5"><text:tab/>(A/N-9)</text:span></text:p>
      <text:p text:style-name="P7"/>
      <text:p text:style-name="P7"/>
      <text:p text:style-name="Standard"><text:span text:style-name="T6">COMMITTEE NAME - COMMITTEE NAME</text:span></text:p>
      <text:p text:style-name="Standard"><text:span text:style-name="T5">All committee names are a maximum of 90 characters long.</text:span></text:p>
      <text:p text:style-name="P7"/>
      <text:p text:style-name="P7"/>
      <text:p text:style-name="Standard"><text:soft-page-break/><text:span text:style-name="T6">ORGANIZATION TYPE - ORGANIZATION TYPE</text:span></text:p>
      <text:p text:style-name="Standard"><text:span text:style-name="T5">The FEC interest group codes match the boxes on the form exactly.</text:span></text:p>
      <text:p text:style-name="Standard"><text:span text:style-name="T5">Options are: ‘C’, ‘T’, ‘L’, ‘M’, ‘V’, ‘W’. <text:s text:c="2"/>(also see Appendix)</text:span></text:p>
      <text:p text:style-name="P7"/>
      <text:p text:style-name="P11"/>
      <text:p text:style-name="Standard"><text:span text:style-name="T6">CANDIDATE NAME - CANDIDATE NAME</text:span></text:p>
      <text:p text:style-name="Standard"><text:span text:style-name="T5">All candidate names are a maximum of 38 characters long.</text:span></text:p>
      <text:p text:style-name="P7"/>
      <text:p text:style-name="P7"/>
      <text:p text:style-name="Standard"><text:span text:style-name="T6">STREET ADDRESS 1/2 - STREET 1, STREET 2</text:span></text:p>
      <text:p text:style-name="Standard"><text:span text:style-name="T5">All street addresses are a maximum of 34 characters long.</text:span></text:p>
      <text:p text:style-name="Standard"><text:span text:style-name="T5">If only one line of street address is given, it should be coded in Street 1, and Street 2 should be blank.</text:span></text:p>
      <text:p text:style-name="P7"/>
      <text:p text:style-name="P37"/>
      <text:p text:style-name="P7"/>
      <text:p text:style-name="Standard"><text:span text:style-name="T6">CITY - CITY</text:span></text:p>
      <text:p text:style-name="Standard"><text:span text:style-name="T5">All city indicators are a maximum of 18 characters long.</text:span></text:p>
      <text:p text:style-name="P7"/>
      <text:p text:style-name="P7"/>
      <text:p text:style-name="Standard"><text:span text:style-name="T6">STATE CODE - STATE / ELECTION STATE</text:span></text:p>
      <text:p text:style-name="Standard"><text:span text:style-name="T5">All state indicators are 2 character codes. <text:s/>The Appendix includes a listing of <text:s/>special state codes. <text:s/>State codes referring to addresses are indicated by STATE, references to the state in which a candidate is running are referred to as ELECTION STATE. </text:span></text:p>
      <text:p text:style-name="P7"/>
      <text:p text:style-name="P7"/>
      <text:p text:style-name="Standard"><text:span text:style-name="T6">ZIP CODE - ZIP</text:span></text:p>
      <text:p text:style-name="Standard"><text:span text:style-name="T5">All zip codes are 9 characters long, four trailing spaces are acceptable.</text:span></text:p>
      <text:p text:style-name="P7"/>
      <text:p text:style-name="P7"/>
      <text:p text:style-name="Standard"><text:span text:style-name="T6">DATES - DATE</text:span></text:p>
      <text:p text:style-name="Standard"><text:span text:style-name="T5">All dates are eight numeric characters. <text:s/>The dates are in the format CCYYMMDD. <text:s/>In this document, many dates are followed by identifiers such as: <text:s/>DATE (OF CONTRIBUTION).</text:span></text:p>
      <text:p text:style-name="P7"/>
      <text:p text:style-name="P7"/>
      <text:p text:style-name="Standard"><text:span text:style-name="T6">AMOUNTS</text:span></text:p>
      <text:p text:style-name="Standard"><text:span text:style-name="T5">Amount fields are 12 characters maximum. <text:s/>They must be numeric (with two exceptions). <text:s/>A leading minus (-) sign is used to indicate negative amount values. <text:s/>An explicit decimal point (.) must be imbedded with 2 numeric decimal positions following the point. <text:s/>However, implementation of the “Header Record” <text:s/>allows for the specification of amounts with either explicit decimal point (e.g. 999.99, 0.05, -100.00) representation, <text:s/>or “implicit” decimal representation (e.g. 99999, 005, -10000). <text:s/>With implicit decimal <text:s/>point representation, the last two (2) digits are interpreted to be cents.</text:span></text:p>
      <text:p text:style-name="P7"/>
      <text:p text:style-name="P7"/>
      <text:p text:style-name="Standard"><text:span text:style-name="T6">RATES</text:span></text:p>
      <text:p text:style-name="Standard"><text:span text:style-name="T5">Interest rates are generally coded as numeric amounts, however up to 15 characters of text is acceptable on Schedule C, where rates can be expressed in terms such as “Prime + 1%” for example. <text:s/>If the rate is expressed as a percentage then it must be coded as a 4-digit percent (i.e. 4 decimal places with an explicit, leading decimal point). <text:s/>For example: .0500 or .0865 are interpreted as 5% or 8.65%. <text:s/>A value of 100% must be expressed as a rate with a coded value of 1.000.</text:span></text:p>
      <text:p text:style-name="Standard"><text:span text:style-name="T5">The maximum field length for “text” rates is 15 bytes.</text:span></text:p>
      <text:p text:style-name="Standard"><text:span text:style-name="T5">The minimum/maximum field length for numeric rates is exactly 5 bytes.</text:span></text:p>
      <text:p text:style-name="P7"/>
      <text:p text:style-name="P39"/>
      <text:p text:style-name="P7"/>
      <text:p text:style-name="Standard"><text:span text:style-name="T6">INDIVIDUAL’S NAMES - IND/NAME</text:span></text:p>
      <text:p text:style-name="Standard"><text:span text:style-name="T5">All individual names are a maximum of 38 characters. <text:s/></text:span></text:p>
      <text:p text:style-name="Standard"><text:span text:style-name="T5">To accommodate the variety of situations, the following has been implemented for the name field. Each name field may contain the following elements:</text:span></text:p>
      <text:p text:style-name="Standard"><text:span text:style-name="T5"><text:tab/>Lastname (or Business name)</text:span></text:p>
      <text:p text:style-name="Standard"><text:span text:style-name="T5"><text:tab/>Firstname (plus all middle initials and/or middle names)</text:span></text:p>
      <text:p text:style-name="Standard"><text:span text:style-name="T5"><text:tab/>Prefix (such as Dr., Ms. or Mr.)</text:span></text:p>
      <text:p text:style-name="Standard"><text:span text:style-name="T5"><text:tab/>Suffix (such as Jr., Sr.)</text:span></text:p>
      <text:p text:style-name="P7"/>
      <text:p text:style-name="Standard"><text:span text:style-name="T5">Accordingly, the name field is sub-delimited with a caret (^) so that a name field record would appear as follows:</text:span></text:p>
      <text:p text:style-name="Standard"><text:span text:style-name="T5"><text:tab/>“Lastname^Firstname^Prefix^Suffix”</text:span></text:p>
      <text:p text:style-name="P7"/>
      <text:p text:style-name="Standard"><text:span text:style-name="T5">Some examples follow:</text:span></text:p>
      <text:p text:style-name="P38"><text:span text:style-name="T5">Dr. John W. Smith, Jr. would be shown as: “Smith^John W.^Dr.^Jr.”</text:span></text:p>
      <text:p text:style-name="P38"><text:span text:style-name="T5">John W. Smith, Jr. would be shown as: “Smith^John W.^^Jr.”</text:span></text:p>
      <text:p text:style-name="P38"><text:span text:style-name="T5">Smith Medical Corporation would be: “Smith Medical Corporation”</text:span></text:p>
      <text:p text:style-name="P38"><text:span text:style-name="T5">Ms. Jennifer T. Smith-Reilly would be “Smith-Reilly^Jennifer T.^Ms.”</text:span></text:p>
      <text:p text:style-name="P7"/>
      <text:p text:style-name="Standard"><text:span text:style-name="T5">Note: <text:s/>An alternate character to the caret(^) name delimiter may be defined by including the alternate delimiter in the Header Record.</text:span></text:p>
      <text:p text:style-name="P7"/>
      <text:p text:style-name="P7"/>
      <text:p text:style-name="Standard"><text:span text:style-name="T6">INDIVIDUAL’S EMPLOYER - INDEMP</text:span></text:p>
      <text:p text:style-name="Standard"><text:span text:style-name="T5">All individual employers fields are now a maximum of 38 characters. </text:span></text:p>
      <text:p text:style-name="P7"/>
      <text:p text:style-name="P7"/>
      <text:p text:style-name="Standard"><text:span text:style-name="T6">INDIVIDUAL’S OCCUPATION - INDOCC</text:span></text:p>
      <text:p text:style-name="Standard"><text:span text:style-name="T5">Previously in this document the individual occupation field was listed at 34 characters. <text:s/>It has been changed <text:s/>so that all individual occupation fields are now a maximum of 38 characters. <text:s/>The original logic was that the disclosure database contains 35 character names.</text:span></text:p>
      <text:p text:style-name="P7"/>
      <text:p text:style-name="P7"/>
      <text:p text:style-name="Standard"><text:span text:style-name="T6">CANDIDATE OFFICE - CAN/OFF</text:span></text:p>
      <text:p text:style-name="Standard"><text:span text:style-name="T5">The candidate office field is a one character alpha code; <text:s/>‘H’ represents house, ‘S’ represents senate, and ‘P’ represents presidential. </text:span></text:p>
      <text:p text:style-name="P11"/>
      <text:p text:style-name="P11"/>
      <text:p text:style-name="Standard"><text:span text:style-name="T6">CANDIDATE DISTRICT - CAN/DIST</text:span></text:p>
      <text:p text:style-name="Standard"><text:span text:style-name="T5">Candidate districts consist of two numeric characters. <text:s/>The only acceptable responses are</text:span></text:p>
      <text:p text:style-name="Standard"><text:span text:style-name="T5">blank, and 00 through 99.</text:span></text:p>
      <text:p text:style-name="P11"/>
      <text:p text:style-name="P11"/>
      <text:p text:style-name="Standard"><text:span text:style-name="T6">PARTY DESIGNATIONS - PTY/CODE</text:span></text:p>
      <text:p text:style-name="Standard"><text:span text:style-name="T5">Candidates and some committees declare their party affiliations. <text:s/>This should be a three character code and is optional in all cases. <text:s/>A full list of these party codes is included in the Appendix.</text:span></text:p>
      <text:p text:style-name="P7"/>
      <text:p text:style-name="P7"><text:soft-page-break/></text:p>
      <text:p text:style-name="Standard"><text:span text:style-name="T6">TELEPHONE NUMBER - TELEPHONE</text:span></text:p>
      <text:p text:style-name="Standard"><text:span text:style-name="T5">Telephone numbers, when reported contain 10 numeric characters.</text:span></text:p>
      <text:p text:style-name="P7"/>
      <text:p text:style-name="P40"/>
      <text:p text:style-name="P7"/>
      <text:p text:style-name="Standard"><text:span text:style-name="T6">REPORT CODE - RPTCODE</text:span></text:p>
      <text:p text:style-name="Standard"><text:span text:style-name="T5">Report code consists of <text:s/>three alpha-numeric characters. <text:s/>The acceptable report codes are included in the Appendix. </text:span></text:p>
      <text:p text:style-name="P7"/>
      <text:p text:style-name="P7"/>
      <text:p text:style-name="Standard"><text:span text:style-name="T6">ELECTION TYPE (COVER FORMS / REPORTS) - RPTPGI</text:span></text:p>
      <text:p text:style-name="Standard"><text:span text:style-name="T5">Election types, when referring to the basic reports, can only indicate elections within the election cycle that is being reported. <text:s/>Therefore the only acceptable responses are: ‘C’, ‘G’, ‘P’, ‘R’, ‘S’. <text:s/>A full list of these codes is listed in the Appendix. </text:span></text:p>
      <text:p text:style-name="P7"/>
      <text:p text:style-name="P7"/>
      <text:p text:style-name="Standard"><text:span text:style-name="T6">ELECTION TYPE (ITEMIZED / SCHEDULES) - ITEM-ELECT-CD</text:span></text:p>
      <text:p text:style-name="Standard"><text:span text:style-name="T5">In reference to the individual transactions reported on the various schedules, election types indicate elections within the election cycle that is being reported and past and future elections. <text:s text:c="2"/>See Appendix.</text:span></text:p>
      <text:p text:style-name="Standard"><text:span text:style-name="T5">If Other is coded, the ITEM-ELECT-OTHER description must also be coded.</text:span></text:p>
      <text:p text:style-name="P7"/>
      <text:p text:style-name="P11"/>
      <text:p text:style-name="Standard"><text:span text:style-name="T6">CONVENTION COMMITTEE TYPE -CONVENTION TYPE</text:span></text:p>
      <text:p text:style-name="Standard"><text:span text:style-name="T5">Form 4 gives a selection for type of convention committee. <text:s/>The choices are: Arrangements, Host and Other. <text:s/>Included is a 40 character area for a description of the “Other”.</text:span></text:p>
      <text:p text:style-name="P7"/>
      <text:p text:style-name="P7"/>
      <text:p text:style-name="Standard"><text:span text:style-name="T6">COMMUNICATION COSTS SUPPORT/OPPOSE - 24F/24N</text:span></text:p>
      <text:p text:style-name="Standard"><text:span text:style-name="T5">Communication costs may be reported on Form 7. <text:s text:c="2"/>The support/oppose value is identified as 24F and 24N on the FEC's database. <text:s/>Data may be represented by either the 24F/24N values or with S/O coding. <text:s/>Data translation is done by equating ‘S’ with ‘24F’ and <text:s/>‘O’ with ‘24N’.</text:span></text:p>
      <text:p text:style-name="P7"/>
      <text:p text:style-name="P7"/>
      <text:p text:style-name="Standard"><text:span text:style-name="T6">INDEPENDENT EXPENDITURES SUPPORT/OPPOSE - 24A/24E</text:span></text:p>
      <text:p text:style-name="Standard"><text:span text:style-name="T5">Communication costs may be reported on Schedule E and Form 5. <text:s text:c="2"/>The support/oppose value is identified as 24A and 24E on the FEC's database. <text:s/>Data may be represented by either the 24A/24E values or with S/O coding. <text:s/>Data translation is done by equating ‘S’ with ‘24E’ and ‘O’ with ‘24A’.</text:span></text:p>
      <text:p text:style-name="P7"/>
      <text:p text:style-name="P7"/>
      <text:p text:style-name="Standard"><text:span text:style-name="T6">MEMO ENTRY- MEMO</text:span></text:p>
      <text:p text:style-name="Standard"><text:span text:style-name="T5">Many <text:s/>itemized transactions have a Memo entry to allow the filers to provide a more complete description of the activity. <text:s/>Maximum 100 characters. <text:s/></text:span><text:span text:style-name="T6">Memo Text</text:span><text:span text:style-name="T5"> is available on itemized amounts on Schedules A and B - amounts which are totaled and carried back to the Summary Page of the filing. <text:s/>In addition a </text:span><text:span text:style-name="T6">Memo Code</text:span><text:span text:style-name="T5"> indicates that the amount is NOT to be included in the itemization total.</text:span></text:p>
      <text:p text:style-name="P7"/>
      <text:p text:style-name="P7"/>
      <text:p text:style-name="Standard"><text:span text:style-name="T6">YES/NO BOXES - YESNO</text:span></text:p>
      <text:p text:style-name="Standard"><text:span text:style-name="T5">Several Forms and Schedules contain yes/no boxes, the questions are generally different for each form and can determine the need for further response in another field. <text:s/>Unless otherwise noted, </text:span><text:soft-page-break/><text:span text:style-name="T5">Check Boxes are evaluated to be “checked” or “empty” based on the data content of the related field in the Comma-Separated-Value (CSV) file.</text:span></text:p>
      <text:p text:style-name="Standard"><text:span text:style-name="T5">Box = “Checked” when CSV value is ‘X’, ‘Y’, ‘1’ or ‘T’ (value ‘X’ is preferred)</text:span></text:p>
      <text:p text:style-name="Standard"><text:span text:style-name="T5">Box = “Empty” when CSV value is blank, ‘N’, ‘0’ or ‘F’ <text:s text:c="3"/>(space or null is preferred)</text:span></text:p>
      <text:p text:style-name="P7"/>
      <text:p text:style-name="P41"/>
      <text:p text:style-name="P7"/>
      <text:p text:style-name="P7"/>
      <text:p text:style-name="Standard"><text:span text:style-name="T6">TRANSACTION IDENTIFIERS (TRAN_ID)</text:span></text:p>
      <text:p text:style-name="Standard"><text:span text:style-name="T5">Transaction Identifiers {TRAN_ID} are </text:span><text:span text:style-name="T7">required on every</text:span><text:span text:style-name="T5"> schedule itemization record. <text:s/></text:span></text:p>
      <text:p text:style-name="P7"/>
      <text:p text:style-name="Standard"><text:span text:style-name="T5">For all new items, the TRAN_ID must contain a </text:span><text:span text:style-name="T7">unique value</text:span><text:span text:style-name="T5"> that will be used by the Agency's database to point to that particular item. <text:s/>It must be a value that is unique among all items within a group of reports comprised of an original and all associated amendments. </text:span></text:p>
      <text:p text:style-name="P7"/>
      <text:p text:style-name="Body_20_Text_20_2"><text:span text:style-name="T34">Tran ID: A unique identifier permanently associated with each itemization or transaction appearing in an FEC electronic file. If a given itemization appears in more than one schedule (e.g. <text:s/>an in-kind contribution is reported on both Schedule A and Schedule B) then the Tran ID associated with that itemization must have different values for that single item among the various schedules. However, all Tran Ids of itemizations appearing in any amending report must match the Tran Ids first used for those same itemizations in the original report. </text:span></text:p>
      <text:p text:style-name="P106"/>
      <text:p text:style-name="Body_20_Text_20_2"><text:span text:style-name="T34">The Tran ID assigned and maintained by the filer's software is used by the FEC's database to uniquely identify each itemization from every filer. It is critically important that when a filer amends a previously filed electronic report, the Tran Ids of the subsequent amendment match those already reported. It is acceptable for a Tran ID of one original report to be assigned a value that was used on a previous original report and all of its amendments.</text:span></text:p>
      <text:p text:style-name="P106"/>
      <text:p text:style-name="P42"/>
      <text:p text:style-name="P10"/>
      <text:p text:style-name="P1"><text:span text:style-name="T2">HEADER <text:s/>RECORDS</text:span></text:p>
      <text:p text:style-name="P7"/>
      <text:p text:style-name="P7"/>
      <text:p text:style-name="Standard"><text:span text:style-name="T5">The first record of every electronic file that is submitted to the FEC must be an HDR record that precedes the main body of the ASCII CSV (comma separated values) data. <text:s/>An example of Version 3.00 header records for an FEC filing is shown below. </text:span></text:p>
      <text:p text:style-name="P7"/>
      <text:p text:style-name="Standard"><text:span text:style-name="T7">Example of a Header Record:</text:span></text:p>
      <text:p text:style-name="P7"/>
      <text:p text:style-name="Standard"><text:span text:style-name="T36"><text:tab/><text:tab/><text:tab/><text:tab/><text:tab/></text:span></text:p>
      <text:p text:style-name="Standard"><text:span text:style-name="T39">Seq. <text:s/>Field Desc<text:tab/>Type <text:tab/> Rule Reference</text:span></text:p>
      <text:p text:style-name="P13"/>
      <text:p text:style-name="Header"><text:span text:style-name="T38">01 <text:s/><text:tab/>Record Type<text:tab/>A/N-3<text:tab/> Record Type. Value: HDR</text:span></text:p>
      <text:p text:style-name="Header"><text:span text:style-name="T38">02 <text:tab/>EF Type<text:tab/>A/N-3<text:tab/> Electronic Filing Type <text:s text:c="2"/>Value: FEC</text:span></text:p>
      <text:p text:style-name="Header"><text:span text:style-name="T38">03 <text:tab/>FEC Ver<text:tab/>A/N-4<text:tab/> FEC Version #. Value: </text:span><text:span text:style-name="T28">3.01 (or '3.00' is OK)</text:span></text:p>
      <text:p text:style-name="Header"><text:span text:style-name="T38">04 <text:tab/>Soft Name<text:tab/>A/N-90 Filer software name</text:span></text:p>
      <text:p text:style-name="Header"><text:span text:style-name="T38">05 <text:tab/>Soft Ver<text:tab/>A/N-16 Filer Software Version #</text:span></text:p>
      <text:p text:style-name="Header"><text:span text:style-name="T38">06<text:tab/>Name Delim<text:tab/>A-1<text:tab/> Internal delimiter used in Name fields. </text:span></text:p>
      <text:p text:style-name="P98"><text:span text:style-name="T38"><text:s/>Default is “^”</text:span></text:p>
      <text:p text:style-name="Header"><text:span text:style-name="T38">07 <text:s/><text:tab/>Rpt ID<text:tab/>A/N-16 If Amendment, FEC Report ID assigned to orig.</text:span></text:p>
      <text:p text:style-name="Header"><text:span text:style-name="T38">08 <text:tab/>Rpt Number<text:tab/>N-03<text:tab/> If Amendment, the number (1-999) of the </text:span></text:p>
      <text:p text:style-name="P98"><text:span text:style-name="T38"><text:s/>amending Report starting with Amendment #1 </text:span></text:p>
      <text:p text:style-name="P98"><text:span text:style-name="T38"><text:s/>through #999</text:span></text:p>
      <text:p text:style-name="P95"/>
      <text:p text:style-name="P13"/>
      <text:p text:style-name="P95"/>
      <text:p text:style-name="P99"/>
      <text:p text:style-name="P95"/>
      <text:p text:style-name="P93"><text:span text:style-name="T3">MEMOS NOTES &amp; EXPLANATORY TEXT</text:span></text:p>
      <text:p text:style-name="P90"/>
      <text:p text:style-name="P90"/>
      <text:p text:style-name="Header"><text:span text:style-name="T5">Large bodies of text can be associated with forms, schedules and also with individual itemizations within schedules. <text:s/>A special TEXT record can be used in an FEC file to carry descriptive text as a string of characters not exceeding 4000 characters. <text:s/></text:span></text:p>
      <text:p text:style-name="P90"/>
      <text:p text:style-name="Header"><text:span text:style-name="T5">TEXT records can be associated with a filing's "cover" page, with a schedule/line number combination, and to one or more individual itemizations within a schedule. When the text record is related to an itemized transaction, </text:span><text:span text:style-name="T6">it does not replace the “Description/Purpose of Disbursement” field</text:span><text:span text:style-name="T5">. The text record is <text:s/>for reporting extra information beyond the required short description.</text:span></text:p>
      <text:p text:style-name="P90"/>
      <text:p text:style-name="P90"/>
      <text:p text:style-name="P90"/>
      <text:p text:style-name="Header"><text:span text:style-name="T5">The layout of the TEXT record is described below:</text:span></text:p>
      <text:p text:style-name="P9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6"><text:span text:style-name="T10">SEQ</text:span></text:p>
          </table:table-cell>
          <table:table-cell table:style-name="Table1.A1" office:value-type="string">
            <text:p text:style-name="P96"><text:span text:style-name="T10">Field Desc</text:span></text:p>
          </table:table-cell>
          <table:table-cell table:style-name="Table1.A1" office:value-type="string">
            <text:p text:style-name="P96"><text:span text:style-name="T10">Type</text:span></text:p>
          </table:table-cell>
          <table:table-cell table:style-name="Table1.A1" office:value-type="string">
            <text:p text:style-name="P92"/>
            <text:p text:style-name="P96"><text:span text:style-name="T10">Rule Reference</text:span></text:p>
          </table:table-cell>
        </table:table-row>
        <table:table-row table:style-name="Table1.1">
          <table:table-cell table:style-name="Table1.A1" office:value-type="string">
            <text:p text:style-name="P96"><text:span text:style-name="T40">---</text:span></text:p>
          </table:table-cell>
          <table:table-cell table:style-name="Table1.A1" office:value-type="string">
            <text:p text:style-name="P96"><text:span text:style-name="T40">------------</text:span></text:p>
          </table:table-cell>
          <table:table-cell table:style-name="Table1.A1" office:value-type="string">
            <text:p text:style-name="P96"><text:span text:style-name="T10">-----</text:span></text:p>
          </table:table-cell>
          <table:table-cell table:style-name="Table1.A1" office:value-type="string">
            <text:p text:style-name="P96"><text:span text:style-name="T40">-------------------------------------</text:span></text:p>
          </table:table-cell>
        </table:table-row>
        <table:table-row table:style-name="Table1.3">
          <table:table-cell table:style-name="Table1.A1" office:value-type="string">
            <text:p text:style-name="P96"><text:span text:style-name="T40">01 <text:s/></text:span></text:p>
          </table:table-cell>
          <table:table-cell table:style-name="Table1.A1" office:value-type="string">
            <text:p text:style-name="P96"><text:span text:style-name="T40">Rec Type</text:span></text:p>
          </table:table-cell>
          <table:table-cell table:style-name="Table1.A1" office:value-type="string">
            <text:p text:style-name="P96"><text:span text:style-name="T10">A/N-4</text:span></text:p>
          </table:table-cell>
          <table:table-cell table:style-name="Table1.A1" office:value-type="string">
            <text:p text:style-name="P96"><text:span text:style-name="T40">Record Type Value: TEXT</text:span></text:p>
          </table:table-cell>
        </table:table-row>
        <table:table-row table:style-name="Table1.1">
          <table:table-cell table:style-name="Table1.A1" office:value-type="string">
            <text:p text:style-name="P96"><text:span text:style-name="T10">02</text:span></text:p>
          </table:table-cell>
          <table:table-cell table:style-name="Table1.A1" office:value-type="string">
            <text:p text:style-name="P96"><text:span text:style-name="T10">Form Type</text:span></text:p>
          </table:table-cell>
          <table:table-cell table:style-name="Table1.A1" office:value-type="string">
            <text:p text:style-name="P96"><text:span text:style-name="T10">A/N-8</text:span></text:p>
          </table:table-cell>
          <table:table-cell table:style-name="Table1.A1" office:value-type="string">
            <text:p text:style-name="P96"><text:span text:style-name="T40">Contains 'Form_Type' of a "Cover" Form (e.g. F3N, F3XA) or a Schedule (e.g. SA11A1,SB17,SC/10,SE24,...) to which this text/memo/note is related. <text:s/>Values: (F3N, F3PA, any schedule name) Only one text <text:s/>record may be related to the “Form_Type”. Only one text record may be related to a Schedule/Line number combination (e.g. SA11C) and only one text record may be related to a single itemized transaction. <text:s/></text:span><text:span text:style-name="T29">If the value coded is not a legitimate form or schedule (e.g. F3N,F3XA,SA11A1, SB17,SC/10,SE24,...), the text will not be associated with that form or schedule when rendered graphically or in print.</text:span></text:p>
            <text:p text:style-name="P92"/>
          </table:table-cell>
        </table:table-row>
        <table:table-row table:style-name="Table1.1">
          <table:table-cell table:style-name="Table1.A1" office:value-type="string">
            <text:p text:style-name="P16"/>
            <text:p text:style-name="P96"><text:span text:style-name="T10">04</text:span></text:p>
          </table:table-cell>
          <table:table-cell table:style-name="Table1.A1" office:value-type="string">
            <text:p text:style-name="P96"><text:span text:style-name="T10">Text4000</text:span></text:p>
          </table:table-cell>
          <table:table-cell table:style-name="Table1.A1" office:value-type="string">
            <text:p text:style-name="P96"><text:span text:style-name="T10">A/N-4000</text:span></text:p>
          </table:table-cell>
          <table:table-cell table:style-name="Table1.A1" office:value-type="string">
            <text:p text:style-name="P96"><text:span text:style-name="T40">A string of unformatted text up to 4000 characters. (note: <text:s/>no tab, carriage return, line feed any other non-printable characters may be embedded within the string of text.) </text:span></text:p>
          </table:table-cell>
        </table:table-row>
      </table:table>
      <text:p text:style-name="P90"/>
      <text:p text:style-name="P90"/>
      <text:p text:style-name="Header"><text:span text:style-name="T5">Examples:</text:span></text:p>
      <text:p text:style-name="P90"/>
      <text:p text:style-name="Header"><text:span text:style-name="T5">TEXT,F3N,,"Some general notes about this F3 filing are given here."</text:span></text:p>
      <text:p text:style-name="Header"><text:span text:style-name="T5">TEXT,SA11A,,"Some general notes about Schedule A for line 11 in this F3 filing."</text:span></text:p>
      <text:p text:style-name="P43"><text:span text:style-name="T5">TEXT,SB17,123,"A long memo for an item in Schedule B that references Memo 123."</text:span></text:p>
      <text:p text:style-name="P95"/>
      <text:p text:style-name="P1"><text:span text:style-name="T3">FILE LAYOUTS</text:span></text:p>
      <text:p text:style-name="P7"/>
      <text:p text:style-name="P7"/>
      <text:p text:style-name="P7"/>
      <text:p text:style-name="P7"/>
      <text:p text:style-name="P7"/>
      <text:p text:style-name="Standard"><text:span text:style-name="T5">(Electronic File Layouts are contained in a separate Excel spreadsheet named </text:span><text:span text:style-name="T17">FEC_v302.xls</text:span><text:span text:style-name="T5">)</text:span></text:p>
      <text:p text:style-name="P7"/>
      <text:p text:style-name="P44"/>
      <text:p text:style-name="P7"/>
      <text:p text:style-name="Standard"><text:span text:style-name="T3">APPENDIX <text:s/>A</text:span></text:p>
      <text:p text:style-name="P5"/>
      <text:p text:style-name="P17"/>
      <text:p text:style-name="Standard"><text:span text:style-name="T8">FEDERAL ELECTION COMMISSION CODES AND THEIR DEFINITIONS</text:span></text:p>
      <text:p text:style-name="P17"/>
      <text:p text:style-name="P17"/>
      <text:p text:style-name="P17"/>
      <text:p text:style-name="Standard"><text:span text:style-name="T49">Entity Type Codes</text:span><text:span text:style-name="T47"> <text:tab/>(Edit: Entity)</text:span></text:p>
      <text:p text:style-name="P17"/>
      <text:p text:style-name="Standard"><text:span text:style-name="T47"><text:tab/>CAN<text:tab/>Candidate</text:span></text:p>
      <text:p text:style-name="Standard"><text:span text:style-name="T47"><text:tab/>CCM<text:tab/>Candidate Committee</text:span></text:p>
      <text:p text:style-name="Standard"><text:span text:style-name="T47"><text:tab/>COM<text:tab/>Committee</text:span></text:p>
      <text:p text:style-name="Standard"><text:span text:style-name="T47"><text:tab/>IND<text:tab/>Individual (a person)</text:span></text:p>
      <text:p text:style-name="Standard"><text:span text:style-name="T47"><text:tab/>ORG<text:tab/>Organization (not a committee and not a person)</text:span></text:p>
      <text:p text:style-name="Standard"><text:span text:style-name="T47"><text:tab/>PAC<text:tab/>Political Action Committee</text:span></text:p>
      <text:p text:style-name="Standard"><text:span text:style-name="T47"><text:tab/>PTY<text:tab/>Party Organization</text:span></text:p>
      <text:p text:style-name="Standard"><text:span text:style-name="T47">________________________________________________________________________</text:span></text:p>
      <text:p text:style-name="P17"/>
      <text:p text:style-name="Standard"><text:span text:style-name="T49">Committee Types</text:span><text:span text:style-name="T47"> <text:tab/>(Edit: CMTE)</text:span></text:p>
      <text:p text:style-name="P17"/>
      <text:p text:style-name="Standard"><text:span text:style-name="T48">Form F1 </text:span><text:span text:style-name="T20">(and F11)</text:span><text:span text:style-name="T48">, Field #12, COMMITTEE TYPE</text:span></text:p>
      <text:p text:style-name="P17"/>
      <text:p text:style-name="Standard"><text:span text:style-name="T47"><text:tab/>A<text:tab/>Principal Campaign Committee</text:span></text:p>
      <text:p text:style-name="Standard"><text:span text:style-name="T47"><text:tab/>B<text:tab/>Authorized Committee</text:span></text:p>
      <text:p text:style-name="Standard"><text:span text:style-name="T47"><text:tab/>C<text:tab/>Support/Oppose One Candidate (Not Authorized Committee)</text:span></text:p>
      <text:p text:style-name="Standard"><text:span text:style-name="T47"><text:tab/>D<text:tab/>National, State, or Subordinate Party Committee</text:span></text:p>
      <text:p text:style-name="Standard"><text:span text:style-name="T47"><text:tab/>E<text:tab/>Separate Segregated Fund</text:span></text:p>
      <text:p text:style-name="Standard"><text:span text:style-name="T47"><text:tab/>F<text:tab/>Support/Oppose more than One Fed Cand &amp; Not Segregated</text:span></text:p>
      <text:p text:style-name="Standard"><text:span text:style-name="T47"><text:s text:c="12"/>Fund/Party</text:span></text:p>
      <text:p text:style-name="P17"/>
      <text:p text:style-name="Standard"><text:span text:style-name="T19"><text:tab/>IC<text:tab/>Inaugural Committee (BCRA, Form 11)</text:span></text:p>
      <text:p text:style-name="P38"><text:span text:style-name="T19">HC<text:tab/>Host Committee <text:s/>(BCRA, Form 11)</text:span></text:p>
      <text:p text:style-name="P38"><text:span text:style-name="T19">MF<text:tab/>Municipal Fund <text:s/>(BCRA,Form 11)</text:span></text:p>
      <text:p text:style-name="P17"/>
      <text:p text:style-name="Standard"><text:span text:style-name="T48">Form F1M, Field #9, COMMITTEE TYPE</text:span></text:p>
      <text:p text:style-name="P17"/>
      <text:p text:style-name="Standard"><text:span text:style-name="T47"><text:tab/>X<text:tab/>State Party (Party, Non-Qualified)</text:span></text:p>
      <text:p text:style-name="Standard"><text:span text:style-name="T47"><text:tab/>N<text:tab/>Other (Non-Party, Non-Qualified)</text:span></text:p>
      <text:p text:style-name="P17"/>
      <text:p text:style-name="Standard"><text:span text:style-name="T48">Form F4, Field #9, COMMITTEE TYPE</text:span></text:p>
      <text:p text:style-name="P17"/>
      <text:p text:style-name="Standard"><text:span text:style-name="T47"><text:tab/>A<text:tab/>Arrangements Committee</text:span></text:p>
      <text:p text:style-name="Standard"><text:span text:style-name="T47"><text:tab/>H<text:tab/>Host Committee</text:span></text:p>
      <text:p text:style-name="Standard"><text:span text:style-name="T47"><text:tab/>O<text:tab/>Other</text:span></text:p>
      <text:p text:style-name="P17"/>
      <text:p text:style-name="Standard"><text:span text:style-name="T48">Form F1, Field #28, and Form F7, Field #9, ORGANIZATION TYPE</text:span></text:p>
      <text:p text:style-name="P17"/>
      <text:p text:style-name="Standard"><text:span text:style-name="T47"><text:tab/>C<text:tab/>Corporation</text:span></text:p>
      <text:p text:style-name="Standard"><text:soft-page-break/><text:span text:style-name="T47"><text:tab/>T<text:tab/>Trade Association</text:span></text:p>
      <text:p text:style-name="Standard"><text:span text:style-name="T47"><text:tab/>L<text:tab/>Labor Organization</text:span></text:p>
      <text:p text:style-name="Standard"><text:span text:style-name="T47"><text:tab/>M<text:tab/>Membership Organization</text:span></text:p>
      <text:p text:style-name="Standard"><text:span text:style-name="T47"><text:tab/>V<text:tab/>Cooperative</text:span></text:p>
      <text:p text:style-name="Standard"><text:span text:style-name="T47"><text:tab/>W<text:tab/>Corporation w/o capital stock</text:span></text:p>
      <text:p text:style-name="P17"/>
      <text:p text:style-name="P45"/>
      <text:p text:style-name="P17"/>
      <text:p text:style-name="Standard"><text:span text:style-name="T49">Candidate Office Types</text:span><text:span text:style-name="T47"> <text:tab/>(Edit: OFFICE)</text:span></text:p>
      <text:p text:style-name="P17"/>
      <text:p text:style-name="Standard"><text:span text:style-name="T47"><text:tab/>H<text:tab/>HOUSE</text:span></text:p>
      <text:p text:style-name="Standard"><text:span text:style-name="T47"><text:tab/>P<text:tab/>PRESIDENTIAL</text:span></text:p>
      <text:p text:style-name="Standard"><text:span text:style-name="T47"><text:tab/>S<text:tab/>SENATE</text:span></text:p>
      <text:p text:style-name="Standard"><text:span text:style-name="T47">_______________________________________________________________________</text:span></text:p>
      <text:p text:style-name="P17"/>
      <text:p text:style-name="Standard"><text:span text:style-name="T49">Yes/No Check-boxes</text:span><text:span text:style-name="T47"> <text:tab/>(Edit: YN)</text:span></text:p>
      <text:p text:style-name="P17"/>
      <text:p text:style-name="Standard"><text:span text:style-name="T47"><text:tab/>Y<text:tab/>YES<text:tab/>(also: 1; T; X)</text:span></text:p>
      <text:p text:style-name="Standard"><text:span text:style-name="T47"><text:tab/>N<text:tab/>NO<text:tab/>(also: 0; F)</text:span></text:p>
      <text:p text:style-name="Standard"><text:span text:style-name="T47">_______________________________________________________________________</text:span></text:p>
      <text:p text:style-name="P17"/>
      <text:p text:style-name="Standard"><text:span text:style-name="T49">Single Check-box</text:span><text:span text:style-name="T47"> <text:tab/>(Edit: X)</text:span></text:p>
      <text:p text:style-name="P17"/>
      <text:p text:style-name="Standard"><text:span text:style-name="T47"><text:tab/>X<text:tab/>"Checked"<text:tab/>(also: 1; T; Y)</text:span></text:p>
      <text:p text:style-name="Standard"><text:span text:style-name="T47">_______________________________________________________________________</text:span></text:p>
      <text:p text:style-name="P17"/>
      <text:p text:style-name="Standard"><text:span text:style-name="T49">Primary/General Indicators</text:span><text:span text:style-name="T47"> <text:tab/>(Edit: PGI)</text:span></text:p>
      <text:p text:style-name="P17"/>
      <text:p text:style-name="Standard"><text:span text:style-name="T47"><text:tab/></text:span><text:span text:style-name="T50">C</text:span><text:span text:style-name="T51">ccyy</text:span><text:span text:style-name="T47"><text:tab/>Convention</text:span></text:p>
      <text:p text:style-name="Standard"><text:span text:style-name="T47"><text:tab/></text:span><text:span text:style-name="T50">G</text:span><text:span text:style-name="T51">ccyy</text:span><text:span text:style-name="T47"><text:tab/>General</text:span></text:p>
      <text:p text:style-name="Standard"><text:span text:style-name="T47"><text:tab/></text:span><text:span text:style-name="T50">P</text:span><text:span text:style-name="T51">ccyy</text:span><text:span text:style-name="T47"><text:tab/>Primary</text:span></text:p>
      <text:p text:style-name="Standard"><text:span text:style-name="T47"><text:tab/></text:span><text:span text:style-name="T50">O</text:span><text:span text:style-name="T51">ccyy</text:span><text:span text:style-name="T47"><text:tab/>Other<text:tab/>(Requires additional Description)</text:span></text:p>
      <text:p text:style-name="Standard"><text:span text:style-name="T47"><text:tab/></text:span><text:span text:style-name="T50">R</text:span><text:span text:style-name="T51">ccyy</text:span><text:span text:style-name="T47"><text:tab/>Runoff</text:span></text:p>
      <text:p text:style-name="Standard"><text:span text:style-name="T47"><text:tab/></text:span><text:span text:style-name="T50">S</text:span><text:span text:style-name="T51">ccyy</text:span><text:span text:style-name="T47"><text:tab/>Special</text:span></text:p>
      <text:p text:style-name="P17"/>
      <text:p text:style-name="Standard"><text:span text:style-name="T47">The first letter is the "type" of election. The next 4 digits are the century and year (ccyy) in which the election takes place. Ex: P2002 for the 2002 primary.</text:span></text:p>
      <text:p text:style-name="Standard"><text:span text:style-name="T47">_______________________________________________________________________</text:span></text:p>
      <text:p text:style-name="P17"/>
      <text:p text:style-name="Standard"><text:span text:style-name="T49">Support/Oppose Code</text:span><text:span text:style-name="T47"> <text:tab/>(Edit: SOP)</text:span></text:p>
      <text:p text:style-name="P17"/>
      <text:p text:style-name="Standard"><text:span text:style-name="T48">Form F3X, Schedule E, Field #13, Support/Oppose Code</text:span></text:p>
      <text:p text:style-name="P17"/>
      <text:p text:style-name="Standard"><text:span text:style-name="T47"><text:tab/>S<text:tab/>Support<text:tab/>(also: SUP; 24E)</text:span></text:p>
      <text:p text:style-name="Standard"><text:span text:style-name="T47"><text:tab/>O<text:tab/>Oppose<text:tab/>(also: OPP; 24A)</text:span></text:p>
      <text:p text:style-name="Standard"><text:span text:style-name="T47"><text:tab/>UNI<text:tab/>Unitemized<text:tab/>(Schedule E only)</text:span></text:p>
      <text:p text:style-name="P17"/>
      <text:p text:style-name="Standard"><text:span text:style-name="T48">Form F5.7, Field #13, Support/Oppose Code</text:span></text:p>
      <text:p text:style-name="P17"/>
      <text:p text:style-name="Standard"><text:span text:style-name="T47"><text:tab/>S<text:tab/>Support<text:tab/>(also: SUP; 24E)</text:span></text:p>
      <text:p text:style-name="Standard"><text:span text:style-name="T47"><text:tab/>O<text:tab/>Oppose<text:tab/>(also: OPP; 24A)</text:span></text:p>
      <text:p text:style-name="P17"/>
      <text:p text:style-name="Standard"><text:soft-page-break/><text:span text:style-name="T48">Form F7.6, Field #7, Support/Oppose Code</text:span></text:p>
      <text:p text:style-name="P17"/>
      <text:p text:style-name="Standard"><text:span text:style-name="T47"><text:tab/>S<text:tab/>Support<text:tab/>(also: SUP; 24F)</text:span></text:p>
      <text:p text:style-name="Standard"><text:span text:style-name="T47"><text:tab/>O<text:tab/>Oppose<text:tab/>(also: OPP; 24N)</text:span></text:p>
      <text:p text:style-name="P17"/>
      <text:p text:style-name="P46"/>
      <text:p text:style-name="P17"/>
      <text:p text:style-name="Standard"><text:span text:style-name="T49">Communication Type &amp; Category</text:span><text:span text:style-name="T47"> <text:tab/>(Edit: COMM-TYPE)</text:span></text:p>
      <text:p text:style-name="P17"/>
      <text:p text:style-name="Standard"><text:span text:style-name="T48">Form F7.6, Field #3, Communication Type</text:span></text:p>
      <text:p text:style-name="P17"/>
      <text:p text:style-name="Standard"><text:span text:style-name="T47"><text:tab/>DM<text:tab/>Direct Mail</text:span></text:p>
      <text:p text:style-name="Standard"><text:span text:style-name="T47"><text:tab/>TP<text:tab/>Telephone</text:span></text:p>
      <text:p text:style-name="Standard"><text:span text:style-name="T47"><text:tab/>TM<text:tab/>Telegram</text:span></text:p>
      <text:p text:style-name="Standard"><text:span text:style-name="T47"><text:tab/>O<text:tab/>Other</text:span></text:p>
      <text:p text:style-name="P17"/>
      <text:p text:style-name="Standard"><text:span text:style-name="T48">Form F7.6, Field #5, Communication Category</text:span></text:p>
      <text:p text:style-name="P17"/>
      <text:p text:style-name="Standard"><text:span text:style-name="T47"><text:tab/>E<text:tab/>Executive/Administrative Personnel</text:span></text:p>
      <text:p text:style-name="Standard"><text:span text:style-name="T47"><text:tab/>S<text:tab/>Stockholders</text:span></text:p>
      <text:p text:style-name="Standard"><text:span text:style-name="T47"><text:tab/>M<text:tab/>Members</text:span></text:p>
      <text:p text:style-name="Standard"><text:span text:style-name="T47">_______________________________________________________________________</text:span></text:p>
      <text:p text:style-name="P17"/>
      <text:p text:style-name="Standard"><text:span text:style-name="T49">Debt Settlement / Type of Creditor</text:span><text:span text:style-name="T47"> <text:tab/>(Edit: CRED)</text:span></text:p>
      <text:p text:style-name="P17"/>
      <text:p text:style-name="Standard"><text:span text:style-name="T48">Form F8.2 &amp; F8.3, Field #3, Creditor Type</text:span></text:p>
      <text:p text:style-name="P17"/>
      <text:p text:style-name="Standard"><text:span text:style-name="T47"><text:tab/>ICV<text:tab/>Incorporated Commercial Vendor</text:span></text:p>
      <text:p text:style-name="Standard"><text:span text:style-name="T47"><text:tab/>UCV<text:tab/>Unincorporated Commercial Vendor</text:span></text:p>
      <text:p text:style-name="Standard"><text:span text:style-name="T47"><text:tab/>CAN<text:tab/>Candidate</text:span></text:p>
      <text:p text:style-name="Standard"><text:span text:style-name="T47"><text:tab/>EMP<text:tab/>Committee Employee</text:span></text:p>
      <text:p text:style-name="Standard"><text:span text:style-name="T47"><text:tab/>OTH<text:tab/>Other Individual</text:span></text:p>
      <text:p text:style-name="Standard"><text:span text:style-name="T47">__________________________________________________________________</text:span></text:p>
      <text:p text:style-name="P17"/>
      <text:p text:style-name="Standard"><text:span text:style-name="T49">Party Type</text:span><text:span text:style-name="T47"> <text:tab/>(Edit: PTY-TYP)</text:span></text:p>
      <text:p text:style-name="P17"/>
      <text:p text:style-name="Standard"><text:span text:style-name="T48">Form F1, Field #19, Party Type</text:span></text:p>
      <text:p text:style-name="P17"/>
      <text:p text:style-name="Standard"><text:span text:style-name="T47"><text:tab/>NAT<text:tab/>National Party</text:span></text:p>
      <text:p text:style-name="Standard"><text:span text:style-name="T47"><text:tab/>STA<text:tab/>State Party</text:span></text:p>
      <text:p text:style-name="Standard"><text:span text:style-name="T47"><text:tab/>SUB<text:tab/>Subordinate Party Organization</text:span></text:p>
      <text:p text:style-name="P17"/>
      <text:p text:style-name="P47"/>
      <text:p text:style-name="P17"/>
      <text:p text:style-name="Standard"><text:span text:style-name="T49">CODES RELATING TO "H" SCHEDULES</text:span></text:p>
      <text:p text:style-name="P17"/>
      <text:p text:style-name="Standard"><text:span text:style-name="T47">Schedule H2 (Check-box Fields: #4; #5; #6)</text:span></text:p>
      <text:p text:style-name="Standard"><text:span text:style-name="T48">Schedule H4 (Check-box Fields: #15; #16; #17; #18)</text:span></text:p>
      <text:p text:style-name="P17"/>
      <text:p text:style-name="Standard"><text:span text:style-name="T47"><text:tab/>A<text:tab/>Administrative/Voter Drive <text:s/><text:tab/>(H4.15 when Value X)</text:span></text:p>
      <text:p text:style-name="Standard"><text:span text:style-name="T47"><text:tab/>F<text:tab/>Fundraising <text:s text:c="16"/><text:tab/>(H2.4 &amp; H4.16 when Value X)</text:span></text:p>
      <text:p text:style-name="Standard"><text:span text:style-name="T47"><text:tab/>E<text:tab/>Exempt <text:s text:c="21"/><text:tab/>(H2.5 &amp; H4.17 when Value X)</text:span></text:p>
      <text:p text:style-name="Standard"><text:span text:style-name="T47"><text:tab/>D<text:tab/>Direct Candidate Support <text:s text:c="3"/><text:tab/>(H2.6 &amp; H4.18 when Value X)</text:span></text:p>
      <text:p text:style-name="P17"/>
      <text:p text:style-name="Standard"><text:span text:style-name="T47">Note: <text:s/>Above codes are a series of X check-box fields on H2 &amp; H4</text:span></text:p>
      <text:p text:style-name="P17"/>
      <text:p text:style-name="P17"/>
      <text:p text:style-name="Standard"><text:span text:style-name="T48">SCHEDULE H2, Field #7 Allocation Ratios</text:span><text:span text:style-name="T47"> <text:tab/>(Edit: RATIO-CD)</text:span></text:p>
      <text:p text:style-name="P17"/>
      <text:p text:style-name="Standard"><text:span text:style-name="T47"><text:tab/>N<text:tab/>Ratio is {N}ew</text:span></text:p>
      <text:p text:style-name="Standard"><text:span text:style-name="T47"><text:tab/>R<text:tab/>Ratio is {R}evised</text:span></text:p>
      <text:p text:style-name="Standard"><text:span text:style-name="T47"><text:tab/>S<text:tab/>Ratio is {S}ame as previously reported</text:span></text:p>
      <text:p text:style-name="P17"/>
      <text:p text:style-name="P48"/>
      <text:p text:style-name="P17"/>
      <text:p text:style-name="Standard"><text:span text:style-name="T49">Party Codes for Candidates and Committees</text:span><text:span text:style-name="T47"> <text:tab/>(Edit: PTY)</text:span></text:p>
      <text:p text:style-name="P17"/>
      <text:p text:style-name="P18"/>
      <text:p text:style-name="Standard"><text:span text:style-name="T48">Form F1, Field #18 &amp; Form F2, Field #9 - Party Code</text:span></text:p>
      <text:p text:style-name="P17"/>
      <text:p text:style-name="Standard"><text:span text:style-name="T36"><text:tab/>AIC<text:tab/>American Independent Conservative</text:span></text:p>
      <text:p text:style-name="Standard"><text:span text:style-name="T36"><text:tab/>AIP<text:tab/>American Independent Party</text:span></text:p>
      <text:p text:style-name="Standard"><text:span text:style-name="T36"><text:tab/>AMP<text:tab/>American Party</text:span></text:p>
      <text:p text:style-name="Standard"><text:span text:style-name="T36"><text:tab/>APF<text:tab/>American PEOPLE'S FREEDOM PARTY</text:span></text:p>
      <text:p text:style-name="Standard"><text:span text:style-name="T36"><text:tab/>CIT<text:tab/>Citizens' Party <text:s text:c="24"/></text:span></text:p>
      <text:p text:style-name="Standard"><text:span text:style-name="T36"><text:tab/>CMD<text:tab/>Commandments Party <text:s text:c="9"/><text:tab/>(Removed)</text:span></text:p>
      <text:p text:style-name="Standard"><text:span text:style-name="T36"><text:tab/>CMP<text:tab/>Commonwealth Party of the U.S.</text:span></text:p>
      <text:p text:style-name="Standard"><text:span text:style-name="T36"><text:tab/>COM<text:tab/>Communist Party <text:s text:c="12"/><text:tab/>(Old Doc was "M")</text:span></text:p>
      <text:p text:style-name="Standard"><text:span text:style-name="T36"><text:tab/>CRV<text:tab/>Conservative Party</text:span></text:p>
      <text:p text:style-name="Standard"><text:span text:style-name="T36"><text:tab/>CST<text:tab/>Constitutional</text:span></text:p>
      <text:p text:style-name="Standard"><text:span text:style-name="T36"><text:tab/>D/C<text:tab/>Democratic/Conservative</text:span></text:p>
      <text:p text:style-name="Standard"><text:span text:style-name="T36"><text:tab/>DEM<text:tab/>Democratic Party</text:span></text:p>
      <text:p text:style-name="Standard"><text:span text:style-name="T36"><text:tab/>DFL<text:tab/>Democratic-Farm-Labor</text:span></text:p>
      <text:p text:style-name="Standard"><text:span text:style-name="T36"><text:tab/>FLP<text:tab/>Freedom Labor Party</text:span></text:p>
      <text:p text:style-name="Standard"><text:span text:style-name="T36"><text:tab/>GRE<text:tab/>Green Party <text:s text:c="16"/><text:tab/>Added)</text:span></text:p>
      <text:p text:style-name="Standard"><text:span text:style-name="T36"><text:tab/>GWP<text:tab/>George Wallace Party</text:span></text:p>
      <text:p text:style-name="Standard"><text:span text:style-name="T36"><text:tab/>HRP<text:tab/>Human Rights Party</text:span></text:p>
      <text:p text:style-name="Standard"><text:span text:style-name="T36"><text:tab/>IAP<text:tab/>Independent American Party <text:s/><text:tab/>(Added)</text:span></text:p>
      <text:p text:style-name="Standard"><text:span text:style-name="T36"><text:tab/>ICD<text:tab/>Independent Conserv. Democratic</text:span></text:p>
      <text:p text:style-name="Standard"><text:span text:style-name="T36"><text:tab/>IGD<text:tab/>Industrial Government Party</text:span></text:p>
      <text:p text:style-name="Standard"><text:span text:style-name="T36"><text:tab/>IND<text:tab/>Independent</text:span></text:p>
      <text:p text:style-name="Standard"><text:span text:style-name="T36"><text:tab/>LAB<text:tab/>U.S. Labor Party</text:span></text:p>
      <text:p text:style-name="Standard"><text:span text:style-name="T36"><text:tab/>LBL<text:tab/>Liberal Party</text:span></text:p>
      <text:p text:style-name="Standard"><text:span text:style-name="T36"><text:tab/>LBR<text:tab/>Labor Party</text:span></text:p>
      <text:p text:style-name="Standard"><text:span text:style-name="T36"><text:tab/>LBU<text:tab/>Liberty Union Party</text:span></text:p>
      <text:p text:style-name="Standard"><text:span text:style-name="T36"><text:tab/>LFT<text:tab/>Less Federal Taxes</text:span></text:p>
      <text:p text:style-name="Standard"><text:span text:style-name="T36"><text:tab/>LIB<text:tab/>Libertarian</text:span></text:p>
      <text:p text:style-name="Standard"><text:span text:style-name="T36"><text:tab/>LRU<text:tab/>La Raza Unida</text:span></text:p>
      <text:p text:style-name="Standard"><text:span text:style-name="T36"><text:tab/>NAP<text:tab/>Prohibition Party</text:span></text:p>
      <text:p text:style-name="Standard"><text:span text:style-name="T36"><text:tab/>NDP<text:tab/>National Democratic Party</text:span></text:p>
      <text:p text:style-name="Standard"><text:span text:style-name="T36"><text:tab/>NLP<text:tab/>Natural Law Party</text:span></text:p>
      <text:p text:style-name="Standard"><text:span text:style-name="T36"><text:tab/>NNE<text:tab/>None</text:span></text:p>
      <text:p text:style-name="Standard"><text:span text:style-name="T36"><text:tab/>OTH<text:tab/>Other <text:s text:c="22"/><text:tab/>(Added)</text:span></text:p>
      <text:p text:style-name="Standard"><text:span text:style-name="T36"><text:tab/>PAF<text:tab/>Peace and Freedom</text:span></text:p>
      <text:p text:style-name="Standard"><text:span text:style-name="T36"><text:tab/>PFD<text:tab/>Peace Freedom Party</text:span></text:p>
      <text:p text:style-name="Standard"><text:span text:style-name="T36"><text:tab/>POP<text:tab/>People Over Politics</text:span></text:p>
      <text:p text:style-name="Standard"><text:span text:style-name="T36"><text:tab/>PPD<text:tab/>Protest, Progress, Dignity</text:span></text:p>
      <text:p text:style-name="Standard"><text:span text:style-name="T36"><text:tab/>PPY<text:tab/>People's Party</text:span></text:p>
      <text:p text:style-name="Standard"><text:span text:style-name="T36"><text:tab/>REF<text:tab/>Reform Party</text:span></text:p>
      <text:p text:style-name="Standard"><text:span text:style-name="T36"><text:tab/>REP<text:tab/>Republican Party</text:span></text:p>
      <text:p text:style-name="Standard"><text:span text:style-name="T36"><text:tab/>RTL<text:tab/>Right to Life</text:span></text:p>
      <text:p text:style-name="Standard"><text:span text:style-name="T36"><text:tab/>RUP<text:tab/>Raza Unida Party <text:s text:c="11"/><text:tab/>(Removed / redundant with LRU)</text:span></text:p>
      <text:p text:style-name="Standard"><text:span text:style-name="T36"><text:tab/>SLP<text:tab/>Socialist Labor Party</text:span></text:p>
      <text:p text:style-name="Standard"><text:span text:style-name="T36"><text:tab/>SUS<text:tab/>Socialist Party U.S.A.</text:span></text:p>
      <text:p text:style-name="Standard"><text:span text:style-name="T36"><text:tab/>SWP<text:tab/>Socialist Workers Party</text:span></text:p>
      <text:p text:style-name="Standard"><text:span text:style-name="T36"><text:tab/>THD<text:tab/>Theo-Dem</text:span></text:p>
      <text:p text:style-name="Standard"><text:span text:style-name="T36"><text:tab/>TWR<text:tab/>Taxpayers Without Representation (Removed)</text:span></text:p>
      <text:p text:style-name="Standard"><text:span text:style-name="T36"><text:tab/>TX<text:tab/>Taxpayers <text:s text:c="19"/><text:tab/>(Old Doc was "TXT")</text:span></text:p>
      <text:p text:style-name="Standard"><text:span text:style-name="T36"><text:tab/>UNK<text:tab/>Unknown</text:span></text:p>
      <text:p text:style-name="Standard"><text:span text:style-name="T36"><text:tab/>USP<text:tab/>U.S. People's Party</text:span></text:p>
      <text:p text:style-name="P17"/>
      <text:p text:style-name="P49"/>
      <text:p text:style-name="P17"/>
      <text:p text:style-name="Standard"><text:span text:style-name="T49">Report Codes</text:span><text:span text:style-name="T47"> <text:tab/>(Edit: RPT-TYP)</text:span></text:p>
      <text:p text:style-name="P17"/>
      <text:p text:style-name="Standard"><text:span text:style-name="T47"><text:tab/><text:tab/>(10-day codes removed 11/2/1998)</text:span></text:p>
      <text:p text:style-name="Standard"><text:span text:style-name="T47"><text:tab/>12C<text:tab/>Pre-Convention</text:span></text:p>
      <text:p text:style-name="Standard"><text:span text:style-name="T47"><text:tab/>12G<text:tab/>Pre-General</text:span></text:p>
      <text:p text:style-name="Standard"><text:span text:style-name="T47"><text:tab/>12P<text:tab/>Pre-Primary</text:span></text:p>
      <text:p text:style-name="Standard"><text:span text:style-name="T47"><text:tab/>12R<text:tab/>Pre-Runoff</text:span></text:p>
      <text:p text:style-name="Standard"><text:span text:style-name="T47"><text:tab/>12S<text:tab/>Pre-Special</text:span></text:p>
      <text:p text:style-name="Standard"><text:span text:style-name="T47"><text:tab/><text:tab/>(code removed 3/26/1999)</text:span></text:p>
      <text:p text:style-name="Header"><text:span text:style-name="T47"><text:tab/>30G<text:tab/>Post-General</text:span></text:p>
      <text:p text:style-name="Standard"><text:span text:style-name="T47"><text:tab/><text:tab/>(code removed 3/26/1999)</text:span></text:p>
      <text:p text:style-name="Standard"><text:span text:style-name="T47"><text:tab/>30R<text:tab/>Post-Runoff</text:span></text:p>
      <text:p text:style-name="Standard"><text:span text:style-name="T47"><text:tab/>30S<text:tab/>Post-Special</text:span></text:p>
      <text:p text:style-name="Standard"><text:span text:style-name="T47"><text:tab/>60D<text:tab/>60 Day Post Convention of a Presidential Host Committee</text:span></text:p>
      <text:p text:style-name="P17"/>
      <text:p text:style-name="Standard"><text:span text:style-name="T47"><text:tab/><text:tab/>(code removed 3/26/1999)</text:span></text:p>
      <text:p text:style-name="Standard"><text:span text:style-name="T47"><text:tab/>M2<text:tab/>February Monthly</text:span></text:p>
      <text:p text:style-name="Standard"><text:span text:style-name="T47"><text:tab/>M3<text:tab/>March Monthly</text:span></text:p>
      <text:p text:style-name="Standard"><text:span text:style-name="T47"><text:tab/>M4<text:tab/>April Monthly</text:span></text:p>
      <text:p text:style-name="Standard"><text:span text:style-name="T47"><text:tab/>M5<text:tab/>May Monthly</text:span></text:p>
      <text:p text:style-name="Standard"><text:span text:style-name="T47"><text:tab/>M6<text:tab/>June Monthly</text:span></text:p>
      <text:p text:style-name="Standard"><text:span text:style-name="T47"><text:tab/>M7<text:tab/>July Monthly</text:span></text:p>
      <text:p text:style-name="Standard"><text:span text:style-name="T47"><text:tab/>M8<text:tab/>August Monthly</text:span></text:p>
      <text:p text:style-name="Standard"><text:span text:style-name="T47"><text:tab/>M9<text:tab/>September Monthly</text:span></text:p>
      <text:p text:style-name="Standard"><text:span text:style-name="T47"><text:tab/>M10<text:tab/>October Monthly</text:span></text:p>
      <text:p text:style-name="Standard"><text:span text:style-name="T47"><text:tab/>M11<text:tab/>November Monthly</text:span></text:p>
      <text:p text:style-name="Standard"><text:span text:style-name="T47"><text:tab/>M12<text:tab/>December Monthly</text:span></text:p>
      <text:p text:style-name="P17"/>
      <text:p text:style-name="Standard"><text:span text:style-name="T47"><text:tab/>MY<text:tab/>Mid-year Report</text:span></text:p>
      <text:p text:style-name="Standard"><text:span text:style-name="T47"><text:tab/>Q1<text:tab/>April Quarterly</text:span></text:p>
      <text:p text:style-name="Standard"><text:span text:style-name="T47"><text:tab/>Q2<text:tab/>July Quarterly</text:span></text:p>
      <text:p text:style-name="Standard"><text:span text:style-name="T47"><text:tab/>Q3<text:tab/>October Quarterly</text:span></text:p>
      <text:p text:style-name="Standard"><text:span text:style-name="T47"><text:tab/>YE<text:tab/>Year-end</text:span></text:p>
      <text:p text:style-name="Standard"><text:span text:style-name="T47"><text:tab/>TER<text:tab/>Termination Report</text:span></text:p>
      <text:p text:style-name="P17"/>
      <text:p text:style-name="Standard"><text:span text:style-name="T19"><text:tab/>24<text:tab/>24-hour Report <text:s/>(Form F5)</text:span></text:p>
      <text:p text:style-name="Standard"><text:span text:style-name="T19"><text:tab/>48<text:tab/>48-hour Report <text:s/>(Form F5)</text:span></text:p>
      <text:p text:style-name="P17"/>
      <text:p text:style-name="P17"/>
      <text:p text:style-name="Standard"><text:span text:style-name="T48">Accepted Report Codes by Form Type:</text:span></text:p>
      <text:p text:style-name="P18"/>
      <text:p text:style-name="Standard"><text:span text:style-name="T48">Form</text:span><text:span text:style-name="T47"> <text:s/></text:span><text:span text:style-name="T48">Report Code...</text:span></text:p>
      <text:p text:style-name="Standard"><text:span text:style-name="T47">F3: <text:s text:c="2"/>Q1; Q2; Q3; YE; TER; MY; 12G; 12P; 12R; 12S; 12C; 30G; 30R; 30S</text:span></text:p>
      <text:p text:style-name="Standard"><text:span text:style-name="T47">F3P: <text:s/>Q1; Q2; Q3; YE; TER; 12G; 12P; 12R; 12S; 12C; 30G; M2-M12</text:span></text:p>
      <text:p text:style-name="Standard"><text:span text:style-name="T47">F3X: <text:s/>Q1; Q2; Q3; YE; TER; MY; 12G; 12P; 12R; 12S; 12C; 30G; 30R; 30S;</text:span></text:p>
      <text:p text:style-name="Standard"><text:span text:style-name="T47"><text:s text:c="6"/>M2-M12</text:span></text:p>
      <text:p text:style-name="Standard"><text:span text:style-name="T47">F4: <text:s text:c="2"/>Q1; Q2; Q3; YE; TER; 60D</text:span></text:p>
      <text:p text:style-name="Standard"><text:span text:style-name="T47">F5: <text:s text:c="2"/>Q1; Q2; Q3; YE; MY; 12G; 12P; 12R; 12S; 12C; 30G</text:span><text:span text:style-name="T19">; 24; 48</text:span></text:p>
      <text:p text:style-name="Standard"><text:soft-page-break/><text:span text:style-name="T47">F7: <text:s text:c="2"/>Q1; Q2; Q3; YE; 12G</text:span></text:p>
      <text:p text:style-name="P17"/>
      <text:p text:style-name="P50"/>
      <text:p text:style-name="P17"/>
      <text:p text:style-name="Standard"><text:span text:style-name="T49">Itemized Transaction Codes (Schedules A &amp; B)</text:span><text:span text:style-name="T47"> <text:tab/>(Edit: TRAN)</text:span></text:p>
      <text:p text:style-name="P17"/>
      <text:p text:style-name="Standard"><text:span text:style-name="T36"><text:tab/>15<text:tab/>Contribution</text:span></text:p>
      <text:p text:style-name="Standard"><text:span text:style-name="T36"><text:tab/>15C<text:tab/>Contribution from Candidate</text:span></text:p>
      <text:p text:style-name="Standard"><text:span text:style-name="T36"><text:tab/>15E<text:tab/>Earmarked Contribution</text:span></text:p>
      <text:p text:style-name="Standard"><text:span text:style-name="T36"><text:tab/>15F<text:tab/>Loans Forgiven by Candidate</text:span></text:p>
      <text:p text:style-name="Standard"><text:span text:style-name="T36"><text:tab/>15I<text:tab/>Earmarked Intermediary in</text:span></text:p>
      <text:p text:style-name="Standard"><text:span text:style-name="T36"><text:tab/>15J<text:tab/>Memo(Filers' % of Contrb Given to Jt FR)</text:span></text:p>
      <text:p text:style-name="Standard"><text:span text:style-name="T36"><text:tab/>15T<text:tab/>Earmarked Intermediary Treasury In</text:span></text:p>
      <text:p text:style-name="Standard"><text:span text:style-name="T36"><text:tab/>15Z<text:tab/>In-kind Contr Recvd from Reg. Filer</text:span></text:p>
      <text:p text:style-name="Standard"><text:span text:style-name="T36"><text:tab/>16C<text:tab/>Loans Received from the Candidate</text:span></text:p>
      <text:p text:style-name="Standard"><text:span text:style-name="T36"><text:tab/>16F<text:tab/>Loans Received from Banks</text:span></text:p>
      <text:p text:style-name="Standard"><text:span text:style-name="T36"><text:tab/>16G<text:tab/>Loan from Individual</text:span></text:p>
      <text:p text:style-name="Standard"><text:span text:style-name="T36"><text:tab/>16H<text:tab/>Loan from Candidate/Committee</text:span></text:p>
      <text:p text:style-name="Standard"><text:span text:style-name="T36"><text:tab/>16J<text:tab/>Loan Rep from Individual</text:span></text:p>
      <text:p text:style-name="Standard"><text:span text:style-name="T36"><text:tab/>16K<text:tab/>Loan Rep from Candidate/Committee</text:span></text:p>
      <text:p text:style-name="Standard"><text:span text:style-name="T36"><text:tab/>16L<text:tab/>Loan Rep Recvd from Unreg. Entity</text:span></text:p>
      <text:p text:style-name="Standard"><text:span text:style-name="T36"><text:tab/>16R<text:tab/>Loans Received from Reg Filers</text:span></text:p>
      <text:p text:style-name="Standard"><text:span text:style-name="T36"><text:tab/>16U<text:tab/>Loan Recvd from Unreg. Entity</text:span></text:p>
      <text:p text:style-name="Standard"><text:span text:style-name="T36"><text:tab/>17R<text:tab/>Contr Ref Rcvd from Reg Filer</text:span></text:p>
      <text:p text:style-name="Standard"><text:span text:style-name="T36"><text:tab/>17U<text:tab/>Ref/Reb/Ret Recvd from Unreg. Entity</text:span></text:p>
      <text:p text:style-name="Standard"><text:span text:style-name="T36"><text:tab/>17Y<text:tab/>Ref/Reb/Ret from Individual/Corporation</text:span></text:p>
      <text:p text:style-name="Standard"><text:span text:style-name="T36"><text:tab/>17Z<text:tab/>Ref/Reb/Ret from Candidate/Committee</text:span></text:p>
      <text:p text:style-name="Standard"><text:span text:style-name="T36"><text:tab/>18G<text:tab/>Transfer In Affiliated</text:span></text:p>
      <text:p text:style-name="Standard"><text:span text:style-name="T36"><text:tab/>18H<text:tab/>Honorarium Received</text:span></text:p>
      <text:p text:style-name="Standard"><text:span text:style-name="T36"><text:tab/>18J<text:tab/>Memo(Filer's % of Contrb Given to Jt FR)</text:span></text:p>
      <text:p text:style-name="Standard"><text:span text:style-name="T36"><text:tab/>18K<text:tab/>Contribution Recvd From Reg Filer</text:span></text:p>
      <text:p text:style-name="Standard"><text:span text:style-name="T36"><text:tab/>18S<text:tab/>Receipts from Sec of State</text:span></text:p>
      <text:p text:style-name="Standard"><text:span text:style-name="T36"><text:tab/>18U<text:tab/>Contribution Recvd from Unreg.</text:span></text:p>
      <text:p text:style-name="Standard"><text:span text:style-name="T36"><text:tab/>20C<text:tab/>LOAN Repayments Made to Candidate</text:span></text:p>
      <text:p text:style-name="Standard"><text:span text:style-name="T36"><text:tab/>20F<text:tab/>LOAN Repayments Made to Banks</text:span></text:p>
      <text:p text:style-name="Standard"><text:span text:style-name="T36"><text:tab/>20G<text:tab/>LOAN Repayments Made to Individual</text:span></text:p>
      <text:p text:style-name="Standard"><text:span text:style-name="T36"><text:tab/>20R<text:tab/>LOAN Repayments Made to Reg Filer</text:span></text:p>
      <text:p text:style-name="Standard"><text:span text:style-name="T36"><text:tab/>22G<text:tab/>Loan to Individual</text:span></text:p>
      <text:p text:style-name="Standard"><text:span text:style-name="T36"><text:tab/>22H<text:tab/>Loan to Candidate/Committee</text:span></text:p>
      <text:p text:style-name="Standard"><text:span text:style-name="T36"><text:tab/>22J<text:tab/>Loan Rep to Individual</text:span></text:p>
      <text:p text:style-name="Standard"><text:span text:style-name="T36"><text:tab/>22K<text:tab/>Loan Rep to Candidate/Committee</text:span></text:p>
      <text:p text:style-name="Standard"><text:span text:style-name="T36"><text:tab/>22L<text:tab/>Loan Rep to Bank</text:span></text:p>
      <text:p text:style-name="Standard"><text:span text:style-name="T36"><text:tab/>22R<text:tab/>Contrib Refund to Unreg. Entity</text:span></text:p>
      <text:p text:style-name="Standard"><text:span text:style-name="T36"><text:tab/>22U<text:tab/>Loan Repaid to Unregistered Entity</text:span></text:p>
      <text:p text:style-name="Standard"><text:span text:style-name="T36"><text:tab/>22X<text:tab/>Loan made to Unregistered Entity</text:span></text:p>
      <text:p text:style-name="Standard"><text:span text:style-name="T36"><text:tab/>22Y<text:tab/>Contribution Ref to Individual</text:span></text:p>
      <text:p text:style-name="Standard"><text:span text:style-name="T36"><text:tab/>22Z<text:tab/>Contribution Ref to Candidate/Committee</text:span></text:p>
      <text:p text:style-name="Standard"><text:span text:style-name="T36"><text:tab/>24A<text:tab/>Independent Expenditure Against</text:span></text:p>
      <text:p text:style-name="Standard"><text:span text:style-name="T36"><text:tab/>24C<text:tab/>Coordinated Expenditure</text:span></text:p>
      <text:p text:style-name="Standard"><text:span text:style-name="T36"><text:tab/>24E<text:tab/>Independent Expenditure for</text:span></text:p>
      <text:p text:style-name="Standard"><text:span text:style-name="T36"><text:tab/>24F<text:tab/>Commun Cost for Candidate (C7)</text:span></text:p>
      <text:p text:style-name="Standard"><text:span text:style-name="T36"><text:tab/>24G<text:tab/>Transfer Out Affiliated</text:span></text:p>
      <text:p text:style-name="Standard"><text:span text:style-name="T36"><text:tab/>24H<text:tab/>Honorarium to Candidate</text:span></text:p>
      <text:p text:style-name="Standard"><text:span text:style-name="T36"><text:tab/>24I<text:tab/>Earmarked Intermediary Out</text:span></text:p>
      <text:p text:style-name="Standard"><text:span text:style-name="T36"><text:tab/>24K<text:tab/>Contribution made to Non-affiliated</text:span></text:p>
      <text:p text:style-name="Standard"><text:span text:style-name="T36"><text:tab/>24N<text:tab/>Commun Cost Against Candidate (C7)</text:span></text:p>
      <text:p text:style-name="Standard"><text:span text:style-name="T36"><text:tab/>24P<text:tab/>Contrib made to Possible Candidate</text:span></text:p>
      <text:p text:style-name="Standard"><text:span text:style-name="T36"><text:tab/>24R<text:tab/>Election Recount DiSbursement</text:span></text:p>
      <text:p text:style-name="Standard"><text:span text:style-name="T36"><text:tab/>24T<text:tab/>Earmarked Intermediary Treasury Out</text:span></text:p>
      <text:p text:style-name="Standard"><text:span text:style-name="T36"><text:tab/>24U<text:tab/>Contribution Made to Unregistered</text:span></text:p>
      <text:p text:style-name="Standard"><text:span text:style-name="T36"><text:tab/>24Z<text:tab/>In-kind Contrib Made to Reg. Filer</text:span></text:p>
      <text:p text:style-name="P13"/>
      <text:p text:style-name="P17"/>
      <text:p text:style-name="P53"/>
      <text:p text:style-name="P17"/>
      <text:p text:style-name="Body_20_Text_20_2"><text:span text:style-name="T35">New disbursement codes have been created. They are more specific than most of the codes listed above but should still be reported in the Transaction Code field. These codes augment the Purpose of Disbursement information Rather than replacing it.</text:span></text:p>
      <text:p text:style-name="P17"/>
      <text:p text:style-name="P51"><text:span text:style-name="T38">001 <text:s/><text:tab/>Administrative/Salary/Overhead Expenses (e.g., rent, staff salaries, postage, office supplies, equipment, furniture, ballot access fees, petition drives, party fees and legal and accounting expenses)</text:span></text:p>
      <text:p text:style-name="P51"><text:span text:style-name="T38">002 <text:s/><text:tab/>Travel Expenses - including travel reimbursement expenses </text:span></text:p>
      <text:p text:style-name="P52"><text:span text:style-name="T38">(e.g., costs of commercial carrier tickets; reimbursements for use of private vehicles, advance payments for use of corporate aircraft; lodging and meal expenses incurred during travel)</text:span></text:p>
      <text:p text:style-name="Body_20_Text_20_Indent_20_3"><text:span text:style-name="T14">003</text:span><text:span text:style-name="T13"> <text:s/></text:span><text:span text:style-name="T14"><text:tab/>Solicitation and Fundraising Expenses</text:span><text:span text:style-name="T13"> (e.g., costs for direct mail solicitations and fundraising events including printing, mailing lists, consultant fees, call lists, invitations, catering costs and room rental)</text:span></text:p>
      <text:p text:style-name="Standard"><text:span text:style-name="T14">004</text:span><text:span text:style-name="T13"> <text:s/><text:tab/></text:span><text:span text:style-name="T14">Advertising Expenses</text:span><text:span text:style-name="T13"> -including general public political advertising (e.g., purchases of radio/television broadcast/cable time, print advertisements and related production costs)</text:span></text:p>
      <text:p text:style-name="Standard"><text:span text:style-name="T14">005 <text:s/><text:tab/>Polling Expenses</text:span></text:p>
      <text:p text:style-name="Standard"><text:span text:style-name="T14">006</text:span><text:span text:style-name="T13"> <text:s/></text:span><text:span text:style-name="T14"><text:tab/>Campaign Materials</text:span><text:span text:style-name="T13"> (e.g., buttons, bumper stickers, brochures, mass mailings, pens, posters, balloons)</text:span></text:p>
      <text:p text:style-name="Standard"><text:span text:style-name="T14">007</text:span><text:span text:style-name="T13"> <text:s/><text:tab/></text:span><text:span text:style-name="T14">Campaign Event Expenses</text:span><text:span text:style-name="T13"> (e.g., costs associated with candidate appearances, campaign rallies, town meetings, phone banks, including catering costs, door to door get-out-the-vote efforts and driving voters to the polls)</text:span></text:p>
      <text:p text:style-name="Standard"><text:span text:style-name="T14">008</text:span><text:span text:style-name="T13"> <text:s/><text:tab/></text:span><text:span text:style-name="T14">Transfers </text:span><text:span text:style-name="T13"><text:s/>(e.g., to other authorized committees of the same candidate)</text:span></text:p>
      <text:p text:style-name="Standard"><text:span text:style-name="T14">009</text:span><text:span text:style-name="T13"> <text:s/></text:span><text:span text:style-name="T14"><text:tab/>Loan Repayments</text:span><text:span text:style-name="T13"> <text:s/>(e.g., repayments of loans made or guaranteed by the candidate or any other person)</text:span></text:p>
      <text:p text:style-name="Standard"><text:span text:style-name="T14">010</text:span><text:span text:style-name="T13"> <text:s/><text:tab/></text:span><text:span text:style-name="T14">Refunds of Contributions</text:span><text:span text:style-name="T13"> (e.g., contribution refunds to individuals/ persons, political party committees or other political committees)</text:span></text:p>
      <text:p text:style-name="Standard"><text:span text:style-name="T14">011</text:span><text:span text:style-name="T13"> <text:s/><text:tab/></text:span><text:span text:style-name="T14">Political Contributions</text:span><text:span text:style-name="T13"> (e.g., contributions to other federal candidates and committees, donations to nonfederal candidates and committees)</text:span></text:p>
      <text:p text:style-name="P54"><text:span text:style-name="T14">012</text:span><text:span text:style-name="T13"> <text:s/></text:span><text:span text:style-name="T14"><text:tab/>Donations</text:span><text:span text:style-name="T13"> (e.g., donations to charitable or civic</text:span><text:span text:style-name="T6"> organizations</text:span><text:span text:style-name="T13"> </text:span></text:p>
      <text:p text:style-name="P17"/>
      <text:p text:style-name="Standard"><text:span text:style-name="T49">STATE CODES</text:span><text:span text:style-name="T47"> <text:tab/>(Edit: ST)</text:span></text:p>
      <text:p text:style-name="P17"/>
      <text:p text:style-name="Standard"><text:span text:style-name="T43"><text:tab/>AK<text:tab/>Alaska</text:span></text:p>
      <text:p text:style-name="Standard"><text:span text:style-name="T43"><text:tab/>AL<text:tab/>Alabama</text:span></text:p>
      <text:p text:style-name="Standard"><text:span text:style-name="T43"><text:tab/>AR<text:tab/>Arkansas</text:span></text:p>
      <text:p text:style-name="Standard"><text:span text:style-name="T43"><text:tab/>AS<text:tab/>American Samoa</text:span></text:p>
      <text:p text:style-name="Standard"><text:span text:style-name="T43"><text:tab/>AZ<text:tab/>Arizona</text:span></text:p>
      <text:p text:style-name="Standard"><text:span text:style-name="T43"><text:tab/>CA<text:tab/>California</text:span></text:p>
      <text:p text:style-name="Standard"><text:span text:style-name="T43"><text:tab/>CO<text:tab/>Colorado</text:span></text:p>
      <text:p text:style-name="Standard"><text:span text:style-name="T43"><text:tab/>CT<text:tab/>Connecticut</text:span></text:p>
      <text:p text:style-name="Standard"><text:span text:style-name="T43"><text:tab/>DC<text:tab/>District of Columbia</text:span></text:p>
      <text:p text:style-name="Standard"><text:span text:style-name="T43"><text:tab/>DE<text:tab/>Delaware</text:span></text:p>
      <text:p text:style-name="Standard"><text:span text:style-name="T43"><text:tab/>FL<text:tab/>Florida</text:span></text:p>
      <text:p text:style-name="Standard"><text:span text:style-name="T43"><text:tab/>GA<text:tab/>Georgia</text:span></text:p>
      <text:p text:style-name="Standard"><text:span text:style-name="T43"><text:tab/>GU<text:tab/>Guam</text:span></text:p>
      <text:p text:style-name="Standard"><text:span text:style-name="T43"><text:tab/>HI<text:tab/>Hawaii</text:span></text:p>
      <text:p text:style-name="Standard"><text:span text:style-name="T43"><text:tab/>IA<text:tab/>Iowa</text:span></text:p>
      <text:p text:style-name="Standard"><text:span text:style-name="T43"><text:tab/>ID<text:tab/>Idaho</text:span></text:p>
      <text:p text:style-name="Standard"><text:span text:style-name="T43"><text:tab/>IL<text:tab/>Illinois</text:span></text:p>
      <text:p text:style-name="Standard"><text:span text:style-name="T43"><text:tab/>IN<text:tab/>Indiana</text:span></text:p>
      <text:p text:style-name="Standard"><text:span text:style-name="T43"><text:tab/>KS<text:tab/>Kansas</text:span></text:p>
      <text:p text:style-name="Standard"><text:span text:style-name="T43"><text:tab/>KY<text:tab/>Kentucky</text:span></text:p>
      <text:p text:style-name="Standard"><text:span text:style-name="T43"><text:tab/>LA<text:tab/>Louisiana</text:span></text:p>
      <text:p text:style-name="Standard"><text:span text:style-name="T43"><text:tab/>MA<text:tab/>Massachusetts</text:span></text:p>
      <text:p text:style-name="Standard"><text:span text:style-name="T43"><text:tab/>MD<text:tab/>Maryland</text:span></text:p>
      <text:p text:style-name="Standard"><text:span text:style-name="T43"><text:tab/>ME<text:tab/>Maine</text:span></text:p>
      <text:p text:style-name="Standard"><text:span text:style-name="T43"><text:tab/>MI<text:tab/>Michigan</text:span></text:p>
      <text:p text:style-name="Standard"><text:span text:style-name="T43"><text:tab/>MN<text:tab/>Minnesota</text:span></text:p>
      <text:p text:style-name="Standard"><text:span text:style-name="T43"><text:tab/>MO<text:tab/>Missouri</text:span></text:p>
      <text:p text:style-name="Standard"><text:span text:style-name="T43"><text:tab/>MP<text:tab/>Mariana Islands</text:span></text:p>
      <text:p text:style-name="Standard"><text:span text:style-name="T43"><text:tab/>MS<text:tab/>Mississippi</text:span></text:p>
      <text:p text:style-name="Standard"><text:span text:style-name="T43"><text:tab/>MT<text:tab/>Montana</text:span></text:p>
      <text:p text:style-name="Standard"><text:span text:style-name="T43"><text:tab/>NC<text:tab/>North Carolina</text:span></text:p>
      <text:p text:style-name="Standard"><text:span text:style-name="T43"><text:tab/>ND<text:tab/>North Dakota</text:span></text:p>
      <text:p text:style-name="Standard"><text:span text:style-name="T43"><text:tab/>NE<text:tab/>Nebraska</text:span></text:p>
      <text:p text:style-name="Standard"><text:span text:style-name="T43"><text:tab/>NH<text:tab/>New Hampshire</text:span></text:p>
      <text:p text:style-name="Standard"><text:span text:style-name="T43"><text:tab/>NJ<text:tab/>New Jersey</text:span></text:p>
      <text:p text:style-name="Standard"><text:span text:style-name="T43"><text:tab/>NM<text:tab/>New Mexico</text:span></text:p>
      <text:p text:style-name="Standard"><text:span text:style-name="T43"><text:tab/>NV<text:tab/>Nevada</text:span></text:p>
      <text:p text:style-name="Standard"><text:span text:style-name="T43"><text:tab/>NY<text:tab/>New York</text:span></text:p>
      <text:p text:style-name="Standard"><text:span text:style-name="T43"><text:tab/>OH<text:tab/>Ohio</text:span></text:p>
      <text:p text:style-name="Standard"><text:span text:style-name="T43"><text:tab/>OK<text:tab/>Oklahoma</text:span></text:p>
      <text:p text:style-name="Standard"><text:span text:style-name="T43"><text:tab/>OR<text:tab/>Oregon</text:span></text:p>
      <text:p text:style-name="Standard"><text:span text:style-name="T43"><text:tab/>PA<text:tab/>Pennsylvania</text:span></text:p>
      <text:p text:style-name="Standard"><text:span text:style-name="T43"><text:tab/>PR<text:tab/>Puerto Rico</text:span></text:p>
      <text:p text:style-name="Standard"><text:span text:style-name="T43"><text:tab/>RI<text:tab/>Rhode Island</text:span></text:p>
      <text:p text:style-name="Standard"><text:span text:style-name="T43"><text:tab/>SC<text:tab/>South Carolina</text:span></text:p>
      <text:p text:style-name="Standard"><text:span text:style-name="T43"><text:tab/>SD<text:tab/>South Dakota</text:span></text:p>
      <text:p text:style-name="Standard"><text:span text:style-name="T43"><text:tab/>TN<text:tab/>Tennessee</text:span></text:p>
      <text:p text:style-name="Standard"><text:span text:style-name="T43"><text:tab/>TX<text:tab/>Texas</text:span></text:p>
      <text:p text:style-name="Standard"><text:span text:style-name="T43"><text:tab/>UT<text:tab/>Utah</text:span></text:p>
      <text:p text:style-name="Standard"><text:span text:style-name="T43"><text:tab/>VA<text:tab/>Virginia</text:span></text:p>
      <text:p text:style-name="Standard"><text:span text:style-name="T43"><text:tab/>VI<text:tab/>Virgin Islands</text:span></text:p>
      <text:p text:style-name="Standard"><text:span text:style-name="T43"><text:tab/>VT<text:tab/>Vermont</text:span></text:p>
      <text:p text:style-name="Standard"><text:span text:style-name="T43"><text:tab/>WA<text:tab/>Washington</text:span></text:p>
      <text:p text:style-name="Standard"><text:span text:style-name="T43"><text:tab/>WI<text:tab/>Wisconsin</text:span></text:p>
      <text:p text:style-name="Standard"><text:span text:style-name="T43"><text:tab/>WV<text:tab/>West Virginia</text:span></text:p>
      <text:p text:style-name="Standard"><text:span text:style-name="T43"><text:tab/>WY<text:tab/>Wyoming</text:span></text:p>
      <text:p text:style-name="Standard"><text:span text:style-name="T43"><text:tab/>ZZ<text:tab/>Foreign Countries</text:span></text:p>
      <text:p text:style-name="P55"/>
      <text:p text:style-name="P7"/>
      <text:p text:style-name="Standard"><text:span text:style-name="T49">Valid RECORD TYPE (field #1) codes for Schedules SA, SB, SC and SD depending on kind of Filing {F3, F3X, F3P or F4}</text:span></text:p>
      <text:p text:style-name="P19"/>
      <text:p text:style-name="P19"/>
      <text:p text:style-name="Standard"><text:span text:style-name="T49">F3 filings:</text:span></text:p>
      <text:p text:style-name="P19"/>
      <text:p text:style-name="Standard"><text:span text:style-name="T50">SA{line number}: <text:s/></text:span><text:span text:style-name="T47">{'SA11AI' or 'SA11A1'}, 'SA11B', 'SA11C', 'SA11D', 'SA12' 'SA13A', 'SA13B', 'SA14', 'SA15'</text:span></text:p>
      <text:p text:style-name="P17"/>
      <text:p text:style-name="Standard"><text:span text:style-name="T50">SB{line number}: <text:s/></text:span><text:span text:style-name="T47">'SB17', 'SB18', 'SB19A', 'SB19B', 'SB20A', 'SB20B', 'SB20C', 'SB21'. </text:span></text:p>
      <text:p text:style-name="P17"/>
      <text:p text:style-name="Standard"><text:span text:style-name="T50">SC{line number}: <text:s/></text:span><text:span text:style-name="T47">'SC9', 'SC10'</text:span></text:p>
      <text:p text:style-name="Standard"><text:span text:style-name="T50">SD{line number}: <text:s/></text:span><text:span text:style-name="T47">'SD9', 'SD10'</text:span></text:p>
      <text:p text:style-name="P19"/>
      <text:p text:style-name="P19"/>
      <text:p text:style-name="P19"/>
      <text:p text:style-name="Standard"><text:span text:style-name="T49">F3X filings:</text:span></text:p>
      <text:p text:style-name="P19"/>
      <text:p text:style-name="Standard"><text:span text:style-name="T50">SA{line number}: <text:s/></text:span><text:span text:style-name="T47">{'SA11AI' or 'SA11A1'}, 'SA11B', 'SA11C', 'SA12', 'SA13', 'SA14', 'SA15', 'SA16', 'SA17', 'SA18', {&amp; 'SASI1' for Sched I filers}, </text:span><text:span text:style-name="T19">{&amp; 'SASL1A', 'SASL2' for Sched L filers}.</text:span></text:p>
      <text:p text:style-name="P17"/>
      <text:p text:style-name="Standard"><text:span text:style-name="T50">SB{line number}: <text:s/></text:span><text:span text:style-name="T47">'SB21B', 'SB22', 'SB23', 'SB26', 'SB27', 'SB28A', 'SB28B', 'SB28C', 'SB29' {&amp; 'SBSI2', 'SBSI3', 'SBSI4', 'SBSI5' for Schedule I filers}, </text:span><text:span text:style-name="T19">{&amp; 'SBSL4A', 'SBSL4B', 'SBSL4C', 'SBSL4D', 'SBSL5' for Schedule L filers}</text:span><text:span text:style-name="T47">.</text:span></text:p>
      <text:p text:style-name="P17"/>
      <text:p text:style-name="Standard"><text:span text:style-name="T50">SC{line number}: <text:s/></text:span><text:span text:style-name="T47">'SC9', 'SC10'</text:span></text:p>
      <text:p text:style-name="Standard"><text:span text:style-name="T50">SD{line number}: <text:s/></text:span><text:span text:style-name="T47">'SD9', 'SD10'</text:span></text:p>
      <text:p text:style-name="P19"/>
      <text:p text:style-name="P19"/>
      <text:p text:style-name="P19"/>
      <text:p text:style-name="Standard"><text:span text:style-name="T49">F3P filings:</text:span></text:p>
      <text:p text:style-name="P19"/>
      <text:p text:style-name="Standard"><text:span text:style-name="T50">SA{line number}: <text:s/></text:span><text:span text:style-name="T47">'SA16', 'SA17A', 'SA17B', 'SA17C', 'SA17D', 'SA18', 'SA19A', 'SA19B', 'SA20A', 'SA20B', 'SA20C', 'SA21'.</text:span></text:p>
      <text:p text:style-name="P17"/>
      <text:p text:style-name="Standard"><text:span text:style-name="T50">SB{line number}: <text:s/></text:span><text:span text:style-name="T47">'SB23', 'SB24', 'SB25', 'SB26', 'SB27A', 'SB27B', 'SB28A', 'SB28B', 'SB28C', 'SB29'. </text:span></text:p>
      <text:p text:style-name="P17"/>
      <text:p text:style-name="Standard"><text:span text:style-name="T50">SC{line number}: <text:s/></text:span><text:span text:style-name="T47">'SC11', 'SC12'</text:span></text:p>
      <text:p text:style-name="Standard"><text:span text:style-name="T50">SD{line number}: <text:s/></text:span><text:span text:style-name="T47">'SD11', 'SD12'</text:span></text:p>
      <text:p text:style-name="P19"/>
      <text:p text:style-name="P19"/>
      <text:p text:style-name="P19"/>
      <text:p text:style-name="Standard"><text:span text:style-name="T49">F4 filings:</text:span></text:p>
      <text:p text:style-name="P19"><text:soft-page-break/></text:p>
      <text:p text:style-name="Standard"><text:span text:style-name="T50">SA{line number}: <text:s/></text:span><text:span text:style-name="T47">'SA13', 'SA14A', 'SA15B', 'SA15', 'SA16A', 'SA16B', 'SA17A', 'SA17B' 'SA18A', 'SA18B', 'SA19A', 'SA19B'.</text:span></text:p>
      <text:p text:style-name="P17"/>
      <text:p text:style-name="Standard"><text:span text:style-name="T50">SB{line number}: <text:s/></text:span><text:span text:style-name="T47">'SB21A', 'SB21B', 'SB22', 'SB23A', 'SB23B', 'SB24A', 'SB24B'.</text:span></text:p>
      <text:p text:style-name="P17"/>
      <text:p text:style-name="Standard"><text:span text:style-name="T50">SC{line number}: <text:s/></text:span><text:span text:style-name="T47">'SC9', 'SC10'</text:span></text:p>
      <text:p text:style-name="Standard"><text:span text:style-name="T50">SD{line number}: <text:s/></text:span><text:span text:style-name="T47">'SD9', 'SD10'</text:span></text:p>
      <text:p text:style-name="P17"/>
      <text:p text:style-name="P58"/>
      <text:p text:style-name="P7"/>
      <text:p text:style-name="Standard"><text:span text:style-name="T3">APPENDIX <text:s/>B</text:span></text:p>
      <text:p text:style-name="P5"/>
      <text:p text:style-name="P17"/>
      <text:p text:style-name="Standard"><text:span text:style-name="T3">VALIDATION MESSAGES</text:span></text:p>
      <text:p text:style-name="P9"/>
      <text:p text:style-name="P9"/>
      <text:p text:style-name="Standard"><text:span text:style-name="T5">(Validation messages are assigned levels 4, 8, 12, &amp; 16, depending on severity. <text:s/>Filings with validation messages at level 8 or above are not accepted by the FEC. <text:s/>Level-4 "warnings" are considered to be a "heads up" suggesting that information is usually required or assigned a specific value, but you should consult the official FEC user guide, or consult an FEC analyst to assess the exact nature of the problem.)</text:span></text:p>
      <text:p text:style-name="P7"/>
      <text:p text:style-name="P7"/>
      <text:p text:style-name="P7"/>
      <text:p text:style-name="Standard"><text:span text:style-name="T44">Error messages generated by FECHECK4</text:span></text:p>
      <text:p text:style-name="P20"/>
      <text:p text:style-name="Standard"><text:span text:style-name="T43">Error messages are presented in the layout shown below:</text:span></text:p>
      <text:p text:style-name="P20"/>
      <text:p text:style-name="Standard"><text:span text:style-name="T43">Form{Item}:<text:tab/></text:span><text:span text:style-name="T45">FormName<text:tab/></text:span><text:span text:style-name="T43">{</text:span><text:span text:style-name="T45">A Name or other identifying info from a Schedule</text:span><text:span text:style-name="T43">}</text:span></text:p>
      <text:p text:style-name="Standard"><text:span text:style-name="T43">Field Name:<text:tab/></text:span><text:span text:style-name="T45">Field#<text:tab/><text:tab/>Field's descriptive name</text:span></text:p>
      <text:p text:style-name="Standard"><text:span text:style-name="T43">Error Level<text:tab/>Error Message ...</text:span></text:p>
      <text:p text:style-name="P20"/>
      <text:p text:style-name="Standard"><text:span text:style-name="T43">Where "Error Level"<text:tab/>= Warning<text:tab/>(when numeric error level = 04)</text:span></text:p>
      <text:p text:style-name="P56"><text:span text:style-name="T43">= *Error*<text:tab/>(when numeric error level = 08)</text:span></text:p>
      <text:p text:style-name="P56"><text:span text:style-name="T43">= **Fail**<text:tab/>(when numeric error level = 12 or 16)</text:span></text:p>
      <text:p text:style-name="P57"/>
      <text:p text:style-name="P20"/>
      <text:p text:style-name="P21"/>
      <text:p text:style-name="P21"/>
      <text:p text:style-name="P1"><text:span text:style-name="T12">Level 16 Errors</text:span></text:p>
      <text:p text:style-name="P20"/>
      <text:p text:style-name="P20"/>
      <text:p text:style-name="Standard"><text:span text:style-name="T44">Level</text:span><text:span text:style-name="T46"><text:tab/></text:span><text:span text:style-name="T44">Error Message <text:s text:c="58"/>_</text:span></text:p>
      <text:p text:style-name="P7"/>
      <text:p text:style-name="Standard"><text:span text:style-name="T13"><text:s/>16<text:tab/>HDR record must be First in File</text:span></text:p>
      <text:p text:style-name="P22"/>
      <text:p text:style-name="Standard"><text:span text:style-name="T13"><text:s/>16<text:tab/>"Cover" (eg. F3A, F3XN, ...) must be 2nd in File</text:span></text:p>
      <text:p text:style-name="P22"/>
      <text:p text:style-name="Standard"><text:span text:style-name="T13"><text:s/>16<text:tab/>Filing must be an "FEC" Type of filing</text:span></text:p>
      <text:p text:style-name="P22"/>
      <text:p text:style-name="Standard"><text:span text:style-name="T30"><text:s/></text:span><text:span text:style-name="T31">16<text:tab/>Filing must be in "FEC Version 3.00" format</text:span></text:p>
      <text:p text:style-name="Standard"><text:span text:style-name="T30"><text:s/>16 <text:s text:c="2"/>Filing must be FEC Version 3.00 or 3.01 format</text:span></text:p>
      <text:p text:style-name="P22"/>
      <text:p text:style-name="Standard"><text:span text:style-name="T13"><text:s/>16<text:tab/>Amended filing must have an ID of the "Original"</text:span></text:p>
      <text:p text:style-name="P22"/>
      <text:p text:style-name="Standard"><text:span text:style-name="T13"><text:s/>16<text:tab/>Amended filing must have an "Amendment Number"</text:span></text:p>
      <text:p text:style-name="P22"/>
      <text:p text:style-name="Standard"><text:span text:style-name="T13"><text:s/>16<text:tab/>Header (HDR) inconsistent with Orig/Amend status</text:span></text:p>
      <text:p text:style-name="P22"/>
      <text:p text:style-name="Standard"><text:span text:style-name="T13"><text:s/>16<text:tab/>Unrecognized Form Type / Record Ignored</text:span></text:p>
      <text:p text:style-name="P22"/>
      <text:p text:style-name="Standard"><text:soft-page-break/><text:span text:style-name="T31"><text:s/>16<text:tab/>ID# _________ NOT Correct FEC ID# Format</text:span><text:span text:style-name="T21"> <text:s text:c="4"/>(Now Level-12 Error)</text:span></text:p>
      <text:p text:style-name="P25"/>
      <text:p text:style-name="Standard"><text:span text:style-name="T31"><text:s/>16<text:tab/>ID# _________ NOT SAME AS Cover Page ID# _________</text:span><text:span text:style-name="T21"> (Lvl-12 Error)</text:span></text:p>
      <text:p text:style-name="P22"/>
      <text:p text:style-name="Standard"><text:span text:style-name="T13"><text:s/>16<text:tab/>Schedule does not belong with Form ____</text:span></text:p>
      <text:p text:style-name="P22"/>
      <text:p text:style-name="Standard"><text:span text:style-name="T13"><text:s/>16 <text:s text:c="2"/>Validation Terminated! - Over 32,000 Problems Found!</text:span></text:p>
      <text:p text:style-name="P22"/>
      <text:p text:style-name="P59"/>
      <text:p text:style-name="P23"/>
      <text:p text:style-name="P1"><text:span text:style-name="T12">Level 12 Errors</text:span></text:p>
      <text:p text:style-name="P20"/>
      <text:p text:style-name="P20"/>
      <text:p text:style-name="P20"/>
      <text:p text:style-name="Standard"><text:span text:style-name="T44">Level</text:span><text:span text:style-name="T46"><text:tab/></text:span><text:span text:style-name="T44">Error Message <text:s text:c="58"/>_</text:span></text:p>
      <text:p text:style-name="P22"/>
      <text:p text:style-name="Standard"><text:span text:style-name="T30"><text:s/>12<text:tab/>ID# _________ NOT Correct FEC ID# Format</text:span></text:p>
      <text:p text:style-name="P26"/>
      <text:p text:style-name="P33"><text:span text:style-name="T24"><text:tab/><text:tab/>The format of an FEC ID# depends on whether it belongs to a Committee or a Candidate.</text:span></text:p>
      <text:p text:style-name="P27"/>
      <text:p text:style-name="P33"><text:span text:style-name="T24"><text:tab/><text:tab/>Committee IDs are 9-characters formatted as C2345678x where 'x' is a Check-Digit. <text:s/>The</text:span></text:p>
      <text:p text:style-name="P33"><text:span text:style-name="T24"><text:tab/><text:tab/>first character is a 'C' and positions 2 through 7 must be numeric.</text:span></text:p>
      <text:p text:style-name="P27"/>
      <text:p text:style-name="P33"><text:span text:style-name="T24"><text:tab/><text:tab/>Candidate IDs are 9-characters with formats (H2ST56789, S2ST56789, P23456789) that</text:span></text:p>
      <text:p text:style-name="P33"><text:span text:style-name="T24"><text:tab/><text:tab/>vary depending on whether the candidate is running for House, Senate or President (or</text:span></text:p>
      <text:p text:style-name="P33"><text:span text:style-name="T24"><text:tab/><text:tab/>Vice-Pres.). <text:s/>The first character identifies the type of office the candidate is seeking. <text:s/>If</text:span></text:p>
      <text:p text:style-name="P33"><text:span text:style-name="T24"><text:tab/><text:tab/>House or Senate, the 3rd and 4th characters are the 2-character state code of the House or</text:span></text:p>
      <text:p text:style-name="P33"><text:span text:style-name="T24"><text:tab/><text:tab/>Senate seat.</text:span></text:p>
      <text:p text:style-name="P29"/>
      <text:p text:style-name="Standard"><text:span text:style-name="T30"><text:s/>12<text:tab/>ID# _________ NOT SAME AS Cover Page ID# _________</text:span></text:p>
      <text:p text:style-name="P26"/>
      <text:p text:style-name="Standard"><text:span text:style-name="T24"><text:tab/>This message used whenever a field #2 of any schedule record has a legitimate FEC ID#</text:span></text:p>
      <text:p text:style-name="P38"><text:span text:style-name="T24"><text:s/>coded, but it does not match the ID# of the Committee submitting the report as coded on</text:span></text:p>
      <text:p text:style-name="P38"><text:span text:style-name="T24"><text:s/>the Cover Page.</text:span></text:p>
      <text:p text:style-name="P22"/>
      <text:p text:style-name="Standard"><text:span text:style-name="T13"><text:s/>12<text:tab/>Report Type is Missing or Invalid</text:span></text:p>
      <text:p text:style-name="P22"/>
      <text:p text:style-name="Standard"><text:span text:style-name="T13"><text:s/>12<text:tab/>{field} exceeds maximum length of ___</text:span></text:p>
      <text:p text:style-name="P22"/>
      <text:p text:style-name="Standard"><text:span text:style-name="T13"><text:s/>12<text:tab/>{field) is Required, but field is Empty</text:span></text:p>
      <text:p text:style-name="P22"/>
      <text:p text:style-name="Standard"><text:span text:style-name="T13"><text:s/>12<text:tab/>Multi-Form Filings are NOT Allowed</text:span></text:p>
      <text:p text:style-name="P22"/>
      <text:p text:style-name="Standard"><text:span text:style-name="T13"><text:s/>12<text:tab/>Extraneous data follows last field</text:span></text:p>
      <text:p text:style-name="P22"/>
      <text:p text:style-name="Standard"><text:span text:style-name="T13"><text:s/>12<text:tab/>Schedule H3(s) not Version 2.02 format</text:span></text:p>
      <text:p text:style-name="P22"/>
      <text:p text:style-name="Standard"><text:span text:style-name="T13"><text:s/>12<text:tab/>Extraneous data coded in a Dummy field</text:span></text:p>
      <text:p text:style-name="P22"/>
      <text:p text:style-name="Standard"><text:span text:style-name="T13"><text:s/>12 <text:s text:c="2"/>Invalid double-quote surround text field</text:span></text:p>
      <text:p text:style-name="P22"/>
      <text:p text:style-name="Standard"><text:span text:style-name="T13"><text:s/>12 <text:s text:c="2"/>Illegal character(s) found in text field</text:span></text:p>
      <text:p text:style-name="P22"/>
      <text:p text:style-name="Standard"><text:span text:style-name="T13"><text:s/></text:span><text:span text:style-name="T30">12 <text:s text:c="2"/>Illegal character(s) found in text line #____</text:span><text:span text:style-name="T13"> <text:s/></text:span><text:span text:style-name="T21">(Used for F99's)</text:span></text:p>
      <text:p text:style-name="P22"/>
      <text:p text:style-name="P60"/>
      <text:p text:style-name="P23"/>
      <text:p text:style-name="P1"><text:span text:style-name="T12">Level 8 Errors</text:span></text:p>
      <text:p text:style-name="P20"/>
      <text:p text:style-name="P20"/>
      <text:p text:style-name="Standard"><text:span text:style-name="T44">Level</text:span><text:span text:style-name="T46"><text:tab/></text:span><text:span text:style-name="T44">Error Message <text:s text:c="58"/>_</text:span></text:p>
      <text:p text:style-name="P22"/>
      <text:p text:style-name="Standard"><text:span text:style-name="T13"><text:s/>08<text:tab/>Embedded double-quotes (") not allowed</text:span></text:p>
      <text:p text:style-name="Standard"><text:span text:style-name="T13"><text:s/>08<text:tab/>Leading Blanks {e.g. " TEXT"} not allowed</text:span></text:p>
      <text:p text:style-name="P22"/>
      <text:p text:style-name="Standard"><text:span text:style-name="T30"><text:s/>08<text:tab/>Bad Date - ________ not YYYYMMDD format</text:span></text:p>
      <text:p text:style-name="Standard"><text:span text:style-name="T30"><text:tab/>(If not an 8-digit value beginning with 19 or 20)</text:span></text:p>
      <text:p text:style-name="P24"/>
      <text:p text:style-name="Standard"><text:span text:style-name="T30"><text:s/>08<text:tab/>________ is not a Real Date</text:span></text:p>
      <text:p text:style-name="P38"><text:span text:style-name="T30">(If 8-digit format, but not an actual date in the calendar.)</text:span></text:p>
      <text:p text:style-name="Standard"><text:span text:style-name="T30"><text:tab/>(For example, Feb 30 2002 '20020230' is not a real date.)</text:span></text:p>
      <text:p text:style-name="P22"/>
      <text:p text:style-name="Standard"><text:span text:style-name="T13"><text:s/>08<text:tab/>Invalid Amount format: ____________</text:span></text:p>
      <text:p text:style-name="Standard"><text:span text:style-name="T13"><text:s/>08<text:tab/>Non-numeric data in Numeric Field</text:span></text:p>
      <text:p text:style-name="P22"/>
      <text:p text:style-name="Standard"><text:span text:style-name="T13"><text:s/>08<text:tab/>____ is an Invalid Year (CCYY) Format</text:span></text:p>
      <text:p text:style-name="P22"/>
      <text:p text:style-name="Standard"><text:span text:style-name="T13"><text:s/>08<text:tab/>Invalid Rate format: _____</text:span></text:p>
      <text:p text:style-name="P22"/>
      <text:p text:style-name="Standard"><text:span text:style-name="T13"><text:s/>08<text:tab/>Wrong Report Type for this Form</text:span></text:p>
      <text:p text:style-name="P22"/>
      <text:p text:style-name="Standard"><text:span text:style-name="T13"><text:s/>08<text:tab/>District "__" is not 2-digit Numeric format</text:span></text:p>
      <text:p text:style-name="P22"/>
      <text:p text:style-name="Standard"><text:span text:style-name="T13"><text:s/>08<text:tab/>Tran ID is NOT UNIQUE - This one is same as other(s)</text:span></text:p>
      <text:p text:style-name="Standard"><text:span text:style-name="T13"><text:s/>08<text:tab/>Back/Cross-Reference to Schedule/Tran ID not valid</text:span></text:p>
      <text:p text:style-name="Standard"><text:span text:style-name="T13"><text:s/>08<text:tab/>Back-Reference TRAN-ID does not match Sched TRAN-ID</text:span></text:p>
      <text:p text:style-name="P22"/>
      <text:p text:style-name="Standard"><text:span text:style-name="T13"><text:s/>08<text:tab/>Schedule H1 contains Redundant Sections<text:tab/></text:span><text:span text:style-name="T18">(formerly a level-4 warning)</text:span></text:p>
      <text:p text:style-name="P22"/>
      <text:p text:style-name="Standard"><text:span text:style-name="T13"><text:s/>08<text:tab/>Event MUST be identified as [D]irect or [E]xempt<text:tab/></text:span><text:span text:style-name="T18">(Sched H3)</text:span></text:p>
      <text:p text:style-name="P22"/>
      <text:p text:style-name="Standard"><text:span text:style-name="T13"><text:s/>08<text:tab/>Event MUST be [A]dministrative [D]irect or [E]xempt<text:tab/></text:span><text:span text:style-name="T18">(Sched H3)</text:span></text:p>
      <text:p text:style-name="P22"/>
      <text:p text:style-name="Standard"><text:span text:style-name="T13"><text:s/></text:span><text:span text:style-name="T30">08<text:tab/>Amendment Codes are not applicable in Filing Ver. 3</text:span></text:p>
      <text:p text:style-name="P22"/>
      <text:p text:style-name="Standard"><text:span text:style-name="T13"><text:s/>08 <text:s text:c="2"/>Filing must have [BEGINTEXT] followed by text</text:span></text:p>
      <text:p text:style-name="P22"/>
      <text:p text:style-name="Standard"><text:span text:style-name="T13"><text:s/>08 <text:s text:c="2"/>Non-Fed Account# does not link to any Schedule I</text:span></text:p>
      <text:p text:style-name="P61"/>
      <text:p text:style-name="P1"><text:span text:style-name="T12">Level 4 Errors</text:span></text:p>
      <text:p text:style-name="P20"/>
      <text:p text:style-name="P22"/>
      <text:p text:style-name="Standard"><text:span text:style-name="T44">Level</text:span><text:span text:style-name="T46"><text:tab/></text:span><text:span text:style-name="T44">Error Message <text:s text:c="58"/>_</text:span></text:p>
      <text:p text:style-name="Standard"><text:span text:style-name="T13"><text:s/>04<text:tab/>Conditionally Required field is Empty</text:span></text:p>
      <text:p text:style-name="P22"/>
      <text:p text:style-name="Standard"><text:span text:style-name="T30"><text:s/>04 <text:s text:c="2"/>__{date}__ is outside range of 1960-2099</text:span></text:p>
      <text:p text:style-name="P22"/>
      <text:p text:style-name="Standard"><text:span text:style-name="T13"><text:s/>04<text:tab/>Subtotal {__________} not supported by other lines </text:span></text:p>
      <text:p text:style-name="P22"/>
      <text:p text:style-name="Standard"><text:span text:style-name="T13"><text:s/>04<text:tab/>Subtotal {__________} not supported by Schedule ___</text:span></text:p>
      <text:p text:style-name="Standard"><text:span text:style-name="T13"><text:s text:c="2"/><text:tab/>FYI --&gt; {__________} accumulated on Schedule ___</text:span></text:p>
      <text:p text:style-name="P22"/>
      <text:p text:style-name="Standard"><text:span text:style-name="T13"><text:s/>04<text:tab/>Election Code invalid: ___ {description}</text:span></text:p>
      <text:p text:style-name="Standard"><text:span text:style-name="T13"><text:s/>04<text:tab/>Election Code missing: ___ {description}</text:span></text:p>
      <text:p text:style-name="P22"/>
      <text:p text:style-name="Standard"><text:span text:style-name="T13"><text:s/>04<text:tab/>Street Address is Missing</text:span></text:p>
      <text:p text:style-name="Standard"><text:span text:style-name="T13"><text:s/>04<text:tab/>Single-line Address NOT in 1st delimited field</text:span></text:p>
      <text:p text:style-name="Standard"><text:span text:style-name="T13"><text:s/>04<text:tab/>__ not a valid 2-character USPS State Code</text:span></text:p>
      <text:p text:style-name="Standard"><text:span text:style-name="T13"><text:s/>04<text:tab/>Zip Code is Invalid or Missing / Zip = _________</text:span></text:p>
      <text:p text:style-name="P22"/>
      <text:p text:style-name="Standard"><text:span text:style-name="T13"><text:s/>04<text:tab/>Invalid Area Code/Phone Number: __________</text:span></text:p>
      <text:p text:style-name="P22"/>
      <text:p text:style-name="Standard"><text:span text:style-name="T13"><text:s/>04<text:tab/>Office Code "_" Invalid (Valid Codes: H, S, P)</text:span></text:p>
      <text:p text:style-name="P22"/>
      <text:p text:style-name="Standard"><text:span text:style-name="T13"><text:s/>04<text:tab/>Comm Code "__" Invalid. (Valid: DM,TP,TM,G)</text:span></text:p>
      <text:p text:style-name="Standard"><text:span text:style-name="T13"><text:s/>04<text:tab/>Comm Target "_" Invalid. (Valid: E, S, M)</text:span></text:p>
      <text:p text:style-name="P22"/>
      <text:p text:style-name="Standard"><text:span text:style-name="T13"><text:s/>04<text:tab/>Ratio Code "_" Invalid (Valid Codes: N, R, S)</text:span></text:p>
      <text:p text:style-name="P22"/>
      <text:p text:style-name="Standard"><text:span text:style-name="T13"><text:s/>04<text:tab/>Sup/Opp Code "___" Invalid (Valid Codes: S, O)</text:span></text:p>
      <text:p text:style-name="P22"/>
      <text:p text:style-name="Standard"><text:span text:style-name="T13"><text:s/>04<text:tab/>Committee Type "_" is Invalid for this form</text:span></text:p>
      <text:p text:style-name="P22"/>
      <text:p text:style-name="Standard"><text:span text:style-name="T13"><text:s/>04<text:tab/>___ not a valid 3-character Party Code</text:span></text:p>
      <text:p text:style-name="Standard"><text:span text:style-name="T13"><text:s/>04<text:tab/>___ not a valid Party Type (NAT,STA,SUB)</text:span></text:p>
      <text:p text:style-name="P22"/>
      <text:p text:style-name="Standard"><text:span text:style-name="T13"><text:s/>04<text:tab/>___ Invalid Creditor (ICV,UCV,CAN,EMP,OTH)</text:span></text:p>
      <text:p text:style-name="P22"/>
      <text:p text:style-name="Standard"><text:span text:style-name="T13"><text:s/>04<text:tab/>___ not a Valid Itemized Transaction</text:span></text:p>
      <text:p text:style-name="P22"/>
      <text:p text:style-name="Standard"><text:span text:style-name="T13"><text:s/>04<text:tab/>Value "_" is Invalid for this Yes/No field</text:span></text:p>
      <text:p text:style-name="Standard"><text:span text:style-name="T13"><text:s/>04<text:tab/>Value "_" is Invalid for "Checkbox=X" field</text:span></text:p>
      <text:p text:style-name="P22"/>
      <text:p text:style-name="Standard"><text:span text:style-name="T13"><text:s/>04<text:tab/>Point Value Subtotal is INCORRECT</text:span></text:p>
      <text:p text:style-name="P22"/>
      <text:p text:style-name="Standard"><text:span text:style-name="T13"><text:s/></text:span><text:span text:style-name="T31">04<text:tab/>Schedule H1 contains Redundant Sections</text:span><text:span text:style-name="T13"> <text:s/></text:span><text:span text:style-name="T18">(Level-8 message in v3.01)</text:span></text:p>
      <text:p text:style-name="P22"/>
      <text:p text:style-name="Standard"><text:span text:style-name="T13"><text:s/>04<text:tab/>Entity Type [___] is not an acceptable value</text:span></text:p>
      <text:p text:style-name="Standard"><text:soft-page-break/><text:span text:style-name="T13"><text:s/>04<text:tab/>Delimited Name should not exceed 38 letters &amp; spaces</text:span></text:p>
      <text:p text:style-name="Standard"><text:span text:style-name="T13"><text:s/>04<text:tab/>Name has Too Many Parts (Over 3 Delimiters Found)</text:span></text:p>
      <text:p text:style-name="P22"/>
      <text:p text:style-name="Standard"><text:span text:style-name="T13"><text:s/>04 <text:s text:c="2"/>Some H3 Transfer $ Aggregates not equal Dollar Total</text:span></text:p>
      <text:p text:style-name="P22"/>
      <text:p text:style-name="P62"/>
      <text:p text:style-name="P7"/>
      <text:p text:style-name="Standard"><text:span text:style-name="T3">APPENDIX <text:s/>C</text:span></text:p>
      <text:p text:style-name="P5"/>
      <text:p text:style-name="P7"/>
      <text:p text:style-name="P7"/>
      <text:p text:style-name="Standard"><text:span text:style-name="T3">Valid Schedules and Summary Page Line Numbers for various FEC Forms</text:span></text:p>
      <text:p text:style-name="P20"/>
      <text:p text:style-name="P20"/>
      <text:p text:style-name="P20"/>
      <text:p text:style-name="P20"/>
      <text:p text:style-name="Standard"><text:span text:style-name="T44">Form 3</text:span></text:p>
      <text:p text:style-name="P20"/>
      <text:p text:style-name="Standard"><text:span text:style-name="T43"><text:s text:c="2"/>SA - [11ai or 11a1] 11b <text:s/>11c <text:s/>11d <text:s/>12 <text:s text:c="2"/>13a <text:s/>13b <text:s/>14 <text:s text:c="2"/>15</text:span></text:p>
      <text:p text:style-name="Standard"><text:span text:style-name="T43"><text:s text:c="2"/>SB - 17 <text:s text:c="2"/>18 <text:s text:c="2"/>19a <text:s/>19b <text:s/>20a <text:s/>20b <text:s/>20c <text:s/>21</text:span></text:p>
      <text:p text:style-name="Standard"><text:span text:style-name="T43"><text:s text:c="2"/>SC - <text:s/>9 <text:s text:c="2"/>10</text:span></text:p>
      <text:p text:style-name="Standard"><text:span text:style-name="T43"><text:s text:c="2"/>SD - <text:s/>9 <text:s text:c="2"/>10</text:span></text:p>
      <text:p text:style-name="P20"/>
      <text:p text:style-name="P20"/>
      <text:p text:style-name="P20"/>
      <text:p text:style-name="Standard"><text:span text:style-name="T44">Form 3X</text:span></text:p>
      <text:p text:style-name="P20"/>
      <text:p text:style-name="Standard"><text:span text:style-name="T43"><text:s text:c="2"/>SA - [11ai or 11a1] 11b <text:s/>11c <text:s/>12 <text:s text:c="2"/>13 <text:s text:c="2"/>14 <text:s text:c="2"/>15 <text:s text:c="2"/>16 <text:s text:c="2"/>17 <text:s text:c="2"/>18 <text:s/></text:span><text:span text:style-name="T47">SASI1</text:span></text:p>
      <text:p text:style-name="Standard"><text:span text:style-name="T47"><text:s/></text:span><text:span text:style-name="T43"><text:s text:c="6"/></text:span><text:span text:style-name="T19">SASL1A <text:s/>SASL2</text:span></text:p>
      <text:p text:style-name="Standard"><text:span text:style-name="T43"><text:s text:c="2"/>SB - 21b <text:s/>22 <text:s text:c="2"/>23 <text:s text:c="2"/>26 <text:s text:c="2"/>27 <text:s text:c="2"/>28a <text:s/>28b <text:s/>28c <text:s/>29 <text:s text:c="2"/></text:span><text:span text:style-name="T47">SBSI2 <text:s text:c="2"/>SBSI3 <text:s text:c="2"/>SBSI4</text:span></text:p>
      <text:p text:style-name="Standard"><text:span text:style-name="T47"><text:s text:c="6"/>SBSI5 <text:s text:c="2"/></text:span><text:span text:style-name="T19">SBSL4A <text:s text:c="2"/>SBSL4B <text:s text:c="2"/>SBSL4C <text:s text:c="2"/>SBSL4D <text:s text:c="2"/>SBSL5</text:span></text:p>
      <text:p text:style-name="Standard"><text:span text:style-name="T43"><text:s text:c="2"/>SC - <text:s/>9 <text:s text:c="2"/>10</text:span></text:p>
      <text:p text:style-name="Standard"><text:span text:style-name="T43"><text:s text:c="2"/>SD - <text:s/>9 <text:s text:c="2"/>10</text:span></text:p>
      <text:p text:style-name="Standard"><text:span text:style-name="T43"><text:s text:c="2"/>SE - 24</text:span></text:p>
      <text:p text:style-name="Standard"><text:span text:style-name="T43"><text:s text:c="2"/>SF - 25</text:span></text:p>
      <text:p text:style-name="Standard"><text:span text:style-name="T43"><text:s text:c="2"/>H1 - </text:span></text:p>
      <text:p text:style-name="Standard"><text:span text:style-name="T43"><text:s text:c="2"/>H2 - </text:span></text:p>
      <text:p text:style-name="Standard"><text:span text:style-name="T43"><text:s text:c="2"/>H3 - </text:span></text:p>
      <text:p text:style-name="Standard"><text:span text:style-name="T43"><text:s text:c="2"/>H4 -</text:span></text:p>
      <text:p text:style-name="Standard"><text:span text:style-name="T22"><text:s text:c="2"/>H5 - <text:s/>{new BCRA form}</text:span></text:p>
      <text:p text:style-name="Standard"><text:span text:style-name="T22"><text:s text:c="2"/>H6 - <text:s/>{new BCRA form}</text:span></text:p>
      <text:p text:style-name="Standard"><text:span text:style-name="T43"><text:s text:c="2"/>SI -</text:span></text:p>
      <text:p text:style-name="Standard"><text:span text:style-name="T22"><text:s text:c="2"/>SL - <text:s/>{new BCRA form} </text:span></text:p>
      <text:p text:style-name="P20"/>
      <text:p text:style-name="P20"/>
      <text:p text:style-name="P20"/>
      <text:p text:style-name="Standard"><text:span text:style-name="T44">Form 3P</text:span></text:p>
      <text:p text:style-name="P20"/>
      <text:p text:style-name="Standard"><text:span text:style-name="T43"><text:s text:c="2"/>SA - 16 <text:s text:c="2"/>17a <text:s/>17b <text:s/>17c <text:s/>17d <text:s/>18 <text:s text:c="2"/>19a <text:s/>19b <text:s/>20a <text:s/>20b <text:s/>20c <text:s text:c="2"/>21</text:span></text:p>
      <text:p text:style-name="Standard"><text:span text:style-name="T43"><text:s text:c="2"/>SB - 23 <text:s text:c="2"/>24 <text:s text:c="2"/>25 <text:s text:c="2"/>26 <text:s text:c="2"/>27a <text:s/>27b <text:s/>28a <text:s/>28b <text:s/>28c <text:s/>29</text:span></text:p>
      <text:p text:style-name="Standard"><text:span text:style-name="T43"><text:s text:c="2"/>SC - 11 <text:s text:c="2"/>12</text:span></text:p>
      <text:p text:style-name="Standard"><text:span text:style-name="T43"><text:s text:c="2"/>SD - 11 <text:s text:c="2"/>12</text:span></text:p>
      <text:p text:style-name="P20"/>
      <text:p text:style-name="P20"/>
      <text:p text:style-name="P20"/>
      <text:p text:style-name="Standard"><text:span text:style-name="T44">FORM 4</text:span></text:p>
      <text:p text:style-name="P20"/>
      <text:p text:style-name="Standard"><text:span text:style-name="T43"><text:s text:c="2"/>SA - 13 <text:s text:c="2"/>14a <text:s/>15b <text:s/>15 <text:s text:c="2"/>16a <text:s/>16b <text:s/>17a <text:s/>17b <text:s/>18a <text:s/>18b <text:s/>19a <text:s/>19b</text:span></text:p>
      <text:p text:style-name="Standard"><text:span text:style-name="T43"><text:s text:c="2"/>SB - 21a <text:s/>21b <text:s/>22 <text:s text:c="2"/>23a <text:s/>23b <text:s/>24a <text:s/>24b</text:span></text:p>
      <text:p text:style-name="Standard"><text:span text:style-name="T43"><text:s text:c="2"/>SC - <text:s/>9 <text:s text:c="2"/>10</text:span></text:p>
      <text:p text:style-name="Standard"><text:span text:style-name="T43"><text:s text:c="2"/>SD - <text:s/>9 <text:s text:c="2"/>10</text:span></text:p>
      <text:p text:style-name="P20"/>
      <text:p text:style-name="P67"/>
      <text:p text:style-name="P7"/>
      <text:p text:style-name="Standard"><text:span text:style-name="T3">APPENDIX <text:s/>D</text:span></text:p>
      <text:p text:style-name="P5"/>
      <text:p text:style-name="P7"/>
      <text:p text:style-name="P7"/>
      <text:p text:style-name="P1"><text:span text:style-name="T11">Modifications to .FEC Format</text:span></text:p>
      <text:p text:style-name="P5"/>
      <text:p text:style-name="P5"/>
      <text:p text:style-name="P5"/>
      <text:p text:style-name="Standard"><text:span text:style-name="T26">Summary of Changes From FEC Version 3.00 Format to Version 3.01 Format</text:span></text:p>
      <text:p text:style-name="P28"/>
      <text:p text:style-name="Standard"><text:span text:style-name="T25">Note: <text:s/>HDR record Field #3 (FEC Version Number) should be a value of 3.01 (however 3.0 &amp; 3.00 are still accepted as valid values.</text:span></text:p>
      <text:p text:style-name="P30"/>
      <text:p text:style-name="Standard"><text:span text:style-name="T27">A</text:span><text:span text:style-name="T25">. <text:s/>Amendment Codes, with one exception, are not allowed to contain any values with FEC electronic filing format 3. <text:s/>The exception is the case of a 'New' F3/F3X/F3P filing. <text:s/>An Amendment Code = 'C' may be coded on a Schedule A / Memo record (Memo Code = X). <text:s/>This single exception allows the filer to supply "Best Effort" information for </text:span></text:p>
      <text:p text:style-name="Standard"><text:span text:style-name="T25">employer/occupation information missing from a prior report.</text:span></text:p>
      <text:p text:style-name="P28"/>
      <text:p text:style-name="Standard"><text:span text:style-name="T25">If Amendment Code incorrectly contains a value, the following Error Message is issued by the FECheck4 validator:</text:span></text:p>
      <text:p text:style-name="P28"/>
      <text:p text:style-name="Standard"><text:span text:style-name="T25"><text:s text:c="11"/></text:span><text:span text:style-name="T32">"Amendment Codes are not applicable in Filing Ver. 3".</text:span></text:p>
      <text:p text:style-name="P28"/>
      <text:p text:style-name="P28"/>
      <text:p text:style-name="Standard"><text:span text:style-name="T27">B.</text:span><text:span text:style-name="T25"> <text:s/>Any errors related to invalid candidate or committee FEC ID #s are assigned level-12 failure status. <text:s/>The rules for coding Committee and Candidate FEC ID #s are explained:</text:span></text:p>
      <text:p text:style-name="P64"/>
      <text:p text:style-name="P63"><text:span text:style-name="T25">Committee IDs are 9-characters formatted as C2345678x where 'x' is a Check-Digit. <text:s/>The first character is a 'C' and positions 2 through 7 must be numeric. <text:s/></text:span></text:p>
      <text:p text:style-name="P64"/>
      <text:p text:style-name="P63"><text:span text:style-name="T25">Candidate IDs are 9-characters with formats (H2ST56789, S2ST56789, <text:s text:c="11"/>P23456789) that vary depending on whether the candidate is running for House, Senate or President (or Vice-Pres.). <text:s/>The 1st character identifies the type of office the candidate is seeking. <text:s/>If House or Senate, the 3rd and 4th characters are the 2-character state code of the House or Senate seat.</text:span></text:p>
      <text:p text:style-name="P28"/>
      <text:p text:style-name="P28"/>
      <text:p text:style-name="Standard"><text:span text:style-name="T25"><text:s/></text:span><text:span text:style-name="T27">C.</text:span><text:span text:style-name="T25"> <text:s/>Documentation clarified to explain usage of Fields #2 &amp; #3 of Text records:</text:span></text:p>
      <text:p text:style-name="P31"/>
      <text:p text:style-name="P63"><text:span text:style-name="T25">TEXT Field #2 - FORM TYPE: <text:s/>Should be a valid, coded value equal to the REC TYPE of the form or schedule to which this text record is related. <text:s/>The value should be a legitimate value for a form or schedule as defined in this FEC specification, AND it should be a form or schedule that is actually containd in the electronic filing.</text:span></text:p>
      <text:p text:style-name="P64"/>
      <text:p text:style-name="P63"><text:span text:style-name="T25">TEXT Field #3 - BACK REF TRAN ID: <text:s/>If (and only if) this text <text:s/>record is related to a particular itemization in a schedule, this field will contain the Tran_ID of the itemization being referenced.</text:span></text:p>
      <text:p text:style-name="P65"><text:soft-page-break/></text:p>
      <text:p text:style-name="P66"/>
      <text:p text:style-name="P65"/>
      <text:p text:style-name="Standard"><text:span text:style-name="T27">D.</text:span><text:span text:style-name="T25"> <text:s/>Dates are checked confirm that they are coded in the prescribed YYYYMMDD format, and that the last day of the month (28 - 31) is acceptable for the month including February in leap-years. <text:s/>Invalid dates are flagged with one of two level-8 error message:</text:span></text:p>
      <text:p text:style-name="P31"/>
      <text:p text:style-name="Standard"><text:span text:style-name="T25"><text:s text:c="4"/>"Bad Date - ________ not YYYYMMDD format" <text:s/>(level-8 error)</text:span></text:p>
      <text:p text:style-name="P32"/>
      <text:p text:style-name="Standard"><text:span text:style-name="T25"><text:s text:c="5"/>(if date is not an 8-digit value beginning with 19 or 20) <text:s text:c="4"/></text:span></text:p>
      <text:p text:style-name="P31"/>
      <text:p text:style-name="Standard"><text:span text:style-name="T25"><text:s text:c="5"/>"________ is not a Real Date" <text:s/>(level-8 error)</text:span></text:p>
      <text:p text:style-name="P32"/>
      <text:p text:style-name="Standard"><text:span text:style-name="T25"><text:s text:c="5"/>(if format OK, but day 29-31 doesn't exist in the month)</text:span></text:p>
      <text:p text:style-name="P28"/>
      <text:p text:style-name="P28"/>
      <text:p text:style-name="Standard"><text:span text:style-name="T27">E.</text:span><text:span text:style-name="T25"> <text:s/>All dates are given a "reasonability test" to confirm that they fall within a range of 1960 through 2099. <text:s/>Dates (which are otherwise valid and correctly formated) that fall outside the range are flagged with the following level-4 warning message: </text:span></text:p>
      <text:p text:style-name="P31"/>
      <text:p text:style-name="Standard"><text:span text:style-name="T25"><text:s text:c="5"/>"________ is outside range of 1960-2099" <text:s text:c="2"/>(level-4 warning)</text:span></text:p>
      <text:p text:style-name="P28"/>
      <text:p text:style-name="P28"/>
      <text:p text:style-name="Standard"><text:span text:style-name="T27">F.</text:span><text:span text:style-name="T25"> <text:s/>The 90-character entity name (Field# 3 in .MS2 CSV message file) is truncated to 70 characters. <text:s/>Information that goes into the formatted .MSG file is set aside for the .MS2 file. <text:s/>The entity name (for which there's only room for displaying the first 48 characters </text:span></text:p>
      <text:p text:style-name="Standard"><text:span text:style-name="T25">in the formatted message), was temporarily put into a 70-character holding area which has now been expanded to 90-characters so as to no longer truncate the entity name placed in the .MS2 file.</text:span></text:p>
      <text:p text:style-name="P28"/>
      <text:p text:style-name="P28"/>
      <text:p text:style-name="Standard"><text:span text:style-name="T27">G.</text:span><text:span text:style-name="T25"> <text:s/>Documentation and validation routines clarified for fields 9 - 13 of Form F2 filings. <text:s/>If any data is coded in any of #9 PTY/CODE, #10 CAN/OFFICE, #11 CAN/STATE, #12 CAN/DIST, or #13 YEAR OF ELECTION, then all fields #9 - #13 are required.</text:span></text:p>
      <text:p text:style-name="P28"/>
      <text:p text:style-name="P28"/>
      <text:p text:style-name="Standard"><text:span text:style-name="T27">H.</text:span><text:span text:style-name="T25"> <text:s/>F99 [BeginText] must be one word, but may be mixed upper &amp; lower case.</text:span></text:p>
      <text:p text:style-name="Standard"><text:span text:style-name="T25"><text:s text:c="6"/>(all references to [Begin Text] modified to be [BeginText]) </text:span></text:p>
      <text:p text:style-name="P28"/>
      <text:p text:style-name="P28"/>
      <text:p text:style-name="Standard"><text:span text:style-name="T27">I.</text:span><text:span text:style-name="T25"> <text:s/>F99 text is scanned for characters in range of ASCII(32-126) and the ASCII(9) tab character. <text:s/>If any outside range are found, the following level-12 message is issued: </text:span></text:p>
      <text:p text:style-name="P28"/>
      <text:p text:style-name="Standard"><text:span text:style-name="T25"><text:s text:c="5"/>"Illegal character(s) found in text line #____"</text:span></text:p>
      <text:p text:style-name="P28"/>
      <text:p text:style-name="P28"/>
      <text:p text:style-name="Standard"><text:span text:style-name="T27">J.</text:span><text:span text:style-name="T25"> <text:s/>Message "Schedule H1 contains Redundant Sections" has been made a level-8 error rather than a level-4 warning. <text:s/>This message is given if more than one section (A, B, C or D) is coded within a schedule H1.)</text:span></text:p>
      <text:p text:style-name="P30"/>
      <text:p text:style-name="P68"/>
      <text:p text:style-name="P5"/>
      <text:p text:style-name="Standard"><text:span text:style-name="T3">Summary of Changes From FEC Version 2.02 Format to Version 3.00 Format</text:span></text:p>
      <text:p text:style-name="P5"/>
      <text:p text:style-name="P100"/>
      <text:p text:style-name="Plain_20_Text"><text:span text:style-name="T3">New Record Types <text:s/>(Refer to FEC_v300.xls for Detailed Record Layouts)</text:span></text:p>
      <text:p text:style-name="P100"/>
      <table:table table:name="Table2" table:style-name="Table2">
        <table:table-column table:style-name="Table2.A"/>
        <table:table-column table:style-name="Table2.B"/>
        <table:table-row table:style-name="Table2.1">
          <table:table-cell table:style-name="Table2.A1" office:value-type="string">
            <text:p text:style-name="P101"><text:span text:style-name="T40">Record </text:span></text:p>
            <text:p text:style-name="P101"><text:span text:style-name="T41">Type</text:span></text:p>
          </table:table-cell>
          <table:table-cell table:style-name="Table2.A1" office:value-type="string">
            <text:p text:style-name="P103"/>
            <text:p text:style-name="P101"><text:span text:style-name="T41">Form/Record Description</text:span></text:p>
          </table:table-cell>
        </table:table-row>
        <table:table-row table:style-name="Table2.1">
          <table:table-cell table:style-name="Table2.A1" office:value-type="string">
            <text:p text:style-name="P101"><text:span text:style-name="T40">HDR</text:span></text:p>
          </table:table-cell>
          <table:table-cell table:style-name="Table2.A1" office:value-type="string">
            <text:p text:style-name="P101"><text:span text:style-name="T40">New format "Header" (replaces non-CSV, tagged data from FECongen)</text:span></text:p>
          </table:table-cell>
        </table:table-row>
        <table:table-row table:style-name="Table2.1">
          <table:table-cell table:style-name="Table2.A1" office:value-type="string">
            <text:p text:style-name="Standard"/>
            <text:p text:style-name="Standard"/>
            <text:p text:style-name="Standard"/>
            <text:p text:style-name="Standard"/>
            <text:p text:style-name="P101"><text:span text:style-name="T40">TEXT</text:span></text:p>
          </table:table-cell>
          <table:table-cell table:style-name="Table2.A1" office:value-type="string">
            <text:p text:style-name="P101"><text:span text:style-name="T40">4000-character Text</text:span></text:p>
          </table:table-cell>
        </table:table-row>
      </table:table>
      <text:p text:style-name="P100"/>
      <text:p text:style-name="P100"/>
      <text:p text:style-name="Plain_20_Text"><text:span text:style-name="T3">New Fields Added to Existing Record Types</text:span></text:p>
      <text:p text:style-name="P10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1"><text:span text:style-name="T40">Record</text:span></text:p>
            <text:p text:style-name="P101"><text:span text:style-name="T40">Type</text:span></text:p>
          </table:table-cell>
          <table:table-cell table:style-name="Table3.A1" office:value-type="string">
            <text:p text:style-name="P101"><text:span text:style-name="T40">Fld</text:span></text:p>
            <text:p text:style-name="P101"><text:span text:style-name="T40">#</text:span></text:p>
          </table:table-cell>
          <table:table-cell table:style-name="Table3.A1" office:value-type="string">
            <text:p text:style-name="P102"/>
            <text:p text:style-name="P101"><text:span text:style-name="T40">Field Description</text:span></text:p>
          </table:table-cell>
          <table:table-cell table:style-name="Table3.A1" office:value-type="string">
            <text:p text:style-name="P101"><text:span text:style-name="T40">Type/</text:span></text:p>
            <text:p text:style-name="P101"><text:span text:style-name="T40">Size</text:span></text:p>
          </table:table-cell>
        </table:table-row>
        <table:table-row table:style-name="Table3.1">
          <table:table-cell table:style-name="Table3.A1" office:value-type="string">
            <text:p text:style-name="P101"><text:span text:style-name="T40">F1</text:span></text:p>
          </table:table-cell>
          <table:table-cell table:style-name="Table3.A1" office:value-type="string">
            <text:p text:style-name="P101"><text:span text:style-name="T40">61</text:span></text:p>
          </table:table-cell>
          <table:table-cell table:style-name="Table3.A1" office:value-type="string">
            <text:p text:style-name="P101"><text:span text:style-name="T40">Committee Email</text:span></text:p>
          </table:table-cell>
          <table:table-cell table:style-name="Table3.A1" office:value-type="string">
            <text:p text:style-name="P101"><text:span text:style-name="T40">A/N-90</text:span></text:p>
          </table:table-cell>
        </table:table-row>
        <table:table-row table:style-name="Table3.1">
          <table:table-cell table:style-name="Table3.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1"><text:span text:style-name="T40">H4</text:span></text:p>
          </table:table-cell>
          <table:table-cell table:style-name="Table3.A1" office:value-type="string">
            <text:p text:style-name="P101"><text:span text:style-name="T40">38</text:span></text:p>
          </table:table-cell>
          <table:table-cell table:style-name="Table3.A1" office:value-type="string">
            <text:p text:style-name="P101"><text:span text:style-name="T40">Back Reference Sched Name</text:span></text:p>
          </table:table-cell>
          <table:table-cell table:style-name="Table3.A1" office:value-type="string">
            <text:p text:style-name="P101"><text:span text:style-name="T40">A/N-8</text:span></text:p>
          </table:table-cell>
        </table:table-row>
      </table:table>
      <text:p text:style-name="P100"/>
      <text:p text:style-name="P100"/>
      <text:p text:style-name="P104"/>
      <text:p text:style-name="P100"/>
      <text:p text:style-name="Plain_20_Text"><text:span text:style-name="T3">Election Type changed from 1-char "P,G,..." to 5-character "P2000,G2000,..."</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01"><text:span text:style-name="T40">Record</text:span></text:p>
            <text:p text:style-name="P101"><text:span text:style-name="T40">Type</text:span></text:p>
          </table:table-cell>
          <table:table-cell table:style-name="Table4.A1" office:value-type="string">
            <text:p text:style-name="P101"><text:span text:style-name="T40">Fld</text:span></text:p>
            <text:p text:style-name="P101"><text:span text:style-name="T40">#</text:span></text:p>
          </table:table-cell>
          <table:table-cell table:style-name="Table4.A1" office:value-type="string">
            <text:p text:style-name="P102"/>
            <text:p text:style-name="P101"><text:span text:style-name="T40">Field Description</text:span></text:p>
          </table:table-cell>
          <table:table-cell table:style-name="Table4.A1" office:value-type="string">
            <text:p text:style-name="P101"><text:span text:style-name="T40">Old</text:span></text:p>
            <text:p text:style-name="P101"><text:span text:style-name="T40">Size</text:span></text:p>
          </table:table-cell>
          <table:table-cell table:style-name="Table4.A1" office:value-type="string">
            <text:p text:style-name="P101"><text:span text:style-name="T40">New</text:span></text:p>
            <text:p text:style-name="P101"><text:span text:style-name="T40">Size</text:span></text:p>
          </table:table-cell>
        </table:table-row>
        <table:table-row table:style-name="Table4.1">
          <table:table-cell table:style-name="Table4.A1" office:value-type="string">
            <text:p text:style-name="P101"><text:span text:style-name="T40">F3</text:span></text:p>
          </table:table-cell>
          <table:table-cell table:style-name="Table4.A1" office:value-type="string">
            <text:p text:style-name="P102"/>
          </table:table-cell>
          <table:table-cell table:style-name="Table4.A1" office:value-type="string">
            <text:p text:style-name="P101"><text:span text:style-name="T40">Election Type</text:span></text:p>
          </table:table-cell>
          <table:table-cell table:style-name="Table4.A1" office:value-type="string">
            <text:p text:style-name="P101"><text:span text:style-name="T40">1</text:span></text:p>
          </table:table-cell>
          <table:table-cell table:style-name="Table4.A1" office:value-type="string">
            <text:p text:style-name="P101"><text:span text:style-name="T40">5</text:span></text:p>
          </table:table-cell>
        </table:table-row>
        <table:table-row table:style-name="Table4.1">
          <table:table-cell table:style-name="Table4.A1" office:value-type="string">
            <text:p text:style-name="Standard"/>
            <text:p text:style-name="Standard"/>
            <text:p text:style-name="Standard"/>
            <text:p text:style-name="Standard"/>
            <text:p text:style-name="Standard"/>
            <text:p text:style-name="Standard"/>
            <text:p text:style-name="Standard"/>
            <text:p text:style-name="P101"><text:span text:style-name="T40">SC</text:span></text:p>
          </table:table-cell>
          <table:table-cell table:style-name="Table4.A1" office:value-type="string">
            <text:p text:style-name="P102"/>
          </table:table-cell>
          <table:table-cell table:style-name="Table4.A1" office:value-type="string">
            <text:p text:style-name="P101"><text:span text:style-name="T40">Election Type</text:span></text:p>
          </table:table-cell>
          <table:table-cell table:style-name="Table4.A1" office:value-type="string">
            <text:p text:style-name="P101"><text:span text:style-name="T40">1</text:span></text:p>
          </table:table-cell>
          <table:table-cell table:style-name="Table4.A1" office:value-type="string">
            <text:p text:style-name="P101"><text:span text:style-name="T40">5</text:span></text:p>
          </table:table-cell>
        </table:table-row>
      </table:table>
      <text:p text:style-name="P100"/>
      <text:p text:style-name="P100"/>
      <text:p text:style-name="Plain_20_Text"><text:span text:style-name="T3">Amend Code (A/C/D/N) <text:s/>*Unused Field (it's defined, but ignored)</text:span></text:p>
      <text:p text:style-name="P100"/>
      <text:p text:style-name="P10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1"><text:span text:style-name="T40">Record</text:span></text:p>
            <text:p text:style-name="P101"><text:span text:style-name="T40">Type</text:span></text:p>
          </table:table-cell>
          <table:table-cell table:style-name="Table5.A1" office:value-type="string">
            <text:p text:style-name="P101"><text:span text:style-name="T40">Fld</text:span></text:p>
            <text:p text:style-name="P101"><text:span text:style-name="T40">#</text:span></text:p>
          </table:table-cell>
          <table:table-cell table:style-name="Table5.A1" office:value-type="string">
            <text:p text:style-name="P101"><text:span text:style-name="T40">Field Description</text:span></text:p>
          </table:table-cell>
          <table:table-cell table:style-name="Table5.A1" office:value-type="string">
            <text:p text:style-name="P101"><text:span text:style-name="T40">Type/</text:span></text:p>
            <text:p text:style-name="P101"><text:span text:style-name="T40">Size</text:span></text:p>
          </table:table-cell>
        </table:table-row>
        <table:table-row table:style-name="Table5.1">
          <table:table-cell table:style-name="Table5.A1" office:value-type="string">
            <text:p text:style-name="P101"><text:span text:style-name="T40">SA</text:span></text:p>
          </table:table-cell>
          <table:table-cell table:style-name="Table5.A1" office:value-type="string">
            <text:p text:style-name="P101"><text:span text:style-name="T40">33</text:span></text:p>
          </table:table-cell>
          <table:table-cell table:style-name="Table5.A1" office:value-type="string">
            <text:p text:style-name="P101"><text:span text:style-name="T40">Sched A Amend Code</text:span></text:p>
          </table:table-cell>
          <table:table-cell table:style-name="Table5.A1" office:value-type="string">
            <text:p text:style-name="P101"><text:span text:style-name="T40">1</text:span></text:p>
          </table:table-cell>
        </table:table-row>
        <table:table-row table:style-name="Table5.1">
          <table:table-cell table:style-name="Table5.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1"><text:span text:style-name="T40">F83</text:span></text:p>
          </table:table-cell>
          <table:table-cell table:style-name="Table5.A1" office:value-type="string">
            <text:p text:style-name="P101"><text:span text:style-name="T40">20</text:span></text:p>
          </table:table-cell>
          <table:table-cell table:style-name="Table5.A1" office:value-type="string">
            <text:p text:style-name="P101"><text:span text:style-name="T40">F8 Part 3 Amend Code</text:span></text:p>
          </table:table-cell>
          <table:table-cell table:style-name="Table5.A1" office:value-type="string">
            <text:p text:style-name="P101"><text:span text:style-name="T40">1</text:span></text:p>
          </table:table-cell>
        </table:table-row>
      </table:table>
      <text:p text:style-name="P100"/>
      <text:p text:style-name="P34"><text:span text:style-name="T5">* Amend Code is still used in an original report to indicate an amended employer or occupation. This requires an “X” in the Memo Code field as well.</text:span></text:p>
      <text:p text:style-name="P12"/>
      <text:p text:style-name="P34"><text:span text:style-name="T3">Amendment Processing is easier for Filers to comply with:</text:span></text:p>
      <text:p text:style-name="P12"/>
      <text:p text:style-name="P34"><text:span text:style-name="T5">Amend Code on all Schedules is no longer required or used in an amended filing. <text:s/>The need for vendor supplied (and in-house written) filing software to track changes on an item-by-item basis over time has been eliminated. <text:s/>The"AMENDED CD" fields on Schedules (SA, SB, SC/, SD, SE, SF, H1, H2, H3, H4, I, F56, F57, F65, F76, F82 and F83) has been left in the Version 3.0 layout specification. <text:s/>However, these "Add/Change/Delete" codes are unnecessary and the field is ignored..</text:span></text:p>
      <text:p text:style-name="P12"/>
      <text:p text:style-name="P34"><text:soft-page-break/><text:span text:style-name="T5">When a report is filed as an "Amendment", the Report is still identified with an "A" appended to the "Form</text:span></text:p>
      <text:p text:style-name="P34"><text:span text:style-name="T5">Type". <text:s/>For example an F3 filed as an amendment is coded as an F3A. <text:s/>In addition, the FEC database identifier of the "Original" report is supplied in the "Report Ident" field of the new "HDR" record and the sequential number of the Amendment (e.g. 1, 2, 3, ... 999) is supplied in the "Report Number" field in the new "HDR" record.</text:span></text:p>
      <text:p text:style-name="P12"/>
      <text:p text:style-name="Body_20_Text_20_2"><text:span text:style-name="T33">New reports may include Memo items that carry a “C” in the amend code to indicate amended employer and occupation information.</text:span></text:p>
      <text:p text:style-name="P105"/>
      <text:p text:style-name="P70"/>
      <text:p text:style-name="P7"/>
      <text:p text:style-name="Standard"><text:span text:style-name="T7">New Header format</text:span></text:p>
      <text:p text:style-name="P8"/>
      <text:p text:style-name="Standard"><text:span text:style-name="T5"><text:tab/><text:tab/><text:tab/>Max </text:span></text:p>
      <text:p text:style-name="Standard"><text:span text:style-name="T7"><text:s/>#</text:span><text:span text:style-name="T5"><text:tab/></text:span><text:span text:style-name="T7">Field Name</text:span><text:span text:style-name="T5"><text:tab/></text:span><text:span text:style-name="T7">Length</text:span><text:span text:style-name="T5"><text:tab/></text:span><text:span text:style-name="T7">Description</text:span></text:p>
      <text:p text:style-name="Standard"><text:span text:style-name="T5">01<text:tab/>Record Type<text:tab/> <text:s text:c="3"/>3<text:tab/>Record Type. <text:s/>Value: HDR</text:span></text:p>
      <text:p text:style-name="Standard"><text:span text:style-name="T5">02<text:tab/>EF Type<text:tab/><text:tab/> <text:s text:c="3"/>3<text:tab/>Electronic Filing Type <text:s/>Value: FEC</text:span></text:p>
      <text:p text:style-name="Standard"><text:span text:style-name="T5">03<text:tab/>FEC Version<text:tab/> <text:s text:c="3"/>4<text:tab/>FEC Version #. <text:s/>Value: 3.00</text:span></text:p>
      <text:p text:style-name="Standard"><text:span text:style-name="T5">04<text:tab/>Software Name<text:tab/> <text:s/>90<text:tab/>Filer Software Name</text:span></text:p>
      <text:p text:style-name="Standard"><text:span text:style-name="T5">05<text:tab/>Software Vers<text:tab/> <text:s/>16<text:tab/>Filer Software Version #</text:span></text:p>
      <text:p text:style-name="Standard"><text:span text:style-name="T5">06<text:tab/>Name Delim<text:tab/> <text:s text:c="3"/>1<text:tab/>Internal delimiter used in Name fields. Default is <text:s/>' ^ '</text:span></text:p>
      <text:p text:style-name="Standard"><text:span text:style-name="T5">07<text:tab/>Report Ident<text:tab/> <text:s/>16<text:tab/>If Amendment, FEC's Report ID assigned to Original.</text:span></text:p>
      <text:p text:style-name="Standard"><text:span text:style-name="T5">08<text:tab/>Report Number<text:tab/> <text:s text:c="3"/>3<text:tab/>If Amendment, the number (1-999) of the Amending</text:span></text:p>
      <text:p text:style-name="P69"><text:span text:style-name="T5">Report starting with Amendment #1 through #999.</text:span></text:p>
      <text:p text:style-name="P7"/>
      <text:p text:style-name="Standard"><text:span text:style-name="T5">In previous versions, the header was not part of the comma-delimited section of the .FEC file. For version 3.00, the header is a comma-delimited record that must be the first record in a filing. <text:s/>It is identified with</text:span></text:p>
      <text:p text:style-name="Standard"><text:span text:style-name="T5">"HDR" in the first position, followed by "FEC" in the second position in the CSV record.</text:span></text:p>
      <text:p text:style-name="P7"/>
      <text:p text:style-name="Standard"><text:span text:style-name="T5"><text:s/>It serves the same purpose as the previous Version 2.02 Header <text:s/>(the /* Header section that was created by the FEConGen utility program) but is much easier to construct and no longer contains information that can otherwise be derived or is carried elsewhere within the .FEC electronic reporting file.</text:span></text:p>
      <text:p text:style-name="P7"/>
      <text:p text:style-name="Standard"><text:span text:style-name="T5">Numerous fields are no longer needed in the new "HDR" record. <text:s/>Schedule counts and the control-number</text:span></text:p>
      <text:p text:style-name="Standard"><text:span text:style-name="T5">are not needed. <text:s/>The integrity of a filing is confirmed by the MD5 check-sum processing during the upload</text:span></text:p>
      <text:p text:style-name="Standard"><text:span text:style-name="T5">process and the cross-checking of Summary Page totals against Schedule totals by the Validation program provides additional confirmation that a received filing is complete. </text:span></text:p>
      <text:p text:style-name="P7"/>
      <text:p text:style-name="Standard"><text:span text:style-name="T5">The Date_Fmat and Dec_NoDec options have been removed from the Header Record. <text:s/>All Dates must be in a "ccyymmdd" format. <text:s/>Amounts can be coded with or without an explicit decimal point (however, when a decimal point is included in an amount, it must be followd by no more than two decimal places).</text:span></text:p>
      <text:p text:style-name="P7"/>
      <text:p text:style-name="Standard"><text:span text:style-name="T5">The Committee Name and <text:s/>Committee's FEC ID# are no longer carried in the "Header" because they are</text:span></text:p>
      <text:p text:style-name="Standard"><text:span text:style-name="T5">always carried in the "Cover" record which immediately follows the HDR record.</text:span></text:p>
      <text:p text:style-name="P7"/>
      <text:p text:style-name="Standard"><text:span text:style-name="T5">Two new fields have been added to the new "HDR" record layout which were not defined in the previous</text:span></text:p>
      <text:p text:style-name="Standard"><text:span text:style-name="T5">"Header" section. <text:s/>A "Report Identifier" representing the FEC database identifier for an "original" report</text:span></text:p>
      <text:p text:style-name="Standard"><text:span text:style-name="T5">is used when an "amendment to the original" is filed. <text:s/>Also, Amendment reports are assigned an incremental "Amendment Number" which is coded in the new "Report Number" field (an Original report</text:span></text:p>
      <text:p text:style-name="Standard"><text:soft-page-break/><text:span text:style-name="T5">is Report Number "Zero" - the Report Number can be coded with '0' or it can be left blank on Originals).</text:span></text:p>
      <text:p text:style-name="P7"/>
      <text:p text:style-name="Standard"><text:span text:style-name="T5">Four fields have been retained in the new "HDR" that were also in the Version 2.02 "Header" section. <text:s/>They are: <text:s/>FEC format Version #; Filing Software Name; Filing Software Version #; and the Name Delimiter (the character such as ' ^ ' used to separate parts of a person's name in all NAME fields).</text:span></text:p>
      <text:p text:style-name="P7"/>
      <text:p text:style-name="P71"/>
      <text:p text:style-name="P7"/>
      <text:p text:style-name="Standard"><text:span text:style-name="T7">Email and Web URL fields for Form F1</text:span></text:p>
      <text:p text:style-name="P7"/>
      <text:p text:style-name="Body_20_Text_20_2"><text:span text:style-name="T34">The format for Form F1 now includes a 90-character field for email address and a 90 character field for web URL. Electronic filers that have web sites and email addresses are required to provide them. <text:s/>These two new fields are added to the end of the F1 layout. <text:s/>Prior fields in the F1 layout are unchanged.</text:span></text:p>
      <text:p text:style-name="P7"/>
      <text:p text:style-name="Standard"><text:span text:style-name="T7">Multiple Accounts and Related/Associated Committees on Form 1</text:span></text:p>
      <text:p text:style-name="P7"/>
      <text:p text:style-name="Standard"><text:span text:style-name="T5">To report multiple accounts or related committees on Form 1, re[prt the first account and related committee in the F1N (new) or F1A (amended) record. Use F1S records for subsequent accounts and committees until all have been accounted for. Each F1s has the same required information as the F1N or F1A even though it has already been reported.</text:span></text:p>
      <text:p text:style-name="P7"/>
      <text:p text:style-name="Standard"><text:span text:style-name="T7">Election indicator changed to comply with cycle-to-date reporting requirements</text:span></text:p>
      <text:p text:style-name="P7"/>
      <text:p text:style-name="Standard"><text:span text:style-name="T5">The election indicator field has been increased from “A/N-1” to “A/N-5” and should be reported in the format <text:s/>[single letter report indicator][ccyy]. For example, Primary 2002 should be reported as “P2002”. The forms, schedules and fields affected are:</text:span></text:p>
      <text:p text:style-name="P7"/>
      <text:p text:style-name="Standard"><text:span text:style-name="T5">F3, F3P, F3X, F5, F76 <text:tab/>– RPTPGI </text:span></text:p>
      <text:p text:style-name="Standard"><text:span text:style-name="T5">SA, SB <text:tab/><text:tab/><text:tab/>– ITEM ELECT CD</text:span></text:p>
      <text:p text:style-name="Standard"><text:span text:style-name="T5">SC <text:tab/><text:tab/><text:tab/>– ELECTION</text:span></text:p>
      <text:p text:style-name="P7"/>
      <text:p text:style-name="P7"/>
      <text:p text:style-name="P7"/>
      <text:p text:style-name="Standard"><text:span text:style-name="T7">Text <text:s/>Records</text:span></text:p>
      <text:p text:style-name="P7"/>
      <text:p text:style-name="Standard"><text:span text:style-name="T5">Text records have been added to the format to allow large amounts of text to be included in a filing. The text may be related to the Filing itself (one occurrence per filing related to the "Cover" page). <text:s/>It may be related to a Schedule/Summary Page line number (one occurrence per schedule/summary page line number) or to one or more Itemized Transactions (one per any/each itemized transaction).</text:span></text:p>
      <text:p text:style-name="P7"/>
      <text:p text:style-name="Standard"><text:span text:style-name="T7">#</text:span><text:span text:style-name="T5"><text:tab/></text:span><text:span text:style-name="T7">Field Name</text:span><text:span text:style-name="T5"><text:tab/></text:span><text:span text:style-name="T7">Length</text:span><text:span text:style-name="T5"><text:tab/></text:span><text:span text:style-name="T7">Description</text:span></text:p>
      <text:p text:style-name="Standard"><text:span text:style-name="T5">1<text:tab/>Record Type<text:tab/> <text:s text:c="5"/>4<text:tab/>Record Type. <text:s/>Value: TEXT</text:span></text:p>
      <text:p text:style-name="P7"/>
      <text:p text:style-name="Standard"><text:span text:style-name="T5">2<text:tab/>Form Type<text:tab/> <text:s text:c="5"/>8<text:tab/>Contains Form Type of a "cover" Form (F3N, F3XA, ...) or of a</text:span></text:p>
      <text:p text:style-name="Standard"><text:span text:style-name="T5"><text:s/><text:tab/><text:tab/><text:tab/><text:tab/>Schedule ( SA11A1, SA11B, SB17, ...) to which this text is related.</text:span></text:p>
      <text:p text:style-name="P7"/>
      <text:p text:style-name="Standard"><text:span text:style-name="T5">3<text:tab/>Tran ID Ref<text:tab/> <text:s text:c="3"/>20<text:tab/>The value of a "Tran ID" if the text is linked to a specific itemization</text:span></text:p>
      <text:p text:style-name="Standard"><text:span text:style-name="T5"><text:s/><text:tab/><text:tab/><text:tab/><text:tab/>within a Schedule (otherwise this field is left blank).</text:span></text:p>
      <text:p text:style-name="P7"/>
      <text:p text:style-name="Standard"><text:span text:style-name="T5">4<text:tab/>Text4000<text:tab/>4000<text:tab/>A string of unformatted text up to 4000 characters.</text:span></text:p>
      <text:p text:style-name="Standard"><text:span text:style-name="T5"><text:s/><text:tab/><text:tab/><text:tab/><text:tab/>(Note: <text:s/>no tab, carriage return, line feed or any other non-printable</text:span></text:p>
      <text:p text:style-name="P69"><text:span text:style-name="T5">characters may be embedded within the string of text.)</text:span></text:p>
      <text:p text:style-name="P7"/>
      <text:p text:style-name="P73"/>
      <text:p text:style-name="P7"/>
      <text:p text:style-name="Standard"><text:span text:style-name="T7">New F99 Filing Type for unstructured, formatted text</text:span></text:p>
      <text:p text:style-name="P7"/>
      <text:p text:style-name="Standard"><text:span text:style-name="T5">A new Form called an F99 has been devised to allow filers to submit letters, memos, and other text documents electronically. <text:s/>As in other filings (e.g. F3, F3X, ... etc.) there is a "Cover" sheet followed</text:span></text:p>
      <text:p text:style-name="Standard"><text:span text:style-name="T5">by text. <text:s/>The HDR and the F99 "cover" records are CSV records (as are all other kinds of electronic filings to the FEC).</text:span></text:p>
      <text:p text:style-name="P8"/>
      <text:p text:style-name="Standard"><text:span text:style-name="T7">#</text:span><text:span text:style-name="T5"><text:tab/></text:span><text:span text:style-name="T7">Field Name</text:span><text:span text:style-name="T5"><text:tab/><text:tab/><text:tab/></text:span><text:span text:style-name="T7">Length</text:span><text:span text:style-name="T5"><text:tab/></text:span><text:span text:style-name="T7">Description</text:span></text:p>
      <text:p text:style-name="Standard"><text:span text:style-name="T5">1<text:tab/>FORM TYPE<text:tab/><text:tab/><text:tab/>A/N-3<text:tab/>Form Type Value: "F99"</text:span></text:p>
      <text:p text:style-name="Standard"><text:span text:style-name="T5">2<text:tab/>FILER FEC CMTE ID<text:tab/><text:tab/>A/N-9<text:tab/>Filing Committee ID <text:s/>Example: C98765431</text:span></text:p>
      <text:p text:style-name="Standard"><text:span text:style-name="T5">3<text:tab/>COMMITTEE NAME <text:s text:c="6"/><text:tab/>A/N-90 <text:s/>Filing Committee's Name</text:span></text:p>
      <text:p text:style-name="Standard"><text:span text:style-name="T5">4<text:tab/>STREET 1<text:tab/><text:tab/><text:tab/>A/N-34 <text:s/>Committee's Street Address 1</text:span></text:p>
      <text:p text:style-name="Standard"><text:span text:style-name="T5">5<text:tab/>STREET 2<text:tab/><text:tab/><text:tab/>A/N-34<text:tab/>Committee's Street Address 2</text:span></text:p>
      <text:p text:style-name="Standard"><text:span text:style-name="T5">6<text:tab/>CITY<text:tab/><text:tab/><text:tab/><text:tab/>A/N-18 <text:s/>Committee's City/Town</text:span></text:p>
      <text:p text:style-name="Standard"><text:span text:style-name="T5">7<text:tab/>STATE<text:tab/><text:tab/><text:tab/><text:tab/>A-2<text:tab/>Committee's State Code</text:span></text:p>
      <text:p text:style-name="Standard"><text:span text:style-name="T5">8<text:tab/>ZIP<text:tab/><text:tab/><text:tab/><text:tab/>A/N-9<text:tab/>Committee's Zip Code</text:span></text:p>
      <text:p text:style-name="Standard"><text:span text:style-name="T5">9<text:tab/>NAME/TREASURER (as signed)<text:tab/>A/N-38<text:tab/>Treasurer Name<text:tab/></text:span></text:p>
      <text:p text:style-name="Standard"><text:span text:style-name="T5">10<text:tab/>DATE (Signed)<text:tab/><text:tab/><text:tab/>NUM-8<text:tab/>Signature Date</text:span></text:p>
      <text:p text:style-name="P7"/>
      <text:p text:style-name="P7"/>
      <text:p text:style-name="Standard"><text:span text:style-name="T5">The F99 filing provides a mechanism where the filer can send "formatted" text. <text:s/>This means that the</text:span></text:p>
      <text:p text:style-name="Standard"><text:span text:style-name="T5">text can contain Carriage Return &amp; Line-feed characters along with TAB characters</text:span><text:span text:style-name="T7">. <text:s/></text:span></text:p>
      <text:p text:style-name="P7"/>
      <text:p text:style-name="Standard"><text:span text:style-name="T5">The text in a F99 filing is coded between two delimiter records: <text:s/>a [BeginText] record and an [EndText] record. <text:s/>The following example shows how an F99 filing is coded:</text:span></text:p>
      <text:p text:style-name="P7"/>
      <text:p text:style-name="P38"><text:span text:style-name="T42">HDR,FEC,3.00,Super Filer,Ver 1.0</text:span></text:p>
      <text:p text:style-name="P38"><text:span text:style-name="T42">F99,C98765431,"Friends of Pat","123 Sycamore St",,"Anytown",FL,33034</text:span></text:p>
      <text:p text:style-name="P38"><text:span text:style-name="T42">[BeginText]</text:span></text:p>
      <text:p text:style-name="P38"><text:span text:style-name="T42">This is an example of something that a filer might want to send to the FEC. <text:s/>There</text:span></text:p>
      <text:p text:style-name="P38"><text:span text:style-name="T42">are a few lines of text followed by some columns of information.</text:span></text:p>
      <text:p text:style-name="P15"/>
      <text:p text:style-name="P38"><text:span text:style-name="T42">Line<text:tab/><text:tab/>Description<text:tab/><text:tab/>Amount</text:span></text:p>
      <text:p text:style-name="P38"><text:span text:style-name="T42">----<text:tab/><text:tab/>-----------<text:tab/><text:tab/>------</text:span></text:p>
      <text:p text:style-name="P38"><text:span text:style-name="T42"><text:s text:c="2"/>1<text:tab/><text:tab/>Line One<text:tab/><text:tab/> <text:s/>1.00</text:span></text:p>
      <text:p text:style-name="P38"><text:span text:style-name="T42"><text:s text:c="2"/>2<text:tab/><text:tab/>Line Two<text:tab/><text:tab/> 20.00</text:span></text:p>
      <text:p text:style-name="P38"><text:span text:style-name="T42"><text:s text:c="2"/>3<text:tab/><text:tab/>Line Three<text:tab/><text:tab/>300.00</text:span></text:p>
      <text:p text:style-name="P15"/>
      <text:p text:style-name="P72"><text:span text:style-name="T42">The table above means nothing, but serves as an example of how a filer could send something electronically to the FEC and have the document tracked in the same way that any other kind of filing would be tracked.</text:span></text:p>
      <text:p text:style-name="P38"><text:span text:style-name="T42">[EndText]</text:span></text:p>
      <text:p text:style-name="P7"/>
      <text:p text:style-name="P74"/>
      <text:p text:style-name="P7"/>
      <text:p text:style-name="Standard"><text:span text:style-name="T7">Back Ref ID and Back Ref Sched Name</text:span></text:p>
      <text:p text:style-name="P7"/>
      <text:p text:style-name="Standard"><text:span text:style-name="T5">In order to clarify relationships between transactions, a Back Reference ID has been created to carry the Tran ID of the related transaction and a Back Reference Schedule Name has been added to indicate the schedule that contains the related transaction.</text:span></text:p>
      <text:p text:style-name="P7"/>
      <text:p text:style-name="Standard"><text:span text:style-name="T5">Affected forms and schedules: SA, SB, SE, SF, SH4</text:span></text:p>
      <text:p text:style-name="P7"/>
      <text:p text:style-name="Standard"><text:span text:style-name="T5">Rules for Applying the Back Reference Fields:</text:span></text:p>
      <text:p text:style-name="P7"/>
      <text:p text:style-name="Standard"><text:span text:style-name="T5">If there is a one-to-many relationship between transactions, the many carry the tran id of the one in the back ref tran ID field and the Schedule of the one in the back Ref Sched Name field. <text:s/>In cases such as credit card payments, <text:s/>the one to many model holds even though there may be one child record or many child records <text:s/>to relate to the parent <text:s/>record.</text:span></text:p>
      <text:p text:style-name="P7"/>
      <text:p text:style-name="Standard"><text:span text:style-name="T5"><text:tab/>Example: Partnerships (reported on Schedule A for line 11a on form 3)</text:span></text:p>
      <text:p text:style-name="Standard"><text:span text:style-name="T5">The receipt form the partnership has nothing in the two back reference fields.</text:span></text:p>
      <text:p text:style-name="Standard"><text:span text:style-name="T5">Each partner’s receipt has the tran ID of the Partnership transaction in the Back Ref Tran ID field and “SA11A” in the back Ref Sched Name field.</text:span></text:p>
      <text:p text:style-name="P7"/>
      <text:p text:style-name="Standard"><text:span text:style-name="T5">If there is a one-to-one relationship between the related transactions, the transactions are ranked chronologically. The first is the parent record and contains nothing in the back Reference Fields and the second is the child record and contains the parent transaction’s tran ID and Schedule name in the Back Reference fields.</text:span></text:p>
      <text:p text:style-name="P7"/>
      <text:p text:style-name="Standard"><text:span text:style-name="T5">Example: In-Kind <text:s/>receipt.</text:span></text:p>
      <text:p text:style-name="Standard"><text:span text:style-name="T5">The in-kind receipt is the parent because it occurs prior to the in-kind disbursement that is created to balance the totals. The Receipt has nothing in the back reference fields. The disbursement carries the tran ID and sched name of the receipt in the back reference fields.</text:span></text:p>
      <text:p text:style-name="Standard"><text:span text:style-name="T5">Special cases</text:span></text:p>
      <text:p text:style-name="Standard"><text:span text:style-name="T5">Loans (Schedule A) and Loan repayments (Schedule B) are child records of the Schedule C record and carry its Tran ID and Sched name in the back reference fields.</text:span></text:p>
      <text:p text:style-name="Standard"><text:span text:style-name="T5">Debts <text:s/>and Debt Payments (Both Schedule B and H4) are Child records of the Schedule D record and carry its Tran ID and Sched Name in the back reference fields.</text:span></text:p>
      <text:p text:style-name="P7"/>
      <text:p text:style-name="Standard"><text:span text:style-name="T5">Other examples are:</text:span></text:p>
      <text:p text:style-name="P7"/>
      <text:p text:style-name="Standard"><text:span text:style-name="T5">Partnership Receipt <text:tab/>linking to <text:tab/>Partner memos</text:span></text:p>
      <text:p text:style-name="Standard"><text:span text:style-name="T5">Credit card Payment <text:tab/>inking to <text:tab/>Vendor payment memos</text:span></text:p>
      <text:p text:style-name="Standard"><text:span text:style-name="T5">Earmarked receipts <text:tab/>linking to <text:tab/>earmarked disbursements</text:span></text:p>
      <text:p text:style-name="Standard"><text:span text:style-name="T5">In-kind receipts <text:tab/><text:tab/>linking to <text:tab/>in-kind disbursements</text:span></text:p>
      <text:p text:style-name="Standard"><text:span text:style-name="T5">Joint fundraising receipts <text:tab/>linked to <text:tab/>fundraising committee and to contributing committee</text:span></text:p>
      <text:p text:style-name="Standard"><text:span text:style-name="T5">H4 disbursement memo <text:tab/>linked to <text:tab/>Schedule E, F or B23 transaction</text:span></text:p>
      <text:p text:style-name="P7"/>
      <text:p text:style-name="P7"/>
      <text:p text:style-name="P75"/>
      <text:p text:style-name="P7"/>
      <text:p text:style-name="Standard"><text:span text:style-name="T7">Special Summary records for <text:s/>reports crossing election periods</text:span></text:p>
      <text:p text:style-name="P7"/>
      <text:p text:style-name="Standard"><text:span text:style-name="T5">To support the new regulation requiring Form 3 and Form 3P to report with cycle-to-date aggregation and itemization, a new record has been created for filings that cover date ranges beginning in one cycle and ending in another (30G or YE in an election year). The F3S or F3PS record is used to report the “column B” summary information for the portion of the report that begins after the election day. The transactions that occur on or prior to election-day are reported in the F3 or F3P record as “Column B” amounts. <text:s/>Essentially, this is a report with three summary columns. <text:s/>“Column A” contains all information for the current reporting period regardless of whether it occurs before or after the election. “Column B1” includes Cycle-to-date figures from the beginning of the cycle through election day and “Column B2” contains Cycle-to-date figures that begin the day after the election (beginning of the new cycle) and end with the last day of the reporting period. Individual aggregates and itemizations within the report will be based on whether they occur before or after the election. <text:s/>It is "Column B2" which is coded on the new F3S and F3PS records for F3 and F3P filings respectively. F3S and F3PS should only be included in 30G reports in an election year for campaigns that are involved in the General election, or the Year End report in an election year for Campaigns that are not involved in the general election.</text:span></text:p>
      <text:p text:style-name="P7"/>
      <text:p text:style-name="P8"/>
      <text:p text:style-name="P7"/>
      <text:p text:style-name="P7"/>
      <text:p text:style-name="Standard"><text:span text:style-name="T7">New F24 Filing Type for 24-hour Expenditure reports</text:span></text:p>
      <text:p text:style-name="P7"/>
      <text:p text:style-name="Standard"><text:span text:style-name="T5">A new Form called an F24 has been devised to allow filers to submit last-minute, 24-hour expenditure reports electronically. <text:s/>As in other filings (e.g. F3, F3X, ... etc.) there is a "Cover" sheet followed</text:span></text:p>
      <text:p text:style-name="Standard"><text:span text:style-name="T5">by one or more 'SE24' schedules.</text:span></text:p>
      <text:p text:style-name="P8"/>
      <text:p text:style-name="Standard"><text:span text:style-name="T7">#</text:span><text:span text:style-name="T5"><text:tab/></text:span><text:span text:style-name="T7">Field Name</text:span><text:span text:style-name="T5"><text:tab/><text:tab/><text:tab/></text:span><text:span text:style-name="T7">Length</text:span><text:span text:style-name="T5"><text:tab/></text:span><text:span text:style-name="T7">Description</text:span></text:p>
      <text:p text:style-name="Standard"><text:span text:style-name="T5">1<text:tab/>FORM TYPE<text:tab/><text:tab/><text:tab/>A/N-3<text:tab/>Form Type Value: "F24", </text:span></text:p>
      <text:p text:style-name="Standard"><text:span text:style-name="T5">2<text:tab/>FILER FEC CMTE ID<text:tab/><text:tab/>A/N-9<text:tab/>Filing Committee ID <text:s/>Example: C98765431</text:span></text:p>
      <text:p text:style-name="Standard"><text:span text:style-name="T5">3<text:tab/>COMMITTEE NAME <text:s text:c="6"/><text:tab/>A/N-90 <text:s/>Filing Committee's Name</text:span></text:p>
      <text:p text:style-name="Standard"><text:span text:style-name="T5">4<text:tab/>STREET 1<text:tab/><text:tab/><text:tab/>A/N-34 <text:s/>Committee's Street Address 1</text:span></text:p>
      <text:p text:style-name="Standard"><text:span text:style-name="T5">5<text:tab/>STREET 2<text:tab/><text:tab/><text:tab/>A/N-34<text:tab/>Committee's Street Address 2</text:span></text:p>
      <text:p text:style-name="Standard"><text:span text:style-name="T5">6<text:tab/>CITY<text:tab/><text:tab/><text:tab/><text:tab/>A/N-18 <text:s/>Committee's City/Town</text:span></text:p>
      <text:p text:style-name="Standard"><text:span text:style-name="T5">7<text:tab/>STATE<text:tab/><text:tab/><text:tab/><text:tab/>A-2<text:tab/>Committee's State Code</text:span></text:p>
      <text:p text:style-name="Standard"><text:span text:style-name="T5">8<text:tab/>ZIP<text:tab/><text:tab/><text:tab/><text:tab/>A/N-9<text:tab/>Committee's Zip Code</text:span></text:p>
      <text:p text:style-name="Standard"><text:span text:style-name="T5">9<text:tab/>NAME/TREASURER (as signed)<text:tab/>A/N-38<text:tab/>Treasurer Name<text:tab/></text:span></text:p>
      <text:p text:style-name="Standard"><text:span text:style-name="T5">10<text:tab/>DATE (Signed)<text:tab/><text:tab/><text:tab/>NUM-8<text:tab/>Signature Date</text:span></text:p>
      <text:p text:style-name="P7"/>
      <text:p text:style-name="P7"/>
      <text:p text:style-name="Standard"><text:span text:style-name="T5">The F24 filing provides a mechanism where the filer can send last-minute Schedule E disclosure of expenditures.</text:span></text:p>
      <text:p text:style-name="P7"/>
      <text:p text:style-name="P7"/>
      <text:p text:style-name="Standard"><text:span text:style-name="T7">Validator changes </text:span></text:p>
      <text:p text:style-name="P8"><text:soft-page-break/></text:p>
      <text:p text:style-name="Body_20_Text_20_2"><text:span text:style-name="T34">Two errors produced by the validator have been upgraded from level 4 to level 8 errors. They must be corrected prior to filing. </text:span></text:p>
      <text:p text:style-name="P7"/>
      <text:p text:style-name="Standard"><text:span text:style-name="T36">08 <text:s text:c="2"/>FormName <text:s/>Fld# ___ <text:s/>Subtotal {__________} not supported by other lines </text:span></text:p>
      <text:p text:style-name="Standard"><text:span text:style-name="T36">08 <text:s text:c="2"/>FormName <text:s/>Fld# ___ <text:s/>Subtotal {__________} not supported by Schedule ___</text:span></text:p>
      <text:p text:style-name="Standard"><text:span text:style-name="T36"><text:s text:c="26"/>FYI --&gt; {__________} accumulated on Schedule ___</text:span></text:p>
      <text:p text:style-name="P8"/>
      <text:p text:style-name="P76"/>
      <text:p text:style-name="P4"/>
      <text:p text:style-name="Standard"><text:span text:style-name="T2">Version 1.02 Format to Version 2.02 Format</text:span></text:p>
      <text:p text:style-name="P7"/>
      <text:p text:style-name="P7"/>
      <text:p text:style-name="Standard"><text:span text:style-name="T7">List of Schedules with changes:</text:span></text:p>
      <text:p text:style-name="P7"/>
      <text:p text:style-name="Standard"><text:span text:style-name="T5">Schedules: <text:s/>SA, SB, SC, SC1, SD, SE, SF, SH1, SH2, SH3, SH4, &amp; SI.</text:span></text:p>
      <text:p text:style-name="P7"/>
      <text:p text:style-name="Standard"><text:span text:style-name="T5">Form "schedule-like" multiple occurrence records: <text:s/>F3P31AL, F56, F57, F65, F76, F8II, and F8III.</text:span></text:p>
      <text:p text:style-name="P7"/>
      <text:p text:style-name="Standard"><text:span text:style-name="T5">(Note: <text:s/>Forms such as F3 and F3X have not changed in Ver 2.02 from the definitions in Ver 1.02.)</text:span></text:p>
      <text:p text:style-name="P7"/>
      <text:p text:style-name="P7"/>
      <text:p text:style-name="P7"/>
      <text:p text:style-name="Standard"><text:span text:style-name="T7">New record type for Schedule SC2.</text:span></text:p>
      <text:p text:style-name="P7"/>
      <text:p text:style-name="Standard"><text:span text:style-name="T5">Schedule C is now coded with record types SC/, SC1/, and SC2/. <text:s/>SC2/ is new and allows for coding multiple guarantor information with a Schedule C loan description.</text:span></text:p>
      <text:p text:style-name="P7"/>
      <text:p text:style-name="P7"/>
      <text:p text:style-name="P7"/>
      <text:p text:style-name="Standard"><text:span text:style-name="T7">General Description of modifications and enhancements</text:span></text:p>
      <text:p text:style-name="P7"/>
      <text:p text:style-name="Standard"><text:span text:style-name="T5">An Entity Type is used to "classify" contributors, payees, lenders, etc. <text:s/>Primarily, it is used to indicate if the entity is a person {with first &amp; last names} or an organization. <text:s/>Sometimes the organization must be further identified as to whether it is a Candidate Committee, PAC, Political Party etc.</text:span></text:p>
      <text:p text:style-name="P7"/>
      <text:p text:style-name="Standard"><text:span text:style-name="T5">Although Entity Type is still an optional field, it will likely become a required field sometime in the future.</text:span></text:p>
      <text:p text:style-name="P7"/>
      <text:p text:style-name="P7"/>
      <text:p text:style-name="Standard"><text:span text:style-name="T5">Amendment Codes {AMEND_CD} are used on all schedules. <text:s/>On original filings, the Amendment Code should be blank {but may contain A = Add}.</text:span></text:p>
      <text:p text:style-name="P7"/>
      <text:p text:style-name="Standard"><text:span text:style-name="T5">If a filing is an amendment to an earlier "original" filing, every schedule itemization must contain one of 4 values:</text:span></text:p>
      <text:p text:style-name="Standard"><text:span text:style-name="T5"><text:tab/>A = Add {a new item}</text:span></text:p>
      <text:p text:style-name="Standard"><text:span text:style-name="T5"><text:tab/>C = Change {the original item}</text:span></text:p>
      <text:p text:style-name="Standard"><text:span text:style-name="T5"><text:tab/>D = Delete {the original item}</text:span></text:p>
      <text:p text:style-name="Standard"><text:span text:style-name="T5"><text:tab/>N = No Change {to the original item}</text:span></text:p>
      <text:p text:style-name="P7"/>
      <text:p text:style-name="P7"/>
      <text:p text:style-name="Standard"><text:span text:style-name="T5">Transaction Identifiers {TRAN_ID} are </text:span><text:span text:style-name="T7">required</text:span><text:span text:style-name="T5"> on every schedule itemization.</text:span></text:p>
      <text:p text:style-name="P7"/>
      <text:p text:style-name="Standard"><text:span text:style-name="T5">For all new items, the TRAN_ID must contain a unique value that will be used by the FEC </text:span><text:soft-page-break/><text:span text:style-name="T5">database to point to that particular item. <text:s/>It must be a value that is unique among all items filed by that committee.</text:span></text:p>
      <text:p text:style-name="P7"/>
      <text:p text:style-name="Standard"><text:span text:style-name="T5">For all amending items {Changes, Deletes, Non-changes}, the TRAN_ID must already exist on the FEC database from a prior filing.</text:span></text:p>
      <text:p text:style-name="P7"/>
      <text:p text:style-name="P80"/>
      <text:p text:style-name="P7"/>
      <text:p text:style-name="Standard"><text:span text:style-name="T5">Conduit Name &amp; Address has been added to Receipts and Expenditure Schedules {A, B, D, E, F, H4, F3P31AL, F56, F57, and F65.</text:span></text:p>
      <text:p text:style-name="P7"/>
      <text:p text:style-name="P7"/>
      <text:p text:style-name="P77"><text:span text:style-name="T5">Name fields maximums (on schedules such as SA, SB, etc.) have been increased to A/N-90 to allow for Organization/Committee names. <text:s/>However, if a person's name is given {indicated by Entity Type or the name is delimited into last, first, prefix, suffix}, the name cannot exceed 38 characters {including spaces}. <text:s/>This enhancement allows for the removal of the redundant Name/Address fields that were used for Committees on Version 1.02 Schedule A and B record layouts.</text:span></text:p>
      <text:p text:style-name="P79"/>
      <text:p text:style-name="P78"/>
      <text:p text:style-name="Standard"><text:span text:style-name="T2">APPENDIX <text:s/>E</text:span></text:p>
      <text:p text:style-name="P4"/>
      <text:p text:style-name="P7"/>
      <text:p text:style-name="P7"/>
      <text:p text:style-name="Standard"><text:span text:style-name="T2">Technical specifications for use of FEC supplied vendor utilities</text:span></text:p>
      <text:p text:style-name="P13"/>
      <text:p text:style-name="P13"/>
      <text:p text:style-name="P7"/>
      <text:p text:style-name="Standard"><text:span text:style-name="T5">Acknowledgement of NIC software copyright does not need to be included within Third Party software, however NIC maintains copyrights to the following programs: FECHECK4.EXE and FECHECK4.DLL.</text:span></text:p>
      <text:p text:style-name="P13"/>
      <text:p text:style-name="P13"/>
      <text:p text:style-name="Standard"><text:span text:style-name="T5">If the MD5 check-digit program is used, Developers must also include the following acknowledgment in their programs and documentation:</text:span></text:p>
      <text:p text:style-name="P13"/>
      <text:p text:style-name="Standard"><text:span text:style-name="T36"><text:s/>*---------------------------------------------------------*</text:span></text:p>
      <text:p text:style-name="Standard"><text:span text:style-name="T36"><text:s/>* <text:s/>RSA Data Security, Inc., MD5 message-digest algorithm <text:s/>*</text:span></text:p>
      <text:p text:style-name="Standard"><text:span text:style-name="T36"><text:s/>* <text:s/>Copyright (C) 1991-2, RSA Data Security, Inc. <text:s text:c="9"/>*</text:span></text:p>
      <text:p text:style-name="Standard"><text:span text:style-name="T36"><text:s/>* <text:s/>Created 1991. All rights reserved. <text:s text:c="20"/>*</text:span></text:p>
      <text:p text:style-name="Standard"><text:span text:style-name="T36"><text:s/>*---------------------------------------------------------*</text:span></text:p>
      <text:p text:style-name="P13"/>
      <text:p text:style-name="P13"/>
      <text:p text:style-name="P13"/>
      <text:p text:style-name="P13"/>
      <text:p text:style-name="Standard"><text:span text:style-name="T7">SPECIAL WORD TO VENDORS</text:span></text:p>
      <text:p text:style-name="P7"/>
      <text:p text:style-name="Standard"><text:span text:style-name="T5">We encourage your comments and suggestions. It is our intention that the any communication </text:span></text:p>
      <text:p text:style-name="Standard"><text:span text:style-name="T5">regarding such suggestions be accurately conveyed in a manner which will create a spirit of mutual cooperation and thus serve the ultimate interest of filers, vendors, and the public. <text:s/></text:span></text:p>
      <text:p text:style-name="P7"/>
      <text:p text:style-name="Standard"><text:span text:style-name="T5">Thank you.</text:span></text:p>
      <text:p text:style-name="P13"/>
      <text:p text:style-name="P81"/>
      <text:p text:style-name="P13"/>
      <text:p text:style-name="P14"/>
      <text:p text:style-name="Standard"><text:span text:style-name="T37">Files contained in the Vendor Developer Pack</text:span></text:p>
      <text:p text:style-name="P13"/>
      <text:p text:style-name="P13"/>
      <text:p text:style-name="Standard"><text:span text:style-name="T36">README.TXT <text:s text:c="4"/>This file which lists the contents of VendPak4.zip. <text:s/></text:span></text:p>
      <text:p text:style-name="P13"/>
      <text:p text:style-name="Standard"><text:span text:style-name="T36">FEC_V300.RTF <text:s text:c="2"/>MS Word document - <text:s/>Describes FEC specifications for </text:span></text:p>
      <text:p text:style-name="Standard"><text:span text:style-name="T36"><text:s text:c="15"/>electronic filing. <text:s/></text:span></text:p>
      <text:p text:style-name="P13"/>
      <text:p text:style-name="Standard"><text:span text:style-name="T36">FEC_V300.XLS <text:s text:c="2"/>MS Excel spreadsheet - Contains detailed formats for each </text:span></text:p>
      <text:p text:style-name="Standard"><text:span text:style-name="T36"><text:s text:c="15"/>type of record used in electronic filings. <text:s/></text:span></text:p>
      <text:p text:style-name="P13"/>
      <text:p text:style-name="P13"/>
      <text:p text:style-name="Standard"><text:span text:style-name="T36">CBLRTSS.DLL <text:s text:c="3"/>COBOL Runtime required by FECHECK4.EXE &amp; FECHECK4.DLL programs.</text:span></text:p>
      <text:p text:style-name="Standard"><text:span text:style-name="T36">CBLVIOS.DLL <text:s text:c="3"/>COBOL Runtime required by FECHECK4.EXE program.</text:span></text:p>
      <text:p text:style-name="Standard"><text:span text:style-name="T36">MSVCRT.DLL <text:s text:c="4"/>Runtime used by MS VB &amp; C++ programs that call FECHECK4.DLL.</text:span></text:p>
      <text:p text:style-name="P13"/>
      <text:p text:style-name="P13"/>
      <text:p text:style-name="Standard"><text:span text:style-name="T36">FECHECK4.EXE <text:s text:c="2"/>Command-line version of the FEC Validator.</text:span></text:p>
      <text:p text:style-name="P13"/>
      <text:p text:style-name="Standard"><text:span text:style-name="T36">FECHECK4.DLL <text:s text:c="2"/>Windows/DLL version of the FEC Validator.</text:span></text:p>
      <text:p text:style-name="P13"/>
      <text:p text:style-name="Standard"><text:span text:style-name="T36">FECHECK4.INI <text:s text:c="2"/>Initialization file that lets user set upper limits for </text:span></text:p>
      <text:p text:style-name="Standard"><text:span text:style-name="T36"><text:s text:c="15"/>the number of messages at levels 4, 8, &amp; 12 to be listed. <text:s/></text:span></text:p>
      <text:p text:style-name="Standard"><text:span text:style-name="T36"><text:s text:c="15"/>User can also choose to have to have FECHECK4 create two </text:span></text:p>
      <text:p text:style-name="Standard"><text:span text:style-name="T36"><text:s text:c="15"/>additional files: <text:s/>1) a comma-delimited unformatted error </text:span></text:p>
      <text:p text:style-name="Standard"><text:span text:style-name="T36"><text:s text:c="15"/>file with the same information as contained in the '.msg' </text:span></text:p>
      <text:p text:style-name="Standard"><text:span text:style-name="T36"><text:s text:c="15"/>file; and 2) a file that lists schedules and Tran_IDs of </text:span></text:p>
      <text:p text:style-name="Standard"><text:span text:style-name="T36"><text:s text:c="15"/>itemizations that are found to have errors. <text:s/></text:span></text:p>
      <text:p text:style-name="P13"/>
      <text:p text:style-name="Standard"><text:span text:style-name="T36">FECNAME4.IDX <text:s text:c="2"/>Index for FECNAME4.DTA ISAM file.</text:span></text:p>
      <text:p text:style-name="P13"/>
      <text:p text:style-name="Standard"><text:span text:style-name="T36">FECNAME4.DTA <text:s text:c="2"/>ISAM file used by FECHECK4 to add Field Names to messages </text:span></text:p>
      <text:p text:style-name="P13"/>
      <text:p text:style-name="P13"/>
      <text:p text:style-name="Standard"><text:span text:style-name="T36">MD5_32.DLL <text:s text:c="4"/>Windows/DLL version of RSA's check-digit program.</text:span></text:p>
      <text:p text:style-name="Standard"><text:span text:style-name="T36">MD5_32.LIB <text:s text:c="4"/>Import library for MD5_32.DLL.</text:span></text:p>
      <text:p text:style-name="Standard"><text:span text:style-name="T36">MDUTIL.H <text:s text:c="6"/>C header file for MD5 program.</text:span></text:p>
      <text:p text:style-name="P13"/>
      <text:p text:style-name="P13"/>
      <text:p text:style-name="Standard"><text:span text:style-name="T36">{Samples}.FEC <text:s/>Samples ".FEC" files are included as examples of electronic </text:span></text:p>
      <text:p text:style-name="Standard"><text:span text:style-name="T36"><text:s text:c="15"/>files. <text:s/>They can be run through FECheck4 to assist developers </text:span></text:p>
      <text:p text:style-name="Standard"><text:span text:style-name="T36"><text:s text:c="15"/>in getting familiar with the program. <text:s/></text:span></text:p>
      <text:p text:style-name="P13"/>
      <text:p text:style-name="P13"/>
      <text:p text:style-name="P84"/>
      <text:p text:style-name="P13"/>
      <text:p text:style-name="P13"/>
      <text:p text:style-name="Standard"><text:span text:style-name="T36">The DOS version of FECHECK4 is run from the DOS command line.</text:span></text:p>
      <text:p text:style-name="P13"/>
      <text:p text:style-name="Standard"><text:span text:style-name="T36">Syntax: <text:s/>FECHECK4 [c:\path\filename[.FEC]]</text:span></text:p>
      <text:p text:style-name="P13"/>
      <text:p text:style-name="Standard"><text:span text:style-name="T36">Notes: <text:s text:c="2"/>The .FEC need not be coded but will be assumed if not </text:span></text:p>
      <text:p text:style-name="Standard"><text:span text:style-name="T36"><text:s text:c="9"/>specified. <text:s/>FECHECK4 displays the number of warnings and</text:span></text:p>
      <text:p text:style-name="Standard"><text:span text:style-name="T36"><text:s text:c="9"/>errors that are encountered. <text:s/>Messages are written to a</text:span></text:p>
      <text:p text:style-name="Standard"><text:span text:style-name="T36"><text:s text:c="9"/>'.MSG' file on the same drive/directory as the '.FEC' file.</text:span></text:p>
      <text:p text:style-name="Standard"><text:span text:style-name="T36"><text:s text:c="9"/>FECHECK4 will prompt the user if the file spec is not</text:span></text:p>
      <text:p text:style-name="Standard"><text:span text:style-name="T36"><text:s text:c="9"/>included on the command line.</text:span></text:p>
      <text:p text:style-name="P13"/>
      <text:p text:style-name="Standard"><text:span text:style-name="T36"><text:s text:c="9"/>Normally FECHECK4 will list an unlimited number of error</text:span></text:p>
      <text:p text:style-name="Standard"><text:span text:style-name="T36"><text:s text:c="9"/>messages (if there are any) at various levels of severity.</text:span></text:p>
      <text:p text:style-name="Standard"><text:span text:style-name="T36"><text:s text:c="9"/>Level 12 errors are the "most severe" while <text:s/>Level 8's</text:span></text:p>
      <text:p text:style-name="Standard"><text:span text:style-name="T36"><text:s text:c="9"/>are "less severe". <text:s/>Neither will be accepted by the FEC.</text:span></text:p>
      <text:p text:style-name="Standard"><text:span text:style-name="T36"><text:s text:c="9"/>Level 4 messages should not occur, however, filings with</text:span></text:p>
      <text:p text:style-name="Standard"><text:span text:style-name="T36"><text:s text:c="9"/>messages (non of which exceed Level 4) may be conditionally</text:span></text:p>
      <text:p text:style-name="Standard"><text:span text:style-name="T36"><text:s text:c="9"/>accepted by the FEC. <text:s/>An filer can choose to limit the</text:span></text:p>
      <text:p text:style-name="Standard"><text:span text:style-name="T36"><text:s text:c="9"/>number of Level 4, 8 and 12 errors that will be listed by</text:span></text:p>
      <text:p text:style-name="Standard"><text:span text:style-name="T36"><text:s text:c="9"/>setting limits in the FECHECK4.INI file.</text:span></text:p>
      <text:p text:style-name="P13"/>
      <text:p text:style-name="Standard"><text:span text:style-name="T36"><text:s text:c="9"/>The "Unformat_MS2" parameter is used to indicate if a '.MS2'</text:span></text:p>
      <text:p text:style-name="Standard"><text:span text:style-name="T36"><text:s text:c="9"/>file is to be created along with the '.MSG' file. <text:s/>The '.MS2'</text:span></text:p>
      <text:p text:style-name="Standard"><text:span text:style-name="T36"><text:s text:c="9"/>file contains the same information that is written to the </text:span></text:p>
      <text:p text:style-name="Standard"><text:span text:style-name="T36"><text:s text:c="9"/>formatted '.MSG' file, but as comma-delimited CSV text file.</text:span></text:p>
      <text:p text:style-name="P13"/>
      <text:p text:style-name="Standard"><text:span text:style-name="T36"><text:tab/> <text:s/>The layout of the comma-delimited '.ms2' file is:</text:span></text:p>
      <text:p text:style-name="P83"/>
      <text:p text:style-name="P82"><text:span text:style-name="T36">1) Form Name (eg. F3N, F3XA, SA111, SB17, ...);</text:span></text:p>
      <text:p text:style-name="P82"><text:span text:style-name="T36">2) Tran_ID of an Itemization in a Schedule;</text:span></text:p>
      <text:p text:style-name="P82"><text:span text:style-name="T36">3) Identifying Name of an Itemization in a Schedule;</text:span></text:p>
      <text:p text:style-name="P82"><text:span text:style-name="T36">4) Column # {refer to .xls spreadsheet} of Field in Error;</text:span></text:p>
      <text:p text:style-name="P82"><text:span text:style-name="T36">5) Descriptive name of the Field in Error;</text:span></text:p>
      <text:p text:style-name="P82"><text:span text:style-name="T36">6) Error Level (04, 08, 12, or 16);</text:span></text:p>
      <text:p text:style-name="P82"><text:span text:style-name="T36">7) Error Message.</text:span></text:p>
      <text:p text:style-name="P13"/>
      <text:p text:style-name="Standard"><text:span text:style-name="T36"><text:s text:c="9"/>The "TID_Errs_MS3" parameter is used to request that FECHECK4</text:span></text:p>
      <text:p text:style-name="Standard"><text:span text:style-name="T36"><text:s text:c="9"/>create a '.MS3' file along with the '.MSG' formatted error file.</text:span></text:p>
      <text:p text:style-name="Standard"><text:span text:style-name="T36"><text:s text:c="9"/>This third message file lists the schedules &amp; Tran_IDs of </text:span></text:p>
      <text:p text:style-name="Standard"><text:span text:style-name="T36"><text:s text:c="9"/>itemizations that are found to have errors. <text:s/>It can be used by</text:span></text:p>
      <text:p text:style-name="Standard"><text:span text:style-name="T36"><text:s text:c="9"/>vendor software to highlight the transactions that have </text:span></text:p>
      <text:p text:style-name="Standard"><text:span text:style-name="T36"><text:s text:c="9"/>something that is causing a validation error.</text:span></text:p>
      <text:p text:style-name="P13"/>
      <text:p text:style-name="P13"/>
      <text:p text:style-name="Standard"><text:span text:style-name="T36"><text:s text:c="9"/>The FECHECK4.INI file can be edited with a text editor.</text:span></text:p>
      <text:p text:style-name="P13"/>
      <text:p text:style-name="Standard"><text:span text:style-name="T36"><text:s text:c="9"/>Default settings of the FECHECK4.INI file:</text:span></text:p>
      <text:p text:style-name="P13"/>
      <text:p text:style-name="Standard"><text:span text:style-name="T36"><text:s text:c="9"/>Level_4_Msg_Limit = <text:s text:c="8"/>{no parameter means unlimited}</text:span></text:p>
      <text:p text:style-name="Standard"><text:span text:style-name="T36"><text:s text:c="9"/>Level_8_Msg_Limit = <text:s text:c="8"/>{no parameter means unlimited}</text:span></text:p>
      <text:p text:style-name="Standard"><text:span text:style-name="T36"><text:s text:c="9"/>Level_12_Msg_Limit = <text:s text:c="7"/>{no parameter means unlimited}</text:span></text:p>
      <text:p text:style-name="Standard"><text:span text:style-name="T36"><text:s text:c="9"/>Unformat_MS2 = No</text:span></text:p>
      <text:p text:style-name="Standard"><text:span text:style-name="T36"><text:s text:c="9"/>TID_Errs_MS3 = No</text:span></text:p>
      <text:p text:style-name="P13"/>
      <text:p text:style-name="P13"/>
      <text:p text:style-name="P85"/>
      <text:p text:style-name="P13"/>
      <text:p text:style-name="P13"/>
      <text:p text:style-name="Standard"><text:span text:style-name="T36">The Windows version of FECHECK4.DLL can be called from a Windows</text:span></text:p>
      <text:p text:style-name="Standard"><text:span text:style-name="T36">program. <text:s/>The following sample code is used to call FECHECK4 in </text:span></text:p>
      <text:p text:style-name="Standard"><text:span text:style-name="T36">Visual Basic. <text:s/>Three parameters are passed from the VB program to</text:span></text:p>
      <text:p text:style-name="Standard"><text:span text:style-name="T36">FECHECK4.DLL, which returns 2-byte binary (Integer) "Error Level".</text:span></text:p>
      <text:p text:style-name="Standard"><text:span text:style-name="T36">"Error Count" is "passed by reference" so that it be evaluated after</text:span></text:p>
      <text:p text:style-name="Standard"><text:span text:style-name="T36">the call.</text:span></text:p>
      <text:p text:style-name="P13"/>
      <text:p text:style-name="Standard"><text:span text:style-name="T36"><text:s text:c="2"/>1) string containing "c:\path\filename.FEC" <text:s/>(FEC's CSV file)</text:span></text:p>
      <text:p text:style-name="Standard"><text:span text:style-name="T36"><text:s text:c="2"/>2) string containing "c:\path\filename.MSG" <text:s/>(Message file)</text:span></text:p>
      <text:p text:style-name="Standard"><text:span text:style-name="T36"><text:s text:c="2"/>3) 2-byte binary "Integer" <text:s text:c="18"/>(Error Count)</text:span></text:p>
      <text:p text:style-name="Standard"><text:span text:style-name="T36"><text:s text:c="2"/>4) returning a 2-byte binary "Integer" <text:s text:c="6"/>(Return Code/Err Level)</text:span></text:p>
      <text:p text:style-name="P13"/>
      <text:p text:style-name="P13"/>
      <text:p text:style-name="Standard"><text:span text:style-name="T36">Sample Visual Basic code for calling FECHECK4.DLL:</text:span></text:p>
      <text:p text:style-name="P13"/>
      <text:p text:style-name="Standard"><text:span text:style-name="T36"><text:s text:c="2"/>' Global declarations</text:span></text:p>
      <text:p text:style-name="P13"/>
      <text:p text:style-name="Standard"><text:span text:style-name="T36"><text:s text:c="4"/>Declare Function <text:s text:c="20"/>- (continued on next line)</text:span></text:p>
      <text:p text:style-name="Standard"><text:span text:style-name="T36"><text:s text:c="6"/>FECHECK4 Lib "FECHECK4.DLL" <text:s text:c="7"/>- (continued on next line)</text:span></text:p>
      <text:p text:style-name="Standard"><text:span text:style-name="T36"><text:s text:c="6"/>(ByVal FECfile As String, <text:s text:c="9"/>- (continued on next line)</text:span></text:p>
      <text:p text:style-name="Standard"><text:span text:style-name="T36"><text:s text:c="7"/>ByVal MSGfile As String, <text:s text:c="9"/>- (continued on next line)</text:span></text:p>
      <text:p text:style-name="Standard"><text:span text:style-name="T36"><text:s text:c="7"/>ErrCount As Integer) As Integer</text:span></text:p>
      <text:p text:style-name="P13"/>
      <text:p text:style-name="Standard"><text:span text:style-name="T36"><text:s text:c="2"/>' Code in the VB form ...</text:span></text:p>
      <text:p text:style-name="P13"/>
      <text:p text:style-name="Standard"><text:span text:style-name="T36"><text:s text:c="4"/>Dim InFileFEC As String, OutFileMSG As String</text:span></text:p>
      <text:p text:style-name="Standard"><text:span text:style-name="T36"><text:s text:c="4"/>Dim ErrCount As Integer, ErrLevel As Integer</text:span></text:p>
      <text:p text:style-name="P13"/>
      <text:p text:style-name="Standard"><text:span text:style-name="T36"><text:s text:c="4"/>InFileFEC = "d:\path\filename.FEC" <text:s text:c="4"/>' FEC File</text:span></text:p>
      <text:p text:style-name="Standard"><text:span text:style-name="T36"><text:s text:c="4"/>OutFileMSG = "d:\path\filename.MSG" <text:s text:c="3"/>' Messages File</text:span></text:p>
      <text:p text:style-name="Standard"><text:span text:style-name="T36"><text:s/></text:span></text:p>
      <text:p text:style-name="Standard"><text:span text:style-name="T36"><text:s text:c="4"/>ErrLevel = FECHECK4(InFileFEC, OutFileMSG, ErrCount)</text:span></text:p>
      <text:p text:style-name="P13"/>
      <text:p text:style-name="Standard"><text:span text:style-name="T36"><text:s text:c="2"/>' Note: Possible ErrLevel values are: 0, 4, 8, 12.</text:span></text:p>
      <text:p text:style-name="P13"/>
      <text:p text:style-name="Standard"><text:span text:style-name="T36"><text:s text:c="4"/>If ErrLevel &gt; 0 Then</text:span></text:p>
      <text:p text:style-name="Standard"><text:span text:style-name="T36"><text:s text:c="7"/>If ErrCount = 0 Then</text:span></text:p>
      <text:p text:style-name="Standard"><text:span text:style-name="T36"><text:s text:c="2"/>' <text:s text:c="5"/>(call to FECHECK4 failed: d:\path filename invalid?)</text:span></text:p>
      <text:p text:style-name="Standard"><text:span text:style-name="T36"><text:s text:c="2"/>' <text:s text:c="5"/>(Note: ErrLevel will = 12 in this case.)</text:span></text:p>
      <text:p text:style-name="Standard"><text:span text:style-name="T36"><text:s text:c="7"/>Else</text:span></text:p>
      <text:p text:style-name="Standard"><text:span text:style-name="T36"><text:s text:c="2"/>' <text:s text:c="5"/>(processing when ErrCount validation errors are found)</text:span></text:p>
      <text:p text:style-name="Standard"><text:span text:style-name="T36"><text:s text:c="2"/>' <text:s text:c="5"/>(Note: FEC will conditionally accept when ErrLevel = 4)</text:span></text:p>
      <text:p text:style-name="Standard"><text:span text:style-name="T36"><text:s text:c="7"/>End If</text:span></text:p>
      <text:p text:style-name="Standard"><text:span text:style-name="T36"><text:s text:c="4"/>Else</text:span></text:p>
      <text:p text:style-name="Standard"><text:span text:style-name="T36"><text:s text:c="2"/>' <text:s text:c="2"/>(processing when FEC file passes validation with no errors)</text:span></text:p>
      <text:p text:style-name="Standard"><text:span text:style-name="T36"><text:s text:c="2"/>' <text:s text:c="2"/>(Note: ErrCount will = 0 in this case.)</text:span></text:p>
      <text:p text:style-name="Standard"><text:span text:style-name="T36"><text:s text:c="4"/>End If</text:span></text:p>
      <text:p text:style-name="P13"/>
      <text:p text:style-name="P13"/>
      <text:p text:style-name="P13"/>
      <text:p text:style-name="Standard"><text:span text:style-name="T36">Note: <text:s/>if either a '.MS2' or '.MS3' file is desired, the message file</text:span></text:p>
      <text:p text:style-name="Standard"><text:span text:style-name="T36"><text:s text:c="7"/>name passed in parameter #2 must end with the '.MSG' suffix.</text:span></text:p>
      <text:p text:style-name="P13"/>
      <text:p text:style-name="P13"/>
      <text:p text:style-name="Standard"><text:span text:style-name="T36">Note: <text:s/>The FECHECK4.INI file (described above in Running FECheck4.exe in DOS)</text:span></text:p>
      <text:p text:style-name="P38"><text:span text:style-name="T36">should reside in the same directory as the FECHECK4.DLL (or the \Windows</text:span></text:p>
      <text:p text:style-name="P72"><text:span text:style-name="T36">directory) if any non-defalut settngs are desired in your application.</text:span></text:p>
      <text:p text:style-name="P86"/>
      <text:p text:style-name="P13"/>
      <text:p text:style-name="P13"/>
      <text:p text:style-name="Standard"><text:span text:style-name="T37">Calling FECHECK4.DLL from Windows C/C++ applications:</text:span></text:p>
      <text:p text:style-name="P13"/>
      <text:p text:style-name="Standard"><text:span text:style-name="T36">FECHECK4 exports a single function:</text:span></text:p>
      <text:p text:style-name="P13"/>
      <text:p text:style-name="Standard"><text:span text:style-name="T36"><text:s text:c="2"/>short FECHECK4(const char* FECfile, const char* MSGfile, short* p_ErrCount);</text:span></text:p>
      <text:p text:style-name="P13"/>
      <text:p text:style-name="Standard"><text:span text:style-name="T36">There is no import library provided with FECHECK4.DLL, and FECHECK4() </text:span></text:p>
      <text:p text:style-name="Standard"><text:span text:style-name="T36">is typically called as shown below: </text:span></text:p>
      <text:p text:style-name="P13"/>
      <text:p text:style-name="Standard"><text:span text:style-name="T36"><text:s text:c="2"/>typedef short (WINAPI * FECHKPROC)(const char*, const char*, short*);</text:span></text:p>
      <text:p text:style-name="P13"/>
      <text:p text:style-name="Standard"><text:span text:style-name="T36"><text:s text:c="2"/>HINSTANCE hLibFECHK = LoadLibrary("FECHECK4.DLL");</text:span></text:p>
      <text:p text:style-name="Standard"><text:span text:style-name="T36"><text:s text:c="2"/>FECHKPROC validate = (FECHKPROC)GetProcAddress(hLibFECHK, "FECHECK4");</text:span></text:p>
      <text:p text:style-name="P13"/>
      <text:p text:style-name="Standard"><text:span text:style-name="T36"><text:s text:c="2"/>...</text:span></text:p>
      <text:p text:style-name="P13"/>
      <text:p text:style-name="Standard"><text:span text:style-name="T36"><text:s text:c="2"/>short ErrCount;</text:span></text:p>
      <text:p text:style-name="Standard"><text:span text:style-name="T36"><text:s text:c="2"/>short errorLevel = validate("data.FEC", "msg.txt", &amp;ErrCount);</text:span></text:p>
      <text:p text:style-name="P13"/>
      <text:p text:style-name="Standard"><text:span text:style-name="T36"><text:s text:c="2"/>/*</text:span></text:p>
      <text:p text:style-name="Standard"><text:span text:style-name="T36"><text:s text:c="5"/>At this point :</text:span></text:p>
      <text:p text:style-name="Standard"><text:span text:style-name="T36"><text:s text:c="5"/>- 'ErrCount' holds the number of errors in "data.FEC"</text:span></text:p>
      <text:p text:style-name="Standard"><text:span text:style-name="T36"><text:s text:c="5"/>- 'errorLevel' holds the level of the most severe error</text:span></text:p>
      <text:p text:style-name="Standard"><text:span text:style-name="T36"><text:s text:c="5"/>- the disk file "msg.txt" contains a complete error listing</text:span></text:p>
      <text:p text:style-name="Standard"><text:span text:style-name="T36"><text:s text:c="2"/>*/</text:span></text:p>
      <text:p text:style-name="P13"/>
      <text:p text:style-name="Standard"><text:span text:style-name="T36"><text:s text:c="2"/>...</text:span></text:p>
      <text:p text:style-name="P13"/>
      <text:p text:style-name="Standard"><text:span text:style-name="T36"><text:s text:c="2"/>FreeLibrary(hLibFECHK);</text:span></text:p>
      <text:p text:style-name="P13"/>
      <text:p text:style-name="P13"/>
      <text:p text:style-name="P13"/>
      <text:p text:style-name="Standard"><text:span text:style-name="T36"><text:s text:c="2"/>Note: In 16-bit applications it may be necessary to explicitly </text:span></text:p>
      <text:p text:style-name="Standard"><text:span text:style-name="T36"><text:s text:c="8"/>load the run-time support library CBLSSEG.DLL, before </text:span></text:p>
      <text:p text:style-name="Standard"><text:span text:style-name="T36"><text:s text:c="8"/>calling FECHECK4. <text:s/>Obviously CBLSSEG.DLL should be </text:span></text:p>
      <text:p text:style-name="Standard"><text:span text:style-name="T36"><text:s text:c="8"/>freed once FECHECK4 processing is complete. <text:s/></text:span></text:p>
      <text:p text:style-name="P87"/>
      <text:p text:style-name="P13"/>
      <text:p text:style-name="P13"/>
      <text:p text:style-name="Standard"><text:span text:style-name="T36">The DOS version of MD5 is run from the DOS command line.</text:span></text:p>
      <text:p text:style-name="P13"/>
      <text:p text:style-name="Standard"><text:span text:style-name="T36">Syntax: <text:s/>MD5 &lt; [c:\path\filename.FEC]</text:span></text:p>
      <text:p text:style-name="P13"/>
      <text:p text:style-name="Standard"><text:span text:style-name="T36">Notes: <text:s text:c="2"/>The "&lt;" MUST be included on the command line so that</text:span></text:p>
      <text:p text:style-name="Standard"><text:span text:style-name="T36"><text:s text:c="9"/>MD5 uses "translate" mode while reading the file.</text:span></text:p>
      <text:p text:style-name="Standard"><text:span text:style-name="T36"><text:s text:c="9"/>Translate mode changes all CR-LF pairs into single LF</text:span></text:p>
      <text:p text:style-name="Standard"><text:span text:style-name="T36"><text:s text:c="9"/>characters, matching the way text files are handled</text:span></text:p>
      <text:p text:style-name="Standard"><text:span text:style-name="T36"><text:s text:c="9"/>on Unix based systems. <text:s/>MD5 does not assume that the</text:span></text:p>
      <text:p text:style-name="Standard"><text:span text:style-name="T36"><text:s text:c="9"/>suffix is .FEC when it is not explicitly entered.</text:span></text:p>
      <text:p text:style-name="P13"/>
      <text:p text:style-name="P13"/>
      <text:p text:style-name="Standard"><text:span text:style-name="T36">The Windows version of MD5_32.DLL can be called from a Windows</text:span></text:p>
      <text:p text:style-name="Standard"><text:span text:style-name="T36">program. <text:s/>The following sample code is used to call MD5_32 in </text:span></text:p>
      <text:p text:style-name="Standard"><text:span text:style-name="T36">Visual Basic. <text:s/>Two parameters are passed from the VB program to</text:span></text:p>
      <text:p text:style-name="Standard"><text:span text:style-name="T36">MD5_32.DLL.</text:span></text:p>
      <text:p text:style-name="P13"/>
      <text:p text:style-name="Standard"><text:span text:style-name="T36"><text:s text:c="2"/>1) string containing "c:\path\filename.FEC" <text:s/>(FEC's CSV file)</text:span></text:p>
      <text:p text:style-name="Standard"><text:span text:style-name="T36"><text:s text:c="2"/>2) string in which a 32-character "Check Sum" is returned.</text:span></text:p>
      <text:p text:style-name="P13"/>
      <text:p text:style-name="Standard"><text:span text:style-name="T36">Sample Visual Basic code for calling MD5_32.DLL:</text:span></text:p>
      <text:p text:style-name="P13"/>
      <text:p text:style-name="Standard"><text:span text:style-name="T36"><text:s text:c="2"/>' Global declarations</text:span></text:p>
      <text:p text:style-name="P13"/>
      <text:p text:style-name="Standard"><text:span text:style-name="T36"><text:s text:c="4"/>Declare Sub <text:s text:c="22"/>- (continued on next line)</text:span></text:p>
      <text:p text:style-name="Standard"><text:span text:style-name="T36"><text:s text:c="7"/>MD5 Lib "MD5_32.DLL" <text:s text:c="10"/>- (continued on next line)</text:span></text:p>
      <text:p text:style-name="Standard"><text:span text:style-name="T36"><text:s text:c="6"/>(ByVal FECfile As String, ByVal CheckSum As String)</text:span></text:p>
      <text:p text:style-name="P13"/>
      <text:p text:style-name="Standard"><text:span text:style-name="T36"><text:s text:c="2"/>' Code in the VB form ...</text:span></text:p>
      <text:p text:style-name="P13"/>
      <text:p text:style-name="Standard"><text:span text:style-name="T36"><text:s text:c="4"/>Dim FECfile As String,</text:span></text:p>
      <text:p text:style-name="Standard"><text:span text:style-name="T36"><text:s text:c="4"/>Dim CheckSum As String * 33 <text:s text:c="3"/>' CheckSum string MUST be 33 characters)</text:span></text:p>
      <text:p text:style-name="P13"/>
      <text:p text:style-name="Standard"><text:span text:style-name="T36"><text:s text:c="4"/>FECfile = "d:\path\filename.FEC" &amp; Chr$(0) <text:s/>' File with null terminator</text:span></text:p>
      <text:p text:style-name="Standard"><text:span text:style-name="T36"><text:s text:c="4"/>CheckSum = Chr$(0)</text:span></text:p>
      <text:p text:style-name="P13"/>
      <text:p text:style-name="Standard"><text:span text:style-name="T36"><text:s text:c="4"/>Call MD5(FECfile, CheckSum) <text:s text:c="3"/>' Call MD5_32.DLL to generate a CheckSum</text:span></text:p>
      <text:p text:style-name="P13"/>
      <text:p text:style-name="Standard"><text:span text:style-name="T36"><text:s text:c="2"/>' Note: CheckSum will be 32-characters with a null terminator in Pos 33.</text:span></text:p>
      <text:p text:style-name="Standard"><text:span text:style-name="T36"><text:s text:c="2"/>' <text:s text:c="4"/>[ Reference CheckSum in VB by specifying Left$(CheckSum, 32) ]</text:span></text:p>
      <text:p text:style-name="P13"/>
      <text:p text:style-name="P88"/>
      <text:p text:style-name="P13"/>
      <text:p text:style-name="P13"/>
      <text:p text:style-name="Standard"><text:span text:style-name="T36">Notes for C++ programmers about including RSA's MD5 checksum program within applications:</text:span></text:p>
      <text:p text:style-name="P13"/>
      <text:p text:style-name="Standard"><text:span text:style-name="T36"><text:s text:c="2"/>MD5_32.DLL is a '32-bit' DLL, suitable for Windows 95 / NT </text:span></text:p>
      <text:p text:style-name="Standard"><text:span text:style-name="T36"><text:s text:c="2"/>developers. </text:span></text:p>
      <text:p text:style-name="P13"/>
      <text:p text:style-name="Standard"><text:span text:style-name="T36"><text:s text:c="2"/>The MD5_... DLLs each export a single function, MD5(), that </text:span></text:p>
      <text:p text:style-name="Standard"><text:span text:style-name="T36"><text:s text:c="2"/>computes a 256-bit 'MD5 checksum' for a specified (ASCII) data </text:span></text:p>
      <text:p text:style-name="Standard"><text:span text:style-name="T36"><text:s text:c="2"/>file. <text:s/></text:span></text:p>
      <text:p text:style-name="P13"/>
      <text:p text:style-name="Standard"><text:span text:style-name="T36"><text:s text:c="2"/>The prototype for MD5() is in MDUTIL.H, which should be #include'd </text:span></text:p>
      <text:p text:style-name="Standard"><text:span text:style-name="T36"><text:s text:c="2"/>in code that calls MD5(). The preprocessor variable WIN32 should </text:span></text:p>
      <text:p text:style-name="Standard"><text:span text:style-name="T36"><text:s text:c="2"/>be defined before including MDUTIL.H in 32-bit code. The </text:span></text:p>
      <text:p text:style-name="Standard"><text:span text:style-name="T36"><text:s text:c="2"/>preprocessor variable BUILD_MD5_DLL should *always* be undefined. <text:s/></text:span></text:p>
      <text:p text:style-name="P13"/>
      <text:p text:style-name="Standard"><text:span text:style-name="T36"><text:s text:c="2"/>Upon entry to MD5(), 'data_file' should point to a zero-terminated </text:span></text:p>
      <text:p text:style-name="Standard"><text:span text:style-name="T36"><text:s text:c="2"/>string that is the name of the file for which the MD5 checksum is </text:span></text:p>
      <text:p text:style-name="Standard"><text:span text:style-name="T36"><text:s text:c="2"/>to be computed. 'ascii_digest' should point to a valid memory </text:span></text:p>
      <text:p text:style-name="Standard"><text:span text:style-name="T36"><text:s text:c="2"/>block that is at least 33 bytes long. <text:s/></text:span></text:p>
      <text:p text:style-name="P13"/>
      <text:p text:style-name="Standard"><text:span text:style-name="T36"><text:s text:c="2"/>MD5() returns the 256-bit MD5 checksum for 'data_file' in </text:span></text:p>
      <text:p text:style-name="Standard"><text:span text:style-name="T36"><text:s text:c="2"/>'ascii_digest', as a zero-terminated string. Each byte of the</text:span></text:p>
      <text:p text:style-name="Standard"><text:span text:style-name="T36"><text:s text:c="2"/>'ascii_digest' is the ASCII representation of a single hexadecimal </text:span></text:p>
      <text:p text:style-name="Standard"><text:span text:style-name="T36"><text:s text:c="2"/>digit in the checksum. <text:s/></text:span></text:p>
      <text:p text:style-name="P13"/>
      <text:p text:style-name="Standard"><text:span text:style-name="T36"><text:s text:c="2"/>MDUTIL.H is a header file for inclusion in C++ source code that </text:span></text:p>
      <text:p text:style-name="Standard"><text:span text:style-name="T36"><text:s text:c="2"/>calls MD5_32.DLL. The preprocessor variable WIN32 should be defined</text:span></text:p>
      <text:p text:style-name="Standard"><text:span text:style-name="T36"><text:s text:c="2"/>before including MDUTIL.H in 32-bit code. <text:s/>The preprocessor variable</text:span></text:p>
      <text:p text:style-name="Standard"><text:span text:style-name="T36"><text:s text:c="2"/>DLL_MD5_BUILD should *always* be undefined. <text:s/></text:span></text:p>
      <text:p text:style-name="P13"/>
      <text:p text:style-name="P13"/>
      <text:p text:style-name="Standard"><text:span text:style-name="T36"><text:s text:c="2"/>Example :</text:span></text:p>
      <text:p text:style-name="Standard"><text:span text:style-name="T36"><text:s text:c="2"/>-------</text:span></text:p>
      <text:p text:style-name="P13"/>
      <text:p text:style-name="Standard"><text:span text:style-name="T36"><text:s text:c="4"/>char ascii_digest[33];</text:span></text:p>
      <text:p text:style-name="P13"/>
      <text:p text:style-name="Standard"><text:span text:style-name="T36"><text:s text:c="4"/>if (::MD5("filename.ext", ascii_digest))</text:span></text:p>
      <text:p text:style-name="Standard"><text:span text:style-name="T36"><text:s text:c="4"/>{</text:span></text:p>
      <text:p text:style-name="Standard"><text:span text:style-name="T36"><text:s text:c="6"/>// 'ascii_digest' contains the checksum for "filename.ext"</text:span></text:p>
      <text:p text:style-name="Standard"><text:span text:style-name="T36"><text:s text:c="4"/>}</text:span></text:p>
      <text:p text:style-name="Standard"><text:span text:style-name="T36"><text:s text:c="4"/>else</text:span></text:p>
      <text:p text:style-name="Standard"><text:span text:style-name="T36"><text:s text:c="4"/>{</text:span></text:p>
      <text:p text:style-name="Standard"><text:span text:style-name="T36"><text:s text:c="6"/>// unable to open "filename.ext"</text:span></text:p>
      <text:p text:style-name="Standard"><text:span text:style-name="T36"><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1" svg:font-family="Courier" style:font-family-generic="roman"/>
    <style:font-face style:name="Courier New" svg:font-family="'Courier New'" style:font-family-generic="roman"/>
    <style:font-face style:name="Liberation Serif1" svg:font-family="'Liberation Serif'" style:font-family-generic="roman"/>
    <style:font-face style:name="Times New Roman1" svg:font-family="'Times New Roman'" style:font-family-generic="roman"/>
    <style:font-face style:name="Arial" svg:font-family="Arial" style:font-family-generic="swiss"/>
    <style:font-face style:name="FreeSans1" svg:font-family="FreeSans" style:font-family-generic="swiss"/>
    <style:font-face style:name="Courier" svg:font-family="Courie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fo:orphans="0" fo:widows="0"/>
      <style:text-properties fo:font-size="10pt" style:font-size-asian="10pt"/>
    </style:style>
    <style:style style:name="List" style:family="paragraph" style:parent-style-name="Text_20_body" style:default-outline-level="" style:class="list">
      <style:paragraph-properties fo:margin-left="0.25in" fo:margin-right="0in" fo:orphans="0" fo:widows="0" fo:text-indent="-0.25in" style:auto-text-indent="false"/>
      <style:text-properties fo:font-size="10pt" style:font-size-asian="10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1665in" fo:margin-bottom="0.0417in" style:contextual-spacing="false" fo:orphans="0" fo:widows="0" fo:keep-with-next="always"/>
      <style:text-properties style:font-name="Arial"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1665in" fo:margin-bottom="0.0417in" style:contextual-spacing="false" fo:orphans="0" fo:widows="0" fo:keep-with-next="always"/>
      <style:text-properties style:font-name="Arial" fo:font-style="italic" fo:font-weight="bold" style:font-style-asian="italic" style:font-weight-asian="bold"/>
    </style:style>
    <style:style style:name="Heading_20_3" style:display-name="Heading 3" style:family="paragraph" style:parent-style-name="Heading" style:next-style-name="Text_20_body" style:default-outline-level="3" style:class="text">
      <style:paragraph-properties fo:margin-top="0.1665in" fo:margin-bottom="0.0417in" style:contextual-spacing="false" fo:orphans="0" fo:widows="0" fo:keep-with-next="always"/>
      <style:text-properties fo:font-weight="bold" style:font-weight-asian="bold"/>
    </style:style>
    <style:style style:name="Heading_20_4" style:display-name="Heading 4" style:family="paragraph" style:parent-style-name="Heading" style:next-style-name="Text_20_body" style:default-outline-level="4" style:class="text">
      <style:paragraph-properties fo:margin-top="0.1665in" fo:margin-bottom="0.0417in" style:contextual-spacing="false" fo:orphans="0" fo:widows="0" fo:keep-with-next="always"/>
      <style:text-properties fo:font-style="italic" fo:font-weight="bold" style:font-style-asian="italic" style:font-weight-asian="bold"/>
    </style:style>
    <style:style style:name="Heading_20_5" style:display-name="Heading 5" style:family="paragraph" style:parent-style-name="Heading" style:next-style-name="Text_20_body" style:default-outline-level="5" style:class="text">
      <style:paragraph-properties fo:margin-top="0.1665in" fo:margin-bottom="0.0417in" style:contextual-spacing="false" fo:orphans="0" fo:widows="0"/>
      <style:text-properties style:font-name="Arial" fo:font-size="11pt" style:font-size-asian="11pt"/>
    </style:style>
    <style:style style:name="Heading_20_6" style:display-name="Heading 6" style:family="paragraph" style:parent-style-name="Heading" style:next-style-name="Text_20_body" style:default-outline-level="6" style:class="text">
      <style:paragraph-properties fo:margin-top="0.1665in" fo:margin-bottom="0.0417in" style:contextual-spacing="false" fo:orphans="0" fo:widows="0"/>
      <style:text-properties style:font-name="Arial" fo:font-size="11pt" fo:font-style="italic" style:font-size-asian="11pt" style:font-style-asian="italic"/>
    </style:style>
    <style:style style:name="Heading_20_7" style:display-name="Heading 7" style:family="paragraph" style:parent-style-name="Heading" style:next-style-name="Text_20_body" style:default-outline-level="7" style:class="text">
      <style:paragraph-properties fo:margin-top="0.1665in" fo:margin-bottom="0.0417in" style:contextual-spacing="false" fo:orphans="0" fo:widows="0"/>
      <style:text-properties style:font-name="Arial" fo:font-size="10pt" style:font-size-asian="10pt"/>
    </style:style>
    <style:style style:name="Heading_20_8" style:display-name="Heading 8" style:family="paragraph" style:parent-style-name="Heading" style:next-style-name="Text_20_body" style:default-outline-level="8" style:class="text">
      <style:paragraph-properties fo:margin-top="0.1665in" fo:margin-bottom="0.0417in" style:contextual-spacing="false" fo:orphans="0" fo:widows="0"/>
      <style:text-properties style:font-name="Arial" fo:font-size="10pt" fo:font-style="italic" style:font-size-asian="10pt" style:font-style-asian="italic"/>
    </style:style>
    <style:style style:name="Heading_20_9" style:display-name="Heading 9" style:family="paragraph" style:parent-style-name="Heading" style:next-style-name="Text_20_body" style:default-outline-level="9" style:class="text">
      <style:paragraph-properties fo:margin-top="0.1665in" fo:margin-bottom="0.0417in" style:contextual-spacing="false" fo:orphans="0" fo:widows="0"/>
      <style:text-properties style:font-name="Arial" fo:font-size="9pt" fo:font-style="italic" style:font-size-asian="9pt" style:font-style-asian="italic"/>
    </style:style>
    <style:style style:name="Header" style:family="paragraph" style:parent-style-name="Standard" style:default-outline-level="" style:class="extra">
      <style:paragraph-properties fo:orphans="0" fo:widows="0" text:number-lines="false" text:line-number="0">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default-outline-level="" style:class="extra">
      <style:paragraph-properties fo:orphans="0" fo:widows="0" text:number-lines="false" text:line-number="0">
        <style:tab-stops>
          <style:tab-stop style:position="3in" style:type="center"/>
          <style:tab-stop style:position="6in" style:type="right"/>
        </style:tab-stops>
      </style:paragraph-properties>
      <style:text-properties fo:font-size="10pt" style:font-size-asian="10pt"/>
    </style:style>
    <style:style style:name="List_20_2" style:display-name="List 2" style:family="paragraph" style:parent-style-name="List" style:default-outline-level="" style:class="list">
      <style:paragraph-properties fo:margin-left="0.5in" fo:margin-right="0in" fo:margin-top="0in" fo:margin-bottom="0.0835in" style:contextual-spacing="false" fo:orphans="0" fo:widows="0" fo:text-indent="-0.25in" style:auto-text-indent="false"/>
      <style:text-properties fo:font-size="10pt" style:font-size-asian="10pt"/>
    </style:style>
    <style:style style:name="List_20_3" style:display-name="List 3" style:family="paragraph" style:parent-style-name="List" style:default-outline-level="" style:class="list">
      <style:paragraph-properties fo:margin-left="0.75in" fo:margin-right="0in" fo:margin-top="0in" fo:margin-bottom="0.0835in" style:contextual-spacing="false" fo:orphans="0" fo:widows="0" fo:text-indent="-0.25in" style:auto-text-indent="false"/>
      <style:text-properties fo:font-size="10pt" style:font-size-asian="10pt"/>
    </style:style>
    <style:style style:name="List_20_Bullet" style:display-name="List Bullet" style:family="paragraph" style:default-outline-level="">
      <style:paragraph-properties fo:margin-left="0.25in" fo:margin-right="0in" fo:orphans="0" fo:widows="0" fo:text-indent="-0.25in" style:auto-text-indent="false">
        <style:tab-stops/>
      </style:paragraph-properties>
      <style:text-properties fo:font-size="10pt" style:font-size-asian="10pt"/>
    </style:style>
    <style:style style:name="List_20_Continue" style:display-name="List Continue" style:family="paragraph" style:default-outline-level="">
      <style:paragraph-properties fo:margin-left="0.25in" fo:margin-right="0in" fo:margin-top="0in" fo:margin-bottom="0.0835in" style:contextual-spacing="false" fo:orphans="0" fo:widows="0" fo:text-indent="0in" style:auto-text-indent="false"/>
      <style:text-properties fo:font-size="10pt" style:font-size-asian="10pt"/>
    </style:style>
    <style:style style:name="List_20_Continue_20_2" style:display-name="List Continue 2" style:family="paragraph" style:default-outline-level="">
      <style:paragraph-properties fo:margin-left="0.5in" fo:margin-right="0in" fo:margin-top="0in" fo:margin-bottom="0.0835in" style:contextual-spacing="false" fo:orphans="0" fo:widows="0" fo:text-indent="0in" style:auto-text-indent="false"/>
      <style:text-properties fo:font-size="10pt" style:font-size-asian="10pt"/>
    </style:style>
    <style:style style:name="Body_20_Text_20_2" style:display-name="Body Text 2" style:family="paragraph" style:default-outline-level="">
      <style:paragraph-properties fo:orphans="0" fo:widows="0"/>
      <style:text-properties fo:font-size="10pt" fo:font-weight="bold" style:font-size-asian="10pt" style:font-weight-asian="bold"/>
    </style:style>
    <style:style style:name="Body_20_Text_20_3" style:display-name="Body Text 3" style:family="paragraph" style:parent-style-name="Body_20_Text_20_2" style:default-outline-level="">
      <style:paragraph-properties fo:margin-left="0.25in" fo:margin-right="0in" fo:margin-top="0in" fo:margin-bottom="0.0835in" style:contextual-spacing="false" fo:orphans="0" fo:widows="0" fo:text-indent="0in" style:auto-text-indent="false"/>
      <style:text-properties fo:font-size="10pt" style:font-size-asian="10pt"/>
    </style:style>
    <style:style style:name="Body_20_Text_20_4" style:display-name="Body Text 4" style:family="paragraph" style:parent-style-name="Body_20_Text_20_2" style:default-outline-level="">
      <style:paragraph-properties fo:margin-left="0.25in" fo:margin-right="0in" fo:margin-top="0in" fo:margin-bottom="0.0835in" style:contextual-spacing="false" fo:orphans="0" fo:widows="0" fo:text-indent="0in" style:auto-text-indent="false"/>
      <style:text-properties fo:font-size="10pt" style:font-size-asian="10pt"/>
    </style:style>
    <style:style style:name="Body_20_Text_20_Indent_20_2" style:display-name="Body Text Indent 2" style:family="paragraph" style:default-outline-level="">
      <style:paragraph-properties fo:margin-left="0.3752in" fo:margin-right="0in" fo:orphans="0" fo:widows="0" fo:text-indent="-0.3752in" style:auto-text-indent="false"/>
      <style:text-properties style:font-name="Courier New" fo:font-size="10pt" style:font-size-asian="10pt"/>
    </style:style>
    <style:style style:name="Body_20_Text_20_Indent_20_3" style:display-name="Body Text Indent 3" style:family="paragraph" style:default-outline-level="">
      <style:paragraph-properties fo:margin-left="0.3752in" fo:margin-right="0in" fo:orphans="0" fo:widows="0" fo:text-indent="-0.3752in" style:auto-text-indent="false"/>
      <style:text-properties style:font-name="Courier New" fo:font-size="10pt" style:font-size-asian="10pt"/>
    </style:style>
    <style:style style:name="Plain_20_Text" style:display-name="Plain Text" style:family="paragraph" style:default-outline-level="">
      <style:paragraph-properties fo:orphans="2" fo:widows="2"/>
      <style:text-properties style:font-name="Courier New" fo:font-size="10pt" style:font-size-asian="10pt"/>
    </style:style>
    <style:style style:name="ListLabel_20_1" style:display-name="ListLabel 1" style:family="text">
      <style:text-properties style:font-name="Liberation Serif1"/>
    </style:style>
    <style:style style:name="Default_20_Paragraph_20_Font" style:display-name="Default Paragraph Font" style:family="text"/>
    <style:style style:name="page_20_number" style:display-name="page number" style:family="text" style:parent-style-name="Default_20_Paragraph_20_Font">
      <style:text-properties fo:font-size="10pt" style:font-size-asian="10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fo:font-family="HELVETICA" style:font-family-generic="swis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orphans="2" fo:widows="2">
        <style:tab-stops>
          <style:tab-stop style:position="3in" style:type="center"/>
          <style:tab-stop style:position="6in" style:type="right"/>
        </style:tab-stops>
      </style:paragraph-properties>
    </style:style>
    <style:style style:name="MP2" style:family="paragraph" style:parent-style-name="Footer">
      <style:paragraph-properties fo:text-align="center" style:justify-single-word="false" fo:orphans="2" fo:widows="2">
        <style:tab-stops>
          <style:tab-stop style:position="3in" style:type="center"/>
          <style:tab-stop style:position="6in" style:type="right"/>
        </style:tab-stops>
      </style:paragraph-properties>
    </style:style>
    <style:style style:name="MT1" style:family="text">
      <style:text-properties style:font-name="Times New Roman1" fo:font-size="12pt" fo:language="en" fo:country="US" fo:font-weight="bold" style:font-size-asian="12pt" style:font-weight-asian="bold"/>
    </style:style>
    <style:style style:name="MT2" style:family="text">
      <style:text-properties style:font-name="Times New Roman1" fo:font-size="10pt" fo:language="en" fo:country="US" style:font-size-asian="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76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Endnote" style:page-layout-name="Mpm2"/>
    <style:master-page style:name="Converted1"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4"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5"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6"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7"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8"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9"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0"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1"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2"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3"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4"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5"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6"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7"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8"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19"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0"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1"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2"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3"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4"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5"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6"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7"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8"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29"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0"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1"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2"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3"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4"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5"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6"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7"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8"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39"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40"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41"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style:master-page style:name="Converted42" style:page-layout-name="Mpm1">
      <style:header>
        <text:p text:style-name="MP1"><text:span text:style-name="MT1">FEC ELECTRONIC FILE FORMAT</text:span><text:span text:style-name="MT2"> </text:span></text:p>
        <text:p text:style-name="MP1"><text:span text:style-name="MT2">VERSION 3.00 <text:s text:c="4"/></text:span><text:span text:style-name="MT2"><text:date style:data-style-name="N30" text:date-value="2013-07-28T14:56:12.99">7/28/13</text:date></text:span><text:span text:style-name="MT2"> <text:s text:c="4"/>DocID: <text:s/>FEC_v300.rtf</text:span></text:p>
      </style:header>
      <style:footer>
        <text:p text:style-name="MP2"><text:span text:style-name="page_20_number"><text:span text:style-name="MT2">Page 2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C Electronic Format Version 3.01 </dc:title>
    <dc:subject>Rules &amp; Requirements</dc:subject>
    <meta:initial-creator>Malcolm Cumming</meta:initial-creator>
    <meta:creation-date>2002-12-20T11:23:00</meta:creation-date>
    <dc:date>2002-12-20T11:55:00</dc:date>
    <meta:print-date>2001-02-08T15:23:00</meta:print-date>
    <meta:editing-cycles>5</meta:editing-cycles>
    <meta:editing-duration>PT32S</meta:editing-duration>
    <meta:document-statistic meta:table-count="5" meta:image-count="0" meta:object-count="0" meta:page-count="57" meta:paragraph-count="1221" meta:word-count="11021" meta:character-count="70345" meta:non-whitespace-character-count="57343"/>
    <meta:generator>LibreOffice/4.0.4.2$Linux_X86_64 LibreOffice_project/400m0$Build-2</meta:generator>
    <meta:user-defined meta:name="Company">NIC Technologies  (formerly SDR Technologies)</meta:user-defined>
    <meta:user-defined meta:name="Operator">Malcolm Cumming</meta:user-defined>
  </office:meta>
</office:document-meta>
</file>